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2.76pt"/>
    </style:style>
    <style:style style:name="co2" style:family="table-column">
      <style:table-column-properties fo:break-before="auto" style:column-width="58.11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41.16pt"/>
    </style:style>
    <style:style style:name="co5" style:family="table-column">
      <style:table-column-properties fo:break-before="auto" style:column-width="51.96pt"/>
    </style:style>
    <style:style style:name="co6" style:family="table-column">
      <style:table-column-properties fo:break-before="auto" style:column-width="342.99pt"/>
    </style:style>
    <style:style style:name="co7" style:family="table-column">
      <style:table-column-properties fo:break-before="auto" style:column-width="30.36pt"/>
    </style:style>
    <style:style style:name="co8" style:family="table-column">
      <style:table-column-properties fo:break-before="auto" style:column-width="35.7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medy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row table:style-name="ro1">
          <table:table-cell office:value-type="float" office:value="1516470452" calcext:value-type="float">
            <text:p>1516470452</text:p>
          </table:table-cell>
          <table:table-cell office:value-type="string" calcext:value-type="string">
            <text:p>2018-01-20</text:p>
          </table:table-cell>
          <table:table-cell office:value-type="string" calcext:value-type="string">
            <text:p>17:47:32</text:p>
          </table:table-cell>
          <table:table-cell office:value-type="float" office:value="505209" calcext:value-type="float">
            <text:p>505209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59d7f39c5ae033d26a976b0dba981f0f7c60bcf5e96df267ee78754c0d31d332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table:formula="of:=FLOOR([.A1];7*24*60*60)" office:value-type="float" office:value="1516233600" calcext:value-type="float">
            <text:p>1516233600</text:p>
          </table:table-cell>
          <table:table-cell office:value-type="float" office:value="1516233600" calcext:value-type="float">
            <text:p>1516233600</text:p>
          </table:table-cell>
          <table:table-cell table:style-name="ce2" table:formula="of:=((([.J1]/60)/60)/24)+DATE(1970;1;1)" office:value-type="date" office:date-value="2018-01-18" calcext:value-type="date">
            <text:p>01/18/18</text:p>
          </table:table-cell>
          <table:table-cell table:number-matrix-columns-spanned="1" table:number-matrix-rows-spanned="71" table:formula="of:=FREQUENCY([.I1:.I234];[.J1:.J7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7263239" calcext:value-type="float">
            <text:p>1517263239</text:p>
          </table:table-cell>
          <table:table-cell office:value-type="string" calcext:value-type="string">
            <text:p>2018-01-29</text:p>
          </table:table-cell>
          <table:table-cell office:value-type="string" calcext:value-type="string">
            <text:p>22:00:39</text:p>
          </table:table-cell>
          <table:table-cell office:value-type="float" office:value="506717" calcext:value-type="float">
            <text:p>506717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37af5417e18b4f5b1b329e2097a7a07a0ee4243bd651bb6015c18879c8dc6380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];7*24*60*60)" office:value-type="float" office:value="1516838400" calcext:value-type="float">
            <text:p>1516838400</text:p>
          </table:table-cell>
          <table:table-cell table:formula="of:=[.J1]+7*24*60*60" office:value-type="float" office:value="1516838400" calcext:value-type="float">
            <text:p>1516838400</text:p>
          </table:table-cell>
          <table:table-cell table:style-name="ce2" table:formula="of:=((([.J2]/60)/60)/24)+DATE(1970;1;1)" office:value-type="date" office:date-value="2018-01-25" calcext:value-type="date">
            <text:p>01/25/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8028001" calcext:value-type="float">
            <text:p>1518028001</text:p>
          </table:table-cell>
          <table:table-cell office:value-type="string" calcext:value-type="string">
            <text:p>2018-02-07</text:p>
          </table:table-cell>
          <table:table-cell office:value-type="string" calcext:value-type="string">
            <text:p>18:26:41</text:p>
          </table:table-cell>
          <table:table-cell office:value-type="float" office:value="508132" calcext:value-type="float">
            <text:p>50813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49449af5962d02626bf8ef6129bdcb24d5a45d42bafb8825994959431bd508d7</text:p>
          </table:table-cell>
          <table:table-cell office:value-type="float" office:value="144" calcext:value-type="float">
            <text:p>144</text:p>
          </table:table-cell>
          <table:table-cell office:value-type="float" office:value="1255" calcext:value-type="float">
            <text:p>1255</text:p>
          </table:table-cell>
          <table:table-cell table:formula="of:=FLOOR([.A3];7*24*60*60)" office:value-type="float" office:value="1517443200" calcext:value-type="float">
            <text:p>1517443200</text:p>
          </table:table-cell>
          <table:table-cell table:formula="of:=[.J2]+7*24*60*60" office:value-type="float" office:value="1517443200" calcext:value-type="float">
            <text:p>1517443200</text:p>
          </table:table-cell>
          <table:table-cell table:style-name="ce2" table:formula="of:=((([.J3]/60)/60)/24)+DATE(1970;1;1)" office:value-type="date" office:date-value="2018-02-01" calcext:value-type="date">
            <text:p>02/01/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9238572" calcext:value-type="float">
            <text:p>1519238572</text:p>
          </table:table-cell>
          <table:table-cell office:value-type="string" calcext:value-type="string">
            <text:p>2018-02-21</text:p>
          </table:table-cell>
          <table:table-cell office:value-type="string" calcext:value-type="string">
            <text:p>18:42:52</text:p>
          </table:table-cell>
          <table:table-cell office:value-type="float" office:value="510278" calcext:value-type="float">
            <text:p>510278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c49e320bbce5e89e3f4ab4b9b50e775dfdfc16bb7da3aa4747d5da53bf289f53</text:p>
          </table:table-cell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table:formula="of:=FLOOR([.A4];7*24*60*60)" office:value-type="float" office:value="1518652800" calcext:value-type="float">
            <text:p>1518652800</text:p>
          </table:table-cell>
          <table:table-cell table:formula="of:=[.J3]+7*24*60*60" office:value-type="float" office:value="1518048000" calcext:value-type="float">
            <text:p>1518048000</text:p>
          </table:table-cell>
          <table:table-cell table:style-name="ce2" table:formula="of:=((([.J4]/60)/60)/24)+DATE(1970;1;1)" office:value-type="date" office:date-value="2018-02-08" calcext:value-type="date">
            <text:p>02/08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9320578" calcext:value-type="float">
            <text:p>1519320578</text:p>
          </table:table-cell>
          <table:table-cell office:value-type="string" calcext:value-type="string">
            <text:p>2018-02-22</text:p>
          </table:table-cell>
          <table:table-cell office:value-type="string" calcext:value-type="string">
            <text:p>17:29:38</text:p>
          </table:table-cell>
          <table:table-cell office:value-type="float" office:value="510431" calcext:value-type="float">
            <text:p>51043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d58647606425efb19e559eed358494f9c1d36b5e2b0fe3a33081a9d17a54046e</text:p>
          </table:table-cell>
          <table:table-cell office:value-type="float" office:value="144" calcext:value-type="float">
            <text:p>144</text:p>
          </table:table-cell>
          <table:table-cell office:value-type="float" office:value="76" calcext:value-type="float">
            <text:p>76</text:p>
          </table:table-cell>
          <table:table-cell table:formula="of:=FLOOR([.A5];7*24*60*60)" office:value-type="float" office:value="1519257600" calcext:value-type="float">
            <text:p>1519257600</text:p>
          </table:table-cell>
          <table:table-cell table:formula="of:=[.J4]+7*24*60*60" office:value-type="float" office:value="1518652800" calcext:value-type="float">
            <text:p>1518652800</text:p>
          </table:table-cell>
          <table:table-cell table:style-name="ce2" table:formula="of:=((([.J5]/60)/60)/24)+DATE(1970;1;1)" office:value-type="date" office:date-value="2018-02-15" calcext:value-type="date">
            <text:p>02/15/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9873125" calcext:value-type="float">
            <text:p>1519873125</text:p>
          </table:table-cell>
          <table:table-cell office:value-type="string" calcext:value-type="string">
            <text:p>2018-03-01</text:p>
          </table:table-cell>
          <table:table-cell office:value-type="string" calcext:value-type="string">
            <text:p>02:58:45</text:p>
          </table:table-cell>
          <table:table-cell office:value-type="float" office:value="511407" calcext:value-type="float">
            <text:p>511407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4fa00fe108ca211fa89d106eaeb0157163ef50ec21bf79e837ff32a0cad804d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6];7*24*60*60)" office:value-type="float" office:value="1519862400" calcext:value-type="float">
            <text:p>1519862400</text:p>
          </table:table-cell>
          <table:table-cell table:formula="of:=[.J5]+7*24*60*60" office:value-type="float" office:value="1519257600" calcext:value-type="float">
            <text:p>1519257600</text:p>
          </table:table-cell>
          <table:table-cell table:style-name="ce2" table:formula="of:=((([.J6]/60)/60)/24)+DATE(1970;1;1)" office:value-type="date" office:date-value="2018-02-22" calcext:value-type="date">
            <text:p>02/22/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0369247" calcext:value-type="float">
            <text:p>1520369247</text:p>
          </table:table-cell>
          <table:table-cell office:value-type="string" calcext:value-type="string">
            <text:p>2018-03-06</text:p>
          </table:table-cell>
          <table:table-cell office:value-type="string" calcext:value-type="string">
            <text:p>20:47:27</text:p>
          </table:table-cell>
          <table:table-cell office:value-type="float" office:value="512314" calcext:value-type="float">
            <text:p>512314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fbb28ca2c7021ed6b1eb9f3e57eb8175e9dc94f3880ca8128fa7a380527a91f3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FLOOR([.A7];7*24*60*60)" office:value-type="float" office:value="1519862400" calcext:value-type="float">
            <text:p>1519862400</text:p>
          </table:table-cell>
          <table:table-cell table:formula="of:=[.J6]+7*24*60*60" office:value-type="float" office:value="1519862400" calcext:value-type="float">
            <text:p>1519862400</text:p>
          </table:table-cell>
          <table:table-cell table:style-name="ce2" table:formula="of:=((([.J7]/60)/60)/24)+DATE(1970;1;1)" office:value-type="date" office:date-value="2018-03-01" calcext:value-type="date">
            <text:p>03/01/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20976753" calcext:value-type="float">
            <text:p>1520976753</text:p>
          </table:table-cell>
          <table:table-cell office:value-type="string" calcext:value-type="string">
            <text:p>2018-03-13</text:p>
          </table:table-cell>
          <table:table-cell office:value-type="string" calcext:value-type="string">
            <text:p>21:32:33</text:p>
          </table:table-cell>
          <table:table-cell office:value-type="float" office:value="513402" calcext:value-type="float">
            <text:p>51340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7d97454e66f4deaf9250d4aa8a2fd70a8e18102b220cec6fc1d3a22399e2f59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8];7*24*60*60)" office:value-type="float" office:value="1520467200" calcext:value-type="float">
            <text:p>1520467200</text:p>
          </table:table-cell>
          <table:table-cell table:formula="of:=[.J7]+7*24*60*60" office:value-type="float" office:value="1520467200" calcext:value-type="float">
            <text:p>1520467200</text:p>
          </table:table-cell>
          <table:table-cell table:style-name="ce2" table:formula="of:=((([.J8]/60)/60)/24)+DATE(1970;1;1)" office:value-type="date" office:date-value="2018-03-08" calcext:value-type="date">
            <text:p>03/08/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1467124" calcext:value-type="float">
            <text:p>1521467124</text:p>
          </table:table-cell>
          <table:table-cell office:value-type="string" calcext:value-type="string">
            <text:p>2018-03-19</text:p>
          </table:table-cell>
          <table:table-cell office:value-type="string" calcext:value-type="string">
            <text:p>13:45:24</text:p>
          </table:table-cell>
          <table:table-cell office:value-type="float" office:value="514251" calcext:value-type="float">
            <text:p>51425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ce8bcfc00341e7bd56571314abbe083e4dcd348b214f5055730e066b50aad7aa</text:p>
          </table:table-cell>
          <table:table-cell office:value-type="float" office:value="144" calcext:value-type="float">
            <text:p>144</text:p>
          </table:table-cell>
          <table:table-cell office:value-type="float" office:value="8" calcext:value-type="float">
            <text:p>8</text:p>
          </table:table-cell>
          <table:table-cell table:formula="of:=FLOOR([.A9];7*24*60*60)" office:value-type="float" office:value="1521072000" calcext:value-type="float">
            <text:p>1521072000</text:p>
          </table:table-cell>
          <table:table-cell table:formula="of:=[.J8]+7*24*60*60" office:value-type="float" office:value="1521072000" calcext:value-type="float">
            <text:p>1521072000</text:p>
          </table:table-cell>
          <table:table-cell table:style-name="ce2" table:formula="of:=((([.J9]/60)/60)/24)+DATE(1970;1;1)" office:value-type="date" office:date-value="2018-03-15" calcext:value-type="date">
            <text:p>03/15/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1753139" calcext:value-type="float">
            <text:p>1521753139</text:p>
          </table:table-cell>
          <table:table-cell office:value-type="string" calcext:value-type="string">
            <text:p>2018-03-22</text:p>
          </table:table-cell>
          <table:table-cell office:value-type="string" calcext:value-type="string">
            <text:p>21:12:19</text:p>
          </table:table-cell>
          <table:table-cell office:value-type="float" office:value="514721" calcext:value-type="float">
            <text:p>51472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6a45c439feb45d5f7da6bd810bdcf846956896d895743145de578ce3aa8b5ead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0];7*24*60*60)" office:value-type="float" office:value="1521676800" calcext:value-type="float">
            <text:p>1521676800</text:p>
          </table:table-cell>
          <table:table-cell table:formula="of:=[.J9]+7*24*60*60" office:value-type="float" office:value="1521676800" calcext:value-type="float">
            <text:p>1521676800</text:p>
          </table:table-cell>
          <table:table-cell table:style-name="ce2" table:formula="of:=((([.J10]/60)/60)/24)+DATE(1970;1;1)" office:value-type="date" office:date-value="2018-03-22" calcext:value-type="date">
            <text:p>03/22/1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21798105" calcext:value-type="float">
            <text:p>1521798105</text:p>
          </table:table-cell>
          <table:table-cell office:value-type="string" calcext:value-type="string">
            <text:p>2018-03-23</text:p>
          </table:table-cell>
          <table:table-cell office:value-type="string" calcext:value-type="string">
            <text:p>09:41:45</text:p>
          </table:table-cell>
          <table:table-cell office:value-type="float" office:value="514773" calcext:value-type="float">
            <text:p>51477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f5280df84c349f7dab37ab14f3ead5c7f832b1d24378de95f6c8a9ef3813a00a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table:formula="of:=FLOOR([.A11];7*24*60*60)" office:value-type="float" office:value="1521676800" calcext:value-type="float">
            <text:p>1521676800</text:p>
          </table:table-cell>
          <table:table-cell table:formula="of:=[.J10]+7*24*60*60" office:value-type="float" office:value="1522281600" calcext:value-type="float">
            <text:p>1522281600</text:p>
          </table:table-cell>
          <table:table-cell table:style-name="ce2" table:formula="of:=((([.J11]/60)/60)/24)+DATE(1970;1;1)" office:value-type="date" office:date-value="2018-03-29" calcext:value-type="date">
            <text:p>03/29/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22009883" calcext:value-type="float">
            <text:p>1522009883</text:p>
          </table:table-cell>
          <table:table-cell office:value-type="string" calcext:value-type="string">
            <text:p>2018-03-25</text:p>
          </table:table-cell>
          <table:table-cell office:value-type="string" calcext:value-type="string">
            <text:p>20:31:23</text:p>
          </table:table-cell>
          <table:table-cell office:value-type="float" office:value="515141" calcext:value-type="float">
            <text:p>51514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b35132cba089fedf4ffc9d17138b58c7a68bb97544ced9a9c4bcd8cc5b59807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2];7*24*60*60)" office:value-type="float" office:value="1521676800" calcext:value-type="float">
            <text:p>1521676800</text:p>
          </table:table-cell>
          <table:table-cell table:formula="of:=[.J11]+7*24*60*60" office:value-type="float" office:value="1522886400" calcext:value-type="float">
            <text:p>1522886400</text:p>
          </table:table-cell>
          <table:table-cell table:style-name="ce2" table:formula="of:=((([.J12]/60)/60)/24)+DATE(1970;1;1)" office:value-type="date" office:date-value="2018-04-05" calcext:value-type="date">
            <text:p>04/05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2009883" calcext:value-type="float">
            <text:p>1522009883</text:p>
          </table:table-cell>
          <table:table-cell office:value-type="string" calcext:value-type="string">
            <text:p>2018-03-25</text:p>
          </table:table-cell>
          <table:table-cell office:value-type="string" calcext:value-type="string">
            <text:p>20:31:23</text:p>
          </table:table-cell>
          <table:table-cell office:value-type="float" office:value="515141" calcext:value-type="float">
            <text:p>51514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523f4a016e98e003ace087844c3511d969f11f86834c7b33e7de92a287feb3ad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3];7*24*60*60)" office:value-type="float" office:value="1521676800" calcext:value-type="float">
            <text:p>1521676800</text:p>
          </table:table-cell>
          <table:table-cell table:formula="of:=[.J12]+7*24*60*60" office:value-type="float" office:value="1523491200" calcext:value-type="float">
            <text:p>1523491200</text:p>
          </table:table-cell>
          <table:table-cell table:style-name="ce2" table:formula="of:=((([.J13]/60)/60)/24)+DATE(1970;1;1)" office:value-type="date" office:date-value="2018-04-12" calcext:value-type="date">
            <text:p>04/12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2009883" calcext:value-type="float">
            <text:p>1522009883</text:p>
          </table:table-cell>
          <table:table-cell office:value-type="string" calcext:value-type="string">
            <text:p>2018-03-25</text:p>
          </table:table-cell>
          <table:table-cell office:value-type="string" calcext:value-type="string">
            <text:p>20:31:23</text:p>
          </table:table-cell>
          <table:table-cell office:value-type="float" office:value="515141" calcext:value-type="float">
            <text:p>51514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9c4ce434983fbca9d00cdea2c34a70618394c119537afd2ece54e3512c4f6e10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4];7*24*60*60)" office:value-type="float" office:value="1521676800" calcext:value-type="float">
            <text:p>1521676800</text:p>
          </table:table-cell>
          <table:table-cell table:formula="of:=[.J13]+7*24*60*60" office:value-type="float" office:value="1524096000" calcext:value-type="float">
            <text:p>1524096000</text:p>
          </table:table-cell>
          <table:table-cell table:style-name="ce2" table:formula="of:=((([.J14]/60)/60)/24)+DATE(1970;1;1)" office:value-type="date" office:date-value="2018-04-19" calcext:value-type="date">
            <text:p>04/19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2009883" calcext:value-type="float">
            <text:p>1522009883</text:p>
          </table:table-cell>
          <table:table-cell office:value-type="string" calcext:value-type="string">
            <text:p>2018-03-25</text:p>
          </table:table-cell>
          <table:table-cell office:value-type="string" calcext:value-type="string">
            <text:p>20:31:23</text:p>
          </table:table-cell>
          <table:table-cell office:value-type="float" office:value="515141" calcext:value-type="float">
            <text:p>51514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1e8a436da2179fe617cedcbedcacc94c37ba33646093fc8f5ffb41d7a2f69117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5];7*24*60*60)" office:value-type="float" office:value="1521676800" calcext:value-type="float">
            <text:p>1521676800</text:p>
          </table:table-cell>
          <table:table-cell table:formula="of:=[.J14]+7*24*60*60" office:value-type="float" office:value="1524700800" calcext:value-type="float">
            <text:p>1524700800</text:p>
          </table:table-cell>
          <table:table-cell table:style-name="ce2" table:formula="of:=((([.J15]/60)/60)/24)+DATE(1970;1;1)" office:value-type="date" office:date-value="2018-04-26" calcext:value-type="date">
            <text:p>04/26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2009883" calcext:value-type="float">
            <text:p>1522009883</text:p>
          </table:table-cell>
          <table:table-cell office:value-type="string" calcext:value-type="string">
            <text:p>2018-03-25</text:p>
          </table:table-cell>
          <table:table-cell office:value-type="string" calcext:value-type="string">
            <text:p>20:31:23</text:p>
          </table:table-cell>
          <table:table-cell office:value-type="float" office:value="515141" calcext:value-type="float">
            <text:p>51514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43451434e5ccc07ca2d89238d3c88dd88b165441d5d36ce9af89952e130a0f1a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6];7*24*60*60)" office:value-type="float" office:value="1521676800" calcext:value-type="float">
            <text:p>1521676800</text:p>
          </table:table-cell>
          <table:table-cell table:formula="of:=[.J15]+7*24*60*60" office:value-type="float" office:value="1525305600" calcext:value-type="float">
            <text:p>1525305600</text:p>
          </table:table-cell>
          <table:table-cell table:style-name="ce2" table:formula="of:=((([.J16]/60)/60)/24)+DATE(1970;1;1)" office:value-type="date" office:date-value="2018-05-03" calcext:value-type="date">
            <text:p>05/03/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22009883" calcext:value-type="float">
            <text:p>1522009883</text:p>
          </table:table-cell>
          <table:table-cell office:value-type="string" calcext:value-type="string">
            <text:p>2018-03-25</text:p>
          </table:table-cell>
          <table:table-cell office:value-type="string" calcext:value-type="string">
            <text:p>20:31:23</text:p>
          </table:table-cell>
          <table:table-cell office:value-type="float" office:value="515141" calcext:value-type="float">
            <text:p>51514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38b4b9e57f200ef9c2b188f4034006892577fb916a259f16cccf45dc0b3f2320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7];7*24*60*60)" office:value-type="float" office:value="1521676800" calcext:value-type="float">
            <text:p>1521676800</text:p>
          </table:table-cell>
          <table:table-cell table:formula="of:=[.J16]+7*24*60*60" office:value-type="float" office:value="1525910400" calcext:value-type="float">
            <text:p>1525910400</text:p>
          </table:table-cell>
          <table:table-cell table:style-name="ce2" table:formula="of:=((([.J17]/60)/60)/24)+DATE(1970;1;1)" office:value-type="date" office:date-value="2018-05-10" calcext:value-type="date">
            <text:p>05/10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2009883" calcext:value-type="float">
            <text:p>1522009883</text:p>
          </table:table-cell>
          <table:table-cell office:value-type="string" calcext:value-type="string">
            <text:p>2018-03-25</text:p>
          </table:table-cell>
          <table:table-cell office:value-type="string" calcext:value-type="string">
            <text:p>20:31:23</text:p>
          </table:table-cell>
          <table:table-cell office:value-type="float" office:value="515141" calcext:value-type="float">
            <text:p>51514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23937eae5de5685495b0909c3607ca54e2ab72e52f280437abdd53d52631c320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8];7*24*60*60)" office:value-type="float" office:value="1521676800" calcext:value-type="float">
            <text:p>1521676800</text:p>
          </table:table-cell>
          <table:table-cell table:formula="of:=[.J17]+7*24*60*60" office:value-type="float" office:value="1526515200" calcext:value-type="float">
            <text:p>1526515200</text:p>
          </table:table-cell>
          <table:table-cell table:style-name="ce2" table:formula="of:=((([.J18]/60)/60)/24)+DATE(1970;1;1)" office:value-type="date" office:date-value="2018-05-17" calcext:value-type="date">
            <text:p>05/17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2009883" calcext:value-type="float">
            <text:p>1522009883</text:p>
          </table:table-cell>
          <table:table-cell office:value-type="string" calcext:value-type="string">
            <text:p>2018-03-25</text:p>
          </table:table-cell>
          <table:table-cell office:value-type="string" calcext:value-type="string">
            <text:p>20:31:23</text:p>
          </table:table-cell>
          <table:table-cell office:value-type="float" office:value="515141" calcext:value-type="float">
            <text:p>51514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8a10aa19f4b910a7a7a83ba962c484315635bafc1692ef931a67c92779eafd67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9];7*24*60*60)" office:value-type="float" office:value="1521676800" calcext:value-type="float">
            <text:p>1521676800</text:p>
          </table:table-cell>
          <table:table-cell table:formula="of:=[.J18]+7*24*60*60" office:value-type="float" office:value="1527120000" calcext:value-type="float">
            <text:p>1527120000</text:p>
          </table:table-cell>
          <table:table-cell table:style-name="ce2" table:formula="of:=((([.J19]/60)/60)/24)+DATE(1970;1;1)" office:value-type="date" office:date-value="2018-05-24" calcext:value-type="date">
            <text:p>05/24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2009883" calcext:value-type="float">
            <text:p>1522009883</text:p>
          </table:table-cell>
          <table:table-cell office:value-type="string" calcext:value-type="string">
            <text:p>2018-03-25</text:p>
          </table:table-cell>
          <table:table-cell office:value-type="string" calcext:value-type="string">
            <text:p>20:31:23</text:p>
          </table:table-cell>
          <table:table-cell office:value-type="float" office:value="515141" calcext:value-type="float">
            <text:p>51514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b2eec3e1ccc4913392b089d164154a2e6ba31a0c6e4460b3103d4b8d86fa883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0];7*24*60*60)" office:value-type="float" office:value="1521676800" calcext:value-type="float">
            <text:p>1521676800</text:p>
          </table:table-cell>
          <table:table-cell table:formula="of:=[.J19]+7*24*60*60" office:value-type="float" office:value="1527724800" calcext:value-type="float">
            <text:p>1527724800</text:p>
          </table:table-cell>
          <table:table-cell table:style-name="ce2" table:formula="of:=((([.J20]/60)/60)/24)+DATE(1970;1;1)" office:value-type="date" office:date-value="2018-05-31" calcext:value-type="date">
            <text:p>05/31/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22009883" calcext:value-type="float">
            <text:p>1522009883</text:p>
          </table:table-cell>
          <table:table-cell office:value-type="string" calcext:value-type="string">
            <text:p>2018-03-25</text:p>
          </table:table-cell>
          <table:table-cell office:value-type="string" calcext:value-type="string">
            <text:p>20:31:23</text:p>
          </table:table-cell>
          <table:table-cell office:value-type="float" office:value="515141" calcext:value-type="float">
            <text:p>51514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fa63f7f8fcfb65aa67bae117aaee80aac0b2eaa2114e2231ada946a105f508a8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1];7*24*60*60)" office:value-type="float" office:value="1521676800" calcext:value-type="float">
            <text:p>1521676800</text:p>
          </table:table-cell>
          <table:table-cell table:formula="of:=[.J20]+7*24*60*60" office:value-type="float" office:value="1528329600" calcext:value-type="float">
            <text:p>1528329600</text:p>
          </table:table-cell>
          <table:table-cell table:style-name="ce2" table:formula="of:=((([.J21]/60)/60)/24)+DATE(1970;1;1)" office:value-type="date" office:date-value="2018-06-07" calcext:value-type="date">
            <text:p>06/07/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22009883" calcext:value-type="float">
            <text:p>1522009883</text:p>
          </table:table-cell>
          <table:table-cell office:value-type="string" calcext:value-type="string">
            <text:p>2018-03-25</text:p>
          </table:table-cell>
          <table:table-cell office:value-type="string" calcext:value-type="string">
            <text:p>20:31:23</text:p>
          </table:table-cell>
          <table:table-cell office:value-type="float" office:value="515141" calcext:value-type="float">
            <text:p>51514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46b149089d48cd20e478fbe2279afc0b1238dbbf67930d613ec4512d6e7b4fdb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2];7*24*60*60)" office:value-type="float" office:value="1521676800" calcext:value-type="float">
            <text:p>1521676800</text:p>
          </table:table-cell>
          <table:table-cell table:formula="of:=[.J21]+7*24*60*60" office:value-type="float" office:value="1528934400" calcext:value-type="float">
            <text:p>1528934400</text:p>
          </table:table-cell>
          <table:table-cell table:style-name="ce2" table:formula="of:=((([.J22]/60)/60)/24)+DATE(1970;1;1)" office:value-type="date" office:date-value="2018-06-14" calcext:value-type="date">
            <text:p>06/14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2009883" calcext:value-type="float">
            <text:p>1522009883</text:p>
          </table:table-cell>
          <table:table-cell office:value-type="string" calcext:value-type="string">
            <text:p>2018-03-25</text:p>
          </table:table-cell>
          <table:table-cell office:value-type="string" calcext:value-type="string">
            <text:p>20:31:23</text:p>
          </table:table-cell>
          <table:table-cell office:value-type="float" office:value="515141" calcext:value-type="float">
            <text:p>51514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9a4039379eba1967739747cd3d51489478fff51a5f46768c11856aa7c2070bed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3];7*24*60*60)" office:value-type="float" office:value="1521676800" calcext:value-type="float">
            <text:p>1521676800</text:p>
          </table:table-cell>
          <table:table-cell table:formula="of:=[.J22]+7*24*60*60" office:value-type="float" office:value="1529539200" calcext:value-type="float">
            <text:p>1529539200</text:p>
          </table:table-cell>
          <table:table-cell table:style-name="ce2" table:formula="of:=((([.J23]/60)/60)/24)+DATE(1970;1;1)" office:value-type="date" office:date-value="2018-06-21" calcext:value-type="date">
            <text:p>06/21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2009883" calcext:value-type="float">
            <text:p>1522009883</text:p>
          </table:table-cell>
          <table:table-cell office:value-type="string" calcext:value-type="string">
            <text:p>2018-03-25</text:p>
          </table:table-cell>
          <table:table-cell office:value-type="string" calcext:value-type="string">
            <text:p>20:31:23</text:p>
          </table:table-cell>
          <table:table-cell office:value-type="float" office:value="515141" calcext:value-type="float">
            <text:p>51514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ec0d380f9b4539fc3426e97215d4dd896ace222161e48674df791d6540736606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4];7*24*60*60)" office:value-type="float" office:value="1521676800" calcext:value-type="float">
            <text:p>1521676800</text:p>
          </table:table-cell>
          <table:table-cell table:formula="of:=[.J23]+7*24*60*60" office:value-type="float" office:value="1530144000" calcext:value-type="float">
            <text:p>1530144000</text:p>
          </table:table-cell>
          <table:table-cell table:style-name="ce2" table:formula="of:=((([.J24]/60)/60)/24)+DATE(1970;1;1)" office:value-type="date" office:date-value="2018-06-28" calcext:value-type="date">
            <text:p>06/28/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22009883" calcext:value-type="float">
            <text:p>1522009883</text:p>
          </table:table-cell>
          <table:table-cell office:value-type="string" calcext:value-type="string">
            <text:p>2018-03-25</text:p>
          </table:table-cell>
          <table:table-cell office:value-type="string" calcext:value-type="string">
            <text:p>20:31:23</text:p>
          </table:table-cell>
          <table:table-cell office:value-type="float" office:value="515141" calcext:value-type="float">
            <text:p>51514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2d512f4365cf1ea8fcfbe1992d858e9a03b21392bceca5b6f41efcc43dd10c4e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5];7*24*60*60)" office:value-type="float" office:value="1521676800" calcext:value-type="float">
            <text:p>1521676800</text:p>
          </table:table-cell>
          <table:table-cell table:formula="of:=[.J24]+7*24*60*60" office:value-type="float" office:value="1530748800" calcext:value-type="float">
            <text:p>1530748800</text:p>
          </table:table-cell>
          <table:table-cell table:style-name="ce2" table:formula="of:=((([.J25]/60)/60)/24)+DATE(1970;1;1)" office:value-type="date" office:date-value="2018-07-05" calcext:value-type="date">
            <text:p>07/05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2009883" calcext:value-type="float">
            <text:p>1522009883</text:p>
          </table:table-cell>
          <table:table-cell office:value-type="string" calcext:value-type="string">
            <text:p>2018-03-25</text:p>
          </table:table-cell>
          <table:table-cell office:value-type="string" calcext:value-type="string">
            <text:p>20:31:23</text:p>
          </table:table-cell>
          <table:table-cell office:value-type="float" office:value="515141" calcext:value-type="float">
            <text:p>51514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3c1d2ad21a3690fce87df41aeb4071df47b942c1096042e0e209e900405c24a1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6];7*24*60*60)" office:value-type="float" office:value="1521676800" calcext:value-type="float">
            <text:p>1521676800</text:p>
          </table:table-cell>
          <table:table-cell table:formula="of:=[.J25]+7*24*60*60" office:value-type="float" office:value="1531353600" calcext:value-type="float">
            <text:p>1531353600</text:p>
          </table:table-cell>
          <table:table-cell table:style-name="ce2" table:formula="of:=((([.J26]/60)/60)/24)+DATE(1970;1;1)" office:value-type="date" office:date-value="2018-07-12" calcext:value-type="date">
            <text:p>07/12/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2009883" calcext:value-type="float">
            <text:p>1522009883</text:p>
          </table:table-cell>
          <table:table-cell office:value-type="string" calcext:value-type="string">
            <text:p>2018-03-25</text:p>
          </table:table-cell>
          <table:table-cell office:value-type="string" calcext:value-type="string">
            <text:p>20:31:23</text:p>
          </table:table-cell>
          <table:table-cell office:value-type="float" office:value="515141" calcext:value-type="float">
            <text:p>51514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67f3e81833ca4adcfc150fb1f4dafab0f0bedf093e031504ab25cf8e887d68c0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7];7*24*60*60)" office:value-type="float" office:value="1521676800" calcext:value-type="float">
            <text:p>1521676800</text:p>
          </table:table-cell>
          <table:table-cell table:formula="of:=[.J26]+7*24*60*60" office:value-type="float" office:value="1531958400" calcext:value-type="float">
            <text:p>1531958400</text:p>
          </table:table-cell>
          <table:table-cell table:style-name="ce2" table:formula="of:=((([.J27]/60)/60)/24)+DATE(1970;1;1)" office:value-type="date" office:date-value="2018-07-19" calcext:value-type="date">
            <text:p>07/19/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22009883" calcext:value-type="float">
            <text:p>1522009883</text:p>
          </table:table-cell>
          <table:table-cell office:value-type="string" calcext:value-type="string">
            <text:p>2018-03-25</text:p>
          </table:table-cell>
          <table:table-cell office:value-type="string" calcext:value-type="string">
            <text:p>20:31:23</text:p>
          </table:table-cell>
          <table:table-cell office:value-type="float" office:value="515141" calcext:value-type="float">
            <text:p>51514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5d06be2f0bba3628f338f6f05a2f7f212d103bed5b35bc3e1fbf92842fd53d7e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8];7*24*60*60)" office:value-type="float" office:value="1521676800" calcext:value-type="float">
            <text:p>1521676800</text:p>
          </table:table-cell>
          <table:table-cell table:formula="of:=[.J27]+7*24*60*60" office:value-type="float" office:value="1532563200" calcext:value-type="float">
            <text:p>1532563200</text:p>
          </table:table-cell>
          <table:table-cell table:style-name="ce2" table:formula="of:=((([.J28]/60)/60)/24)+DATE(1970;1;1)" office:value-type="date" office:date-value="2018-07-26" calcext:value-type="date">
            <text:p>07/26/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22009883" calcext:value-type="float">
            <text:p>1522009883</text:p>
          </table:table-cell>
          <table:table-cell office:value-type="string" calcext:value-type="string">
            <text:p>2018-03-25</text:p>
          </table:table-cell>
          <table:table-cell office:value-type="string" calcext:value-type="string">
            <text:p>20:31:23</text:p>
          </table:table-cell>
          <table:table-cell office:value-type="float" office:value="515141" calcext:value-type="float">
            <text:p>51514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5b6d48e8b13aa9db7eabdca19d1143a559973985ebcdf5f5eb5cc180d1da6a26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9];7*24*60*60)" office:value-type="float" office:value="1521676800" calcext:value-type="float">
            <text:p>1521676800</text:p>
          </table:table-cell>
          <table:table-cell table:formula="of:=[.J28]+7*24*60*60" office:value-type="float" office:value="1533168000" calcext:value-type="float">
            <text:p>1533168000</text:p>
          </table:table-cell>
          <table:table-cell table:style-name="ce2" table:formula="of:=((([.J29]/60)/60)/24)+DATE(1970;1;1)" office:value-type="date" office:date-value="2018-08-02" calcext:value-type="date">
            <text:p>08/02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2169710" calcext:value-type="float">
            <text:p>1522169710</text:p>
          </table:table-cell>
          <table:table-cell office:value-type="string" calcext:value-type="string">
            <text:p>2018-03-27</text:p>
          </table:table-cell>
          <table:table-cell office:value-type="string" calcext:value-type="string">
            <text:p>16:55:10</text:p>
          </table:table-cell>
          <table:table-cell office:value-type="float" office:value="515413" calcext:value-type="float">
            <text:p>51541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19221466be25fa337d931e69d5d23b19bc0491ef05ab34ef8eba7de5d2941558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30];7*24*60*60)" office:value-type="float" office:value="1521676800" calcext:value-type="float">
            <text:p>1521676800</text:p>
          </table:table-cell>
          <table:table-cell table:formula="of:=[.J29]+7*24*60*60" office:value-type="float" office:value="1533772800" calcext:value-type="float">
            <text:p>1533772800</text:p>
          </table:table-cell>
          <table:table-cell table:style-name="ce2" table:formula="of:=((([.J30]/60)/60)/24)+DATE(1970;1;1)" office:value-type="date" office:date-value="2018-08-09" calcext:value-type="date">
            <text:p>08/09/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22169710" calcext:value-type="float">
            <text:p>1522169710</text:p>
          </table:table-cell>
          <table:table-cell office:value-type="string" calcext:value-type="string">
            <text:p>2018-03-27</text:p>
          </table:table-cell>
          <table:table-cell office:value-type="string" calcext:value-type="string">
            <text:p>16:55:10</text:p>
          </table:table-cell>
          <table:table-cell office:value-type="float" office:value="515413" calcext:value-type="float">
            <text:p>51541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48a454a571653f743b1bb4d48e593efc5bc5745630b5a34406ef7bb76c0e4758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31];7*24*60*60)" office:value-type="float" office:value="1521676800" calcext:value-type="float">
            <text:p>1521676800</text:p>
          </table:table-cell>
          <table:table-cell table:formula="of:=[.J30]+7*24*60*60" office:value-type="float" office:value="1534377600" calcext:value-type="float">
            <text:p>1534377600</text:p>
          </table:table-cell>
          <table:table-cell table:style-name="ce2" table:formula="of:=((([.J31]/60)/60)/24)+DATE(1970;1;1)" office:value-type="date" office:date-value="2018-08-16" calcext:value-type="date">
            <text:p>08/16/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22169710" calcext:value-type="float">
            <text:p>1522169710</text:p>
          </table:table-cell>
          <table:table-cell office:value-type="string" calcext:value-type="string">
            <text:p>2018-03-27</text:p>
          </table:table-cell>
          <table:table-cell office:value-type="string" calcext:value-type="string">
            <text:p>16:55:10</text:p>
          </table:table-cell>
          <table:table-cell office:value-type="float" office:value="515413" calcext:value-type="float">
            <text:p>51541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ca86f88247bfd8e90fae3efe9f1a579aa5120b45ea15ed17f644d8f0414dab7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32];7*24*60*60)" office:value-type="float" office:value="1521676800" calcext:value-type="float">
            <text:p>1521676800</text:p>
          </table:table-cell>
          <table:table-cell table:formula="of:=[.J31]+7*24*60*60" office:value-type="float" office:value="1534982400" calcext:value-type="float">
            <text:p>1534982400</text:p>
          </table:table-cell>
          <table:table-cell table:style-name="ce2" table:formula="of:=((([.J32]/60)/60)/24)+DATE(1970;1;1)" office:value-type="date" office:date-value="2018-08-23" calcext:value-type="date">
            <text:p>08/23/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22169710" calcext:value-type="float">
            <text:p>1522169710</text:p>
          </table:table-cell>
          <table:table-cell office:value-type="string" calcext:value-type="string">
            <text:p>2018-03-27</text:p>
          </table:table-cell>
          <table:table-cell office:value-type="string" calcext:value-type="string">
            <text:p>16:55:10</text:p>
          </table:table-cell>
          <table:table-cell office:value-type="float" office:value="515413" calcext:value-type="float">
            <text:p>51541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b3b32fa4e4c7026c0d9a9e7c9abaf5bb2c2a4c70360524579609f9b56d147da1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33];7*24*60*60)" office:value-type="float" office:value="1521676800" calcext:value-type="float">
            <text:p>1521676800</text:p>
          </table:table-cell>
          <table:table-cell table:formula="of:=[.J32]+7*24*60*60" office:value-type="float" office:value="1535587200" calcext:value-type="float">
            <text:p>1535587200</text:p>
          </table:table-cell>
          <table:table-cell table:style-name="ce2" table:formula="of:=((([.J33]/60)/60)/24)+DATE(1970;1;1)" office:value-type="date" office:date-value="2018-08-30" calcext:value-type="date">
            <text:p>08/30/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2169710" calcext:value-type="float">
            <text:p>1522169710</text:p>
          </table:table-cell>
          <table:table-cell office:value-type="string" calcext:value-type="string">
            <text:p>2018-03-27</text:p>
          </table:table-cell>
          <table:table-cell office:value-type="string" calcext:value-type="string">
            <text:p>16:55:10</text:p>
          </table:table-cell>
          <table:table-cell office:value-type="float" office:value="515413" calcext:value-type="float">
            <text:p>51541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4bf2d88f2e590bd00fabed90ca33e723eb581706c8ddd8a8cb8f2bcd209834d7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34];7*24*60*60)" office:value-type="float" office:value="1521676800" calcext:value-type="float">
            <text:p>1521676800</text:p>
          </table:table-cell>
          <table:table-cell table:formula="of:=[.J33]+7*24*60*60" office:value-type="float" office:value="1536192000" calcext:value-type="float">
            <text:p>1536192000</text:p>
          </table:table-cell>
          <table:table-cell table:style-name="ce2" table:formula="of:=((([.J34]/60)/60)/24)+DATE(1970;1;1)" office:value-type="date" office:date-value="2018-09-06" calcext:value-type="date">
            <text:p>09/06/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22169710" calcext:value-type="float">
            <text:p>1522169710</text:p>
          </table:table-cell>
          <table:table-cell office:value-type="string" calcext:value-type="string">
            <text:p>2018-03-27</text:p>
          </table:table-cell>
          <table:table-cell office:value-type="string" calcext:value-type="string">
            <text:p>16:55:10</text:p>
          </table:table-cell>
          <table:table-cell office:value-type="float" office:value="515413" calcext:value-type="float">
            <text:p>51541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4788c69a77841f74022adefc22b492da760b99308c6f89a1d1e42760feb8500a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35];7*24*60*60)" office:value-type="float" office:value="1521676800" calcext:value-type="float">
            <text:p>1521676800</text:p>
          </table:table-cell>
          <table:table-cell table:formula="of:=[.J34]+7*24*60*60" office:value-type="float" office:value="1536796800" calcext:value-type="float">
            <text:p>1536796800</text:p>
          </table:table-cell>
          <table:table-cell table:style-name="ce2" table:formula="of:=((([.J35]/60)/60)/24)+DATE(1970;1;1)" office:value-type="date" office:date-value="2018-09-13" calcext:value-type="date">
            <text:p>09/13/1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22169710" calcext:value-type="float">
            <text:p>1522169710</text:p>
          </table:table-cell>
          <table:table-cell office:value-type="string" calcext:value-type="string">
            <text:p>2018-03-27</text:p>
          </table:table-cell>
          <table:table-cell office:value-type="string" calcext:value-type="string">
            <text:p>16:55:10</text:p>
          </table:table-cell>
          <table:table-cell office:value-type="float" office:value="515413" calcext:value-type="float">
            <text:p>51541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bdfb3c9c6f3a0eb927145db678f442900e947aa015636247dde315b443787b17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36];7*24*60*60)" office:value-type="float" office:value="1521676800" calcext:value-type="float">
            <text:p>1521676800</text:p>
          </table:table-cell>
          <table:table-cell table:formula="of:=[.J35]+7*24*60*60" office:value-type="float" office:value="1537401600" calcext:value-type="float">
            <text:p>1537401600</text:p>
          </table:table-cell>
          <table:table-cell table:style-name="ce2" table:formula="of:=((([.J36]/60)/60)/24)+DATE(1970;1;1)" office:value-type="date" office:date-value="2018-09-20" calcext:value-type="date">
            <text:p>09/20/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22169710" calcext:value-type="float">
            <text:p>1522169710</text:p>
          </table:table-cell>
          <table:table-cell office:value-type="string" calcext:value-type="string">
            <text:p>2018-03-27</text:p>
          </table:table-cell>
          <table:table-cell office:value-type="string" calcext:value-type="string">
            <text:p>16:55:10</text:p>
          </table:table-cell>
          <table:table-cell office:value-type="float" office:value="515413" calcext:value-type="float">
            <text:p>51541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21b5c3f8dd8d31df62d80f69cdc5f35b6e7978e0562682b6af363de644f49163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37];7*24*60*60)" office:value-type="float" office:value="1521676800" calcext:value-type="float">
            <text:p>1521676800</text:p>
          </table:table-cell>
          <table:table-cell table:formula="of:=[.J36]+7*24*60*60" office:value-type="float" office:value="1538006400" calcext:value-type="float">
            <text:p>1538006400</text:p>
          </table:table-cell>
          <table:table-cell table:style-name="ce2" table:formula="of:=((([.J37]/60)/60)/24)+DATE(1970;1;1)" office:value-type="date" office:date-value="2018-09-27" calcext:value-type="date">
            <text:p>09/27/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22169710" calcext:value-type="float">
            <text:p>1522169710</text:p>
          </table:table-cell>
          <table:table-cell office:value-type="string" calcext:value-type="string">
            <text:p>2018-03-27</text:p>
          </table:table-cell>
          <table:table-cell office:value-type="string" calcext:value-type="string">
            <text:p>16:55:10</text:p>
          </table:table-cell>
          <table:table-cell office:value-type="float" office:value="515413" calcext:value-type="float">
            <text:p>51541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dddd90e1fe1e4ccc71656d7eaa4a5dc31a1b590b2adbfeeddaff1da6bd6b3dc4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38];7*24*60*60)" office:value-type="float" office:value="1521676800" calcext:value-type="float">
            <text:p>1521676800</text:p>
          </table:table-cell>
          <table:table-cell table:formula="of:=[.J37]+7*24*60*60" office:value-type="float" office:value="1538611200" calcext:value-type="float">
            <text:p>1538611200</text:p>
          </table:table-cell>
          <table:table-cell table:style-name="ce2" table:formula="of:=((([.J38]/60)/60)/24)+DATE(1970;1;1)" office:value-type="date" office:date-value="2018-10-04" calcext:value-type="date">
            <text:p>10/04/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2169710" calcext:value-type="float">
            <text:p>1522169710</text:p>
          </table:table-cell>
          <table:table-cell office:value-type="string" calcext:value-type="string">
            <text:p>2018-03-27</text:p>
          </table:table-cell>
          <table:table-cell office:value-type="string" calcext:value-type="string">
            <text:p>16:55:10</text:p>
          </table:table-cell>
          <table:table-cell office:value-type="float" office:value="515413" calcext:value-type="float">
            <text:p>51541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c9200381ef29cb1155eff71473fb628180acb1352a9e197f872f71395be9dbc7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39];7*24*60*60)" office:value-type="float" office:value="1521676800" calcext:value-type="float">
            <text:p>1521676800</text:p>
          </table:table-cell>
          <table:table-cell table:formula="of:=[.J38]+7*24*60*60" office:value-type="float" office:value="1539216000" calcext:value-type="float">
            <text:p>1539216000</text:p>
          </table:table-cell>
          <table:table-cell table:style-name="ce2" table:formula="of:=((([.J39]/60)/60)/24)+DATE(1970;1;1)" office:value-type="date" office:date-value="2018-10-11" calcext:value-type="date">
            <text:p>10/11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2169710" calcext:value-type="float">
            <text:p>1522169710</text:p>
          </table:table-cell>
          <table:table-cell office:value-type="string" calcext:value-type="string">
            <text:p>2018-03-27</text:p>
          </table:table-cell>
          <table:table-cell office:value-type="string" calcext:value-type="string">
            <text:p>16:55:10</text:p>
          </table:table-cell>
          <table:table-cell office:value-type="float" office:value="515413" calcext:value-type="float">
            <text:p>51541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f2c343ffbb99dabf94df8c1740bb6afe664b8e0ad70952229b539b7166eecafc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40];7*24*60*60)" office:value-type="float" office:value="1521676800" calcext:value-type="float">
            <text:p>1521676800</text:p>
          </table:table-cell>
          <table:table-cell table:formula="of:=[.J39]+7*24*60*60" office:value-type="float" office:value="1539820800" calcext:value-type="float">
            <text:p>1539820800</text:p>
          </table:table-cell>
          <table:table-cell table:style-name="ce2" table:formula="of:=((([.J40]/60)/60)/24)+DATE(1970;1;1)" office:value-type="date" office:date-value="2018-10-18" calcext:value-type="date">
            <text:p>10/18/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22170796" calcext:value-type="float">
            <text:p>1522170796</text:p>
          </table:table-cell>
          <table:table-cell office:value-type="string" calcext:value-type="string">
            <text:p>2018-03-27</text:p>
          </table:table-cell>
          <table:table-cell office:value-type="string" calcext:value-type="string">
            <text:p>17:13:16</text:p>
          </table:table-cell>
          <table:table-cell office:value-type="float" office:value="515416" calcext:value-type="float">
            <text:p>515416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687e475953f0c577d2ff5d5b6899c4348a021a9e4ae69a3590e3ee8f78c8a094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FLOOR([.A41];7*24*60*60)" office:value-type="float" office:value="1521676800" calcext:value-type="float">
            <text:p>1521676800</text:p>
          </table:table-cell>
          <table:table-cell table:formula="of:=[.J40]+7*24*60*60" office:value-type="float" office:value="1540425600" calcext:value-type="float">
            <text:p>1540425600</text:p>
          </table:table-cell>
          <table:table-cell table:style-name="ce2" table:formula="of:=((([.J41]/60)/60)/24)+DATE(1970;1;1)" office:value-type="date" office:date-value="2018-10-25" calcext:value-type="date">
            <text:p>10/25/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2420696" calcext:value-type="float">
            <text:p>1522420696</text:p>
          </table:table-cell>
          <table:table-cell office:value-type="string" calcext:value-type="string">
            <text:p>2018-03-30</text:p>
          </table:table-cell>
          <table:table-cell office:value-type="string" calcext:value-type="string">
            <text:p>14:38:16</text:p>
          </table:table-cell>
          <table:table-cell office:value-type="float" office:value="515854" calcext:value-type="float">
            <text:p>515854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d3267a35a4d6b472be0e24be3062174656a6548cf9ff832cf32fbdd59d7ec551</text:p>
          </table:table-cell>
          <table:table-cell office:value-type="float" office:value="144" calcext:value-type="float">
            <text:p>144</text:p>
          </table:table-cell>
          <table:table-cell office:value-type="float" office:value="5333" calcext:value-type="float">
            <text:p>5333</text:p>
          </table:table-cell>
          <table:table-cell table:formula="of:=FLOOR([.A42];7*24*60*60)" office:value-type="float" office:value="1522281600" calcext:value-type="float">
            <text:p>1522281600</text:p>
          </table:table-cell>
          <table:table-cell table:formula="of:=[.J41]+7*24*60*60" office:value-type="float" office:value="1541030400" calcext:value-type="float">
            <text:p>1541030400</text:p>
          </table:table-cell>
          <table:table-cell table:style-name="ce2" table:formula="of:=((([.J42]/60)/60)/24)+DATE(1970;1;1)" office:value-type="date" office:date-value="2018-11-01" calcext:value-type="date">
            <text:p>11/01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2666468" calcext:value-type="float">
            <text:p>1522666468</text:p>
          </table:table-cell>
          <table:table-cell office:value-type="string" calcext:value-type="string">
            <text:p>2018-04-02</text:p>
          </table:table-cell>
          <table:table-cell office:value-type="string" calcext:value-type="string">
            <text:p>10:54:28</text:p>
          </table:table-cell>
          <table:table-cell office:value-type="float" office:value="516267" calcext:value-type="float">
            <text:p>516267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ba36fae887b16e83ca482a3c3d3142be201eb257cfd22539434dc51de56d37cc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table:formula="of:=FLOOR([.A43];7*24*60*60)" office:value-type="float" office:value="1522281600" calcext:value-type="float">
            <text:p>1522281600</text:p>
          </table:table-cell>
          <table:table-cell table:formula="of:=[.J42]+7*24*60*60" office:value-type="float" office:value="1541635200" calcext:value-type="float">
            <text:p>1541635200</text:p>
          </table:table-cell>
          <table:table-cell table:style-name="ce2" table:formula="of:=((([.J43]/60)/60)/24)+DATE(1970;1;1)" office:value-type="date" office:date-value="2018-11-08" calcext:value-type="date">
            <text:p>11/08/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5462084" calcext:value-type="float">
            <text:p>1525462084</text:p>
          </table:table-cell>
          <table:table-cell office:value-type="string" calcext:value-type="string">
            <text:p>2018-05-04</text:p>
          </table:table-cell>
          <table:table-cell office:value-type="string" calcext:value-type="string">
            <text:p>19:28:04</text:p>
          </table:table-cell>
          <table:table-cell office:value-type="float" office:value="521220" calcext:value-type="float">
            <text:p>52122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6e8c50f17902f3f5ca8f96a69c81202a3d046c68770464f7d88debf96a5778d9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44];7*24*60*60)" office:value-type="float" office:value="1525305600" calcext:value-type="float">
            <text:p>1525305600</text:p>
          </table:table-cell>
          <table:table-cell table:formula="of:=[.J43]+7*24*60*60" office:value-type="float" office:value="1542240000" calcext:value-type="float">
            <text:p>1542240000</text:p>
          </table:table-cell>
          <table:table-cell table:style-name="ce2" table:formula="of:=((([.J44]/60)/60)/24)+DATE(1970;1;1)" office:value-type="date" office:date-value="2018-11-15" calcext:value-type="date">
            <text:p>11/15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5547600" calcext:value-type="float">
            <text:p>1525547600</text:p>
          </table:table-cell>
          <table:table-cell office:value-type="string" calcext:value-type="string">
            <text:p>2018-05-05</text:p>
          </table:table-cell>
          <table:table-cell office:value-type="string" calcext:value-type="string">
            <text:p>19:13:20</text:p>
          </table:table-cell>
          <table:table-cell office:value-type="float" office:value="521359" calcext:value-type="float">
            <text:p>521359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f01d489fff74c7d2690831dbfd8d67ca349b59da3e730135505a775a408fced3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45];7*24*60*60)" office:value-type="float" office:value="1525305600" calcext:value-type="float">
            <text:p>1525305600</text:p>
          </table:table-cell>
          <table:table-cell table:formula="of:=[.J44]+7*24*60*60" office:value-type="float" office:value="1542844800" calcext:value-type="float">
            <text:p>1542844800</text:p>
          </table:table-cell>
          <table:table-cell table:style-name="ce2" table:formula="of:=((([.J45]/60)/60)/24)+DATE(1970;1;1)" office:value-type="date" office:date-value="2018-11-22" calcext:value-type="date">
            <text:p>11/22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5547600" calcext:value-type="float">
            <text:p>1525547600</text:p>
          </table:table-cell>
          <table:table-cell office:value-type="string" calcext:value-type="string">
            <text:p>2018-05-05</text:p>
          </table:table-cell>
          <table:table-cell office:value-type="string" calcext:value-type="string">
            <text:p>19:13:20</text:p>
          </table:table-cell>
          <table:table-cell office:value-type="float" office:value="521359" calcext:value-type="float">
            <text:p>521359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7448d0d2e3b8858c4806a95ea06b1be849afd4d912373d536e032b1212cbdbf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FLOOR([.A46];7*24*60*60)" office:value-type="float" office:value="1525305600" calcext:value-type="float">
            <text:p>1525305600</text:p>
          </table:table-cell>
          <table:table-cell table:formula="of:=[.J45]+7*24*60*60" office:value-type="float" office:value="1543449600" calcext:value-type="float">
            <text:p>1543449600</text:p>
          </table:table-cell>
          <table:table-cell table:style-name="ce2" table:formula="of:=((([.J46]/60)/60)/24)+DATE(1970;1;1)" office:value-type="date" office:date-value="2018-11-29" calcext:value-type="date">
            <text:p>11/29/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5869833" calcext:value-type="float">
            <text:p>1525869833</text:p>
          </table:table-cell>
          <table:table-cell office:value-type="string" calcext:value-type="string">
            <text:p>2018-05-09</text:p>
          </table:table-cell>
          <table:table-cell office:value-type="string" calcext:value-type="string">
            <text:p>12:43:53</text:p>
          </table:table-cell>
          <table:table-cell office:value-type="float" office:value="521907" calcext:value-type="float">
            <text:p>521907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e98b5f9277e3fd15046f12b401d03e79fccc6c4ffe18871e7d2575ddce731071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table:formula="of:=FLOOR([.A47];7*24*60*60)" office:value-type="float" office:value="1525305600" calcext:value-type="float">
            <text:p>1525305600</text:p>
          </table:table-cell>
          <table:table-cell table:formula="of:=[.J46]+7*24*60*60" office:value-type="float" office:value="1544054400" calcext:value-type="float">
            <text:p>1544054400</text:p>
          </table:table-cell>
          <table:table-cell table:style-name="ce2" table:formula="of:=((([.J47]/60)/60)/24)+DATE(1970;1;1)" office:value-type="date" office:date-value="2018-12-06" calcext:value-type="date">
            <text:p>12/06/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7960989" calcext:value-type="float">
            <text:p>1527960989</text:p>
          </table:table-cell>
          <table:table-cell office:value-type="string" calcext:value-type="string">
            <text:p>2018-06-02</text:p>
          </table:table-cell>
          <table:table-cell office:value-type="string" calcext:value-type="string">
            <text:p>17:36:29</text:p>
          </table:table-cell>
          <table:table-cell office:value-type="float" office:value="525644" calcext:value-type="float">
            <text:p>525644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174d0ede91378614137a65743ec6ced78bf6b5a7e287e0f39cb97cd550f7ef79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table:formula="of:=FLOOR([.A48];7*24*60*60)" office:value-type="float" office:value="1527724800" calcext:value-type="float">
            <text:p>1527724800</text:p>
          </table:table-cell>
          <table:table-cell table:formula="of:=[.J47]+7*24*60*60" office:value-type="float" office:value="1544659200" calcext:value-type="float">
            <text:p>1544659200</text:p>
          </table:table-cell>
          <table:table-cell table:style-name="ce2" table:formula="of:=((([.J48]/60)/60)/24)+DATE(1970;1;1)" office:value-type="date" office:date-value="2018-12-13" calcext:value-type="date">
            <text:p>12/13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8099784" calcext:value-type="float">
            <text:p>1528099784</text:p>
          </table:table-cell>
          <table:table-cell office:value-type="string" calcext:value-type="string">
            <text:p>2018-06-04</text:p>
          </table:table-cell>
          <table:table-cell office:value-type="string" calcext:value-type="string">
            <text:p>08:09:44</text:p>
          </table:table-cell>
          <table:table-cell office:value-type="float" office:value="525900" calcext:value-type="float">
            <text:p>52590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8a36d4a9c67b2aef67df79e7a4527df49d852c300e506ab2d5f5560a47ab06b3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49];7*24*60*60)" office:value-type="float" office:value="1527724800" calcext:value-type="float">
            <text:p>1527724800</text:p>
          </table:table-cell>
          <table:table-cell table:formula="of:=[.J48]+7*24*60*60" office:value-type="float" office:value="1545264000" calcext:value-type="float">
            <text:p>1545264000</text:p>
          </table:table-cell>
          <table:table-cell table:style-name="ce2" table:formula="of:=((([.J49]/60)/60)/24)+DATE(1970;1;1)" office:value-type="date" office:date-value="2018-12-20" calcext:value-type="date">
            <text:p>12/20/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28471953" calcext:value-type="float">
            <text:p>1528471953</text:p>
          </table:table-cell>
          <table:table-cell office:value-type="string" calcext:value-type="string">
            <text:p>2018-06-08</text:p>
          </table:table-cell>
          <table:table-cell office:value-type="string" calcext:value-type="string">
            <text:p>15:32:33</text:p>
          </table:table-cell>
          <table:table-cell office:value-type="float" office:value="526596" calcext:value-type="float">
            <text:p>526596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8f492934c310896ea772e8062d96c61ea524853b92726d9e37aab31528198449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table:formula="of:=FLOOR([.A50];7*24*60*60)" office:value-type="float" office:value="1528329600" calcext:value-type="float">
            <text:p>1528329600</text:p>
          </table:table-cell>
          <table:table-cell table:formula="of:=[.J49]+7*24*60*60" office:value-type="float" office:value="1545868800" calcext:value-type="float">
            <text:p>1545868800</text:p>
          </table:table-cell>
          <table:table-cell table:style-name="ce2" table:formula="of:=((([.J50]/60)/60)/24)+DATE(1970;1;1)" office:value-type="date" office:date-value="2018-12-27" calcext:value-type="date">
            <text:p>12/27/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28892891" calcext:value-type="float">
            <text:p>1528892891</text:p>
          </table:table-cell>
          <table:table-cell office:value-type="string" calcext:value-type="string">
            <text:p>2018-06-13</text:p>
          </table:table-cell>
          <table:table-cell office:value-type="string" calcext:value-type="string">
            <text:p>12:28:11</text:p>
          </table:table-cell>
          <table:table-cell office:value-type="float" office:value="527276" calcext:value-type="float">
            <text:p>527276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0da5e5dba5e793d50820c2275dab74912b121c8b7e34ce32a9dbfd4567a9bf8e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table:formula="of:=FLOOR([.A51];7*24*60*60)" office:value-type="float" office:value="1528329600" calcext:value-type="float">
            <text:p>1528329600</text:p>
          </table:table-cell>
          <table:table-cell table:formula="of:=[.J50]+7*24*60*60" office:value-type="float" office:value="1546473600" calcext:value-type="float">
            <text:p>1546473600</text:p>
          </table:table-cell>
          <table:table-cell table:style-name="ce2" table:formula="of:=((([.J51]/60)/60)/24)+DATE(1970;1;1)" office:value-type="date" office:date-value="2019-01-03" calcext:value-type="date">
            <text:p>01/03/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28893608" calcext:value-type="float">
            <text:p>1528893608</text:p>
          </table:table-cell>
          <table:table-cell office:value-type="string" calcext:value-type="string">
            <text:p>2018-06-13</text:p>
          </table:table-cell>
          <table:table-cell office:value-type="string" calcext:value-type="string">
            <text:p>12:40:08</text:p>
          </table:table-cell>
          <table:table-cell office:value-type="float" office:value="527279" calcext:value-type="float">
            <text:p>527279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072fdaaa00bfaa9a9d8e074b04aa38f13fa4df983bd1b678a515d03203bfa3b1</text:p>
          </table:table-cell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table:formula="of:=FLOOR([.A52];7*24*60*60)" office:value-type="float" office:value="1528329600" calcext:value-type="float">
            <text:p>1528329600</text:p>
          </table:table-cell>
          <table:table-cell table:formula="of:=[.J51]+7*24*60*60" office:value-type="float" office:value="1547078400" calcext:value-type="float">
            <text:p>1547078400</text:p>
          </table:table-cell>
          <table:table-cell table:style-name="ce2" table:formula="of:=((([.J52]/60)/60)/24)+DATE(1970;1;1)" office:value-type="date" office:date-value="2019-01-10" calcext:value-type="date">
            <text:p>01/10/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30375789" calcext:value-type="float">
            <text:p>1530375789</text:p>
          </table:table-cell>
          <table:table-cell office:value-type="string" calcext:value-type="string">
            <text:p>2018-06-30</text:p>
          </table:table-cell>
          <table:table-cell office:value-type="string" calcext:value-type="string">
            <text:p>16:23:09</text:p>
          </table:table-cell>
          <table:table-cell office:value-type="float" office:value="529915" calcext:value-type="float">
            <text:p>529915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10abea46cca9638026d06ea6ca70f712707dd78e7fbcb348f4b06682546d1790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53];7*24*60*60)" office:value-type="float" office:value="1530144000" calcext:value-type="float">
            <text:p>1530144000</text:p>
          </table:table-cell>
          <table:table-cell table:formula="of:=[.J52]+7*24*60*60" office:value-type="float" office:value="1547683200" calcext:value-type="float">
            <text:p>1547683200</text:p>
          </table:table-cell>
          <table:table-cell table:style-name="ce2" table:formula="of:=((([.J53]/60)/60)/24)+DATE(1970;1;1)" office:value-type="date" office:date-value="2019-01-17" calcext:value-type="date">
            <text:p>01/17/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30375789" calcext:value-type="float">
            <text:p>1530375789</text:p>
          </table:table-cell>
          <table:table-cell office:value-type="string" calcext:value-type="string">
            <text:p>2018-06-30</text:p>
          </table:table-cell>
          <table:table-cell office:value-type="string" calcext:value-type="string">
            <text:p>16:23:09</text:p>
          </table:table-cell>
          <table:table-cell office:value-type="float" office:value="529915" calcext:value-type="float">
            <text:p>529915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b886f119826dbc4fcb12719e83403afde17071323e558dfb186562d82dff2841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54];7*24*60*60)" office:value-type="float" office:value="1530144000" calcext:value-type="float">
            <text:p>1530144000</text:p>
          </table:table-cell>
          <table:table-cell table:formula="of:=[.J53]+7*24*60*60" office:value-type="float" office:value="1548288000" calcext:value-type="float">
            <text:p>1548288000</text:p>
          </table:table-cell>
          <table:table-cell table:style-name="ce2" table:formula="of:=((([.J54]/60)/60)/24)+DATE(1970;1;1)" office:value-type="date" office:date-value="2019-01-24" calcext:value-type="date">
            <text:p>01/24/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0393997" calcext:value-type="float">
            <text:p>1530393997</text:p>
          </table:table-cell>
          <table:table-cell office:value-type="string" calcext:value-type="string">
            <text:p>2018-06-30</text:p>
          </table:table-cell>
          <table:table-cell office:value-type="string" calcext:value-type="string">
            <text:p>21:26:37</text:p>
          </table:table-cell>
          <table:table-cell office:value-type="float" office:value="529946" calcext:value-type="float">
            <text:p>529946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3893f965c67860eef7f0fb3b4f0fe9de45b64e92fd7829af383b850083879ab</text:p>
          </table:table-cell>
          <table:table-cell office:value-type="float" office:value="144" calcext:value-type="float">
            <text:p>144</text:p>
          </table:table-cell>
          <table:table-cell office:value-type="float" office:value="34" calcext:value-type="float">
            <text:p>34</text:p>
          </table:table-cell>
          <table:table-cell table:formula="of:=FLOOR([.A55];7*24*60*60)" office:value-type="float" office:value="1530144000" calcext:value-type="float">
            <text:p>1530144000</text:p>
          </table:table-cell>
          <table:table-cell table:formula="of:=[.J54]+7*24*60*60" office:value-type="float" office:value="1548892800" calcext:value-type="float">
            <text:p>1548892800</text:p>
          </table:table-cell>
          <table:table-cell table:style-name="ce2" table:formula="of:=((([.J55]/60)/60)/24)+DATE(1970;1;1)" office:value-type="date" office:date-value="2019-01-31" calcext:value-type="date">
            <text:p>01/31/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30481908" calcext:value-type="float">
            <text:p>1530481908</text:p>
          </table:table-cell>
          <table:table-cell office:value-type="string" calcext:value-type="string">
            <text:p>2018-07-01</text:p>
          </table:table-cell>
          <table:table-cell office:value-type="string" calcext:value-type="string">
            <text:p>21:51:48</text:p>
          </table:table-cell>
          <table:table-cell office:value-type="float" office:value="530095" calcext:value-type="float">
            <text:p>530095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f0a0819d060169701532a7e231598b33edfcf2f4360a0f53d0ddde4673f74772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56];7*24*60*60)" office:value-type="float" office:value="1530144000" calcext:value-type="float">
            <text:p>1530144000</text:p>
          </table:table-cell>
          <table:table-cell table:formula="of:=[.J55]+7*24*60*60" office:value-type="float" office:value="1549497600" calcext:value-type="float">
            <text:p>1549497600</text:p>
          </table:table-cell>
          <table:table-cell table:style-name="ce2" table:formula="of:=((([.J56]/60)/60)/24)+DATE(1970;1;1)" office:value-type="date" office:date-value="2019-02-07" calcext:value-type="date">
            <text:p>02/07/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31759539" calcext:value-type="float">
            <text:p>1531759539</text:p>
          </table:table-cell>
          <table:table-cell office:value-type="string" calcext:value-type="string">
            <text:p>2018-07-16</text:p>
          </table:table-cell>
          <table:table-cell office:value-type="string" calcext:value-type="string">
            <text:p>16:45:39</text:p>
          </table:table-cell>
          <table:table-cell office:value-type="float" office:value="532172" calcext:value-type="float">
            <text:p>53217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03cfab7b726281065bacdefd1d750be218e1601dd1819972b44ea332da1940c8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57];7*24*60*60)" office:value-type="float" office:value="1531353600" calcext:value-type="float">
            <text:p>1531353600</text:p>
          </table:table-cell>
          <table:table-cell table:formula="of:=[.J56]+7*24*60*60" office:value-type="float" office:value="1550102400" calcext:value-type="float">
            <text:p>1550102400</text:p>
          </table:table-cell>
          <table:table-cell table:style-name="ce2" table:formula="of:=((([.J57]/60)/60)/24)+DATE(1970;1;1)" office:value-type="date" office:date-value="2019-02-14" calcext:value-type="date">
            <text:p>02/14/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32452751" calcext:value-type="float">
            <text:p>1532452751</text:p>
          </table:table-cell>
          <table:table-cell office:value-type="string" calcext:value-type="string">
            <text:p>2018-07-24</text:p>
          </table:table-cell>
          <table:table-cell office:value-type="string" calcext:value-type="string">
            <text:p>17:19:11</text:p>
          </table:table-cell>
          <table:table-cell office:value-type="float" office:value="533474" calcext:value-type="float">
            <text:p>533474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d07edb16b230cc2bab88e9eceb17e97dac81394c2a27d26ee4e6628b7688faaf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58];7*24*60*60)" office:value-type="float" office:value="1531958400" calcext:value-type="float">
            <text:p>1531958400</text:p>
          </table:table-cell>
          <table:table-cell table:formula="of:=[.J57]+7*24*60*60" office:value-type="float" office:value="1550707200" calcext:value-type="float">
            <text:p>1550707200</text:p>
          </table:table-cell>
          <table:table-cell table:style-name="ce2" table:formula="of:=((([.J58]/60)/60)/24)+DATE(1970;1;1)" office:value-type="date" office:date-value="2019-02-21" calcext:value-type="date">
            <text:p>02/21/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32452751" calcext:value-type="float">
            <text:p>1532452751</text:p>
          </table:table-cell>
          <table:table-cell office:value-type="string" calcext:value-type="string">
            <text:p>2018-07-24</text:p>
          </table:table-cell>
          <table:table-cell office:value-type="string" calcext:value-type="string">
            <text:p>17:19:11</text:p>
          </table:table-cell>
          <table:table-cell office:value-type="float" office:value="533474" calcext:value-type="float">
            <text:p>533474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8a09de23d7a71c2e7a2d498e29c6e6d424ef559ac7819d42cbcd6d933bb8eadd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FLOOR([.A59];7*24*60*60)" office:value-type="float" office:value="1531958400" calcext:value-type="float">
            <text:p>1531958400</text:p>
          </table:table-cell>
          <table:table-cell table:formula="of:=[.J58]+7*24*60*60" office:value-type="float" office:value="1551312000" calcext:value-type="float">
            <text:p>1551312000</text:p>
          </table:table-cell>
          <table:table-cell table:style-name="ce2" table:formula="of:=((([.J59]/60)/60)/24)+DATE(1970;1;1)" office:value-type="date" office:date-value="2019-02-28" calcext:value-type="date">
            <text:p>02/28/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32553422" calcext:value-type="float">
            <text:p>1532553422</text:p>
          </table:table-cell>
          <table:table-cell office:value-type="string" calcext:value-type="string">
            <text:p>2018-07-25</text:p>
          </table:table-cell>
          <table:table-cell office:value-type="string" calcext:value-type="string">
            <text:p>21:17:02</text:p>
          </table:table-cell>
          <table:table-cell office:value-type="float" office:value="533659" calcext:value-type="float">
            <text:p>533659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2064ab03f52c34ddfe40d259d145d2632a4364bdaa47a1ec4b2f2552cbda7b22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60];7*24*60*60)" office:value-type="float" office:value="1531958400" calcext:value-type="float">
            <text:p>1531958400</text:p>
          </table:table-cell>
          <table:table-cell table:formula="of:=[.J59]+7*24*60*60" office:value-type="float" office:value="1551916800" calcext:value-type="float">
            <text:p>1551916800</text:p>
          </table:table-cell>
          <table:table-cell table:style-name="ce2" table:formula="of:=((([.J60]/60)/60)/24)+DATE(1970;1;1)" office:value-type="date" office:date-value="2019-03-07" calcext:value-type="date">
            <text:p>03/07/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32553422" calcext:value-type="float">
            <text:p>1532553422</text:p>
          </table:table-cell>
          <table:table-cell office:value-type="string" calcext:value-type="string">
            <text:p>2018-07-25</text:p>
          </table:table-cell>
          <table:table-cell office:value-type="string" calcext:value-type="string">
            <text:p>21:17:02</text:p>
          </table:table-cell>
          <table:table-cell office:value-type="float" office:value="533659" calcext:value-type="float">
            <text:p>533659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1132010de59cffa8e76951c60e3d86940830f7fbb1e53720a5a6512a817a8b9d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61];7*24*60*60)" office:value-type="float" office:value="1531958400" calcext:value-type="float">
            <text:p>1531958400</text:p>
          </table:table-cell>
          <table:table-cell table:formula="of:=[.J60]+7*24*60*60" office:value-type="float" office:value="1552521600" calcext:value-type="float">
            <text:p>1552521600</text:p>
          </table:table-cell>
          <table:table-cell table:style-name="ce2" table:formula="of:=((([.J61]/60)/60)/24)+DATE(1970;1;1)" office:value-type="date" office:date-value="2019-03-14" calcext:value-type="date">
            <text:p>03/14/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32553422" calcext:value-type="float">
            <text:p>1532553422</text:p>
          </table:table-cell>
          <table:table-cell office:value-type="string" calcext:value-type="string">
            <text:p>2018-07-25</text:p>
          </table:table-cell>
          <table:table-cell office:value-type="string" calcext:value-type="string">
            <text:p>21:17:02</text:p>
          </table:table-cell>
          <table:table-cell office:value-type="float" office:value="533659" calcext:value-type="float">
            <text:p>533659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b2eb71ed3b6ffcf6a4cdcdb6f2007641c41c15ab5c71e26e0ff5cd01bff6d4e6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62];7*24*60*60)" office:value-type="float" office:value="1531958400" calcext:value-type="float">
            <text:p>1531958400</text:p>
          </table:table-cell>
          <table:table-cell table:formula="of:=[.J61]+7*24*60*60" office:value-type="float" office:value="1553126400" calcext:value-type="float">
            <text:p>1553126400</text:p>
          </table:table-cell>
          <table:table-cell table:style-name="ce2" table:formula="of:=((([.J62]/60)/60)/24)+DATE(1970;1;1)" office:value-type="date" office:date-value="2019-03-21" calcext:value-type="date">
            <text:p>03/21/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2583039" calcext:value-type="float">
            <text:p>1532583039</text:p>
          </table:table-cell>
          <table:table-cell office:value-type="string" calcext:value-type="string">
            <text:p>2018-07-26</text:p>
          </table:table-cell>
          <table:table-cell office:value-type="string" calcext:value-type="string">
            <text:p>05:30:39</text:p>
          </table:table-cell>
          <table:table-cell office:value-type="float" office:value="533730" calcext:value-type="float">
            <text:p>53373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ce8e6376f3ab746ebf74475c560aa7e77e4468696d51e59014b6e0fc1821de33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63];7*24*60*60)" office:value-type="float" office:value="1532563200" calcext:value-type="float">
            <text:p>1532563200</text:p>
          </table:table-cell>
          <table:table-cell table:formula="of:=[.J62]+7*24*60*60" office:value-type="float" office:value="1553731200" calcext:value-type="float">
            <text:p>1553731200</text:p>
          </table:table-cell>
          <table:table-cell table:style-name="ce2" table:formula="of:=((([.J63]/60)/60)/24)+DATE(1970;1;1)" office:value-type="date" office:date-value="2019-03-28" calcext:value-type="date">
            <text:p>03/28/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2583039" calcext:value-type="float">
            <text:p>1532583039</text:p>
          </table:table-cell>
          <table:table-cell office:value-type="string" calcext:value-type="string">
            <text:p>2018-07-26</text:p>
          </table:table-cell>
          <table:table-cell office:value-type="string" calcext:value-type="string">
            <text:p>05:30:39</text:p>
          </table:table-cell>
          <table:table-cell office:value-type="float" office:value="533730" calcext:value-type="float">
            <text:p>53373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8bc1168e58126250b900c432d5b8552646f5427d120080c6ce96d9f1a7d2f176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64];7*24*60*60)" office:value-type="float" office:value="1532563200" calcext:value-type="float">
            <text:p>1532563200</text:p>
          </table:table-cell>
          <table:table-cell table:formula="of:=[.J63]+7*24*60*60" office:value-type="float" office:value="1554336000" calcext:value-type="float">
            <text:p>1554336000</text:p>
          </table:table-cell>
          <table:table-cell table:style-name="ce2" table:formula="of:=((([.J64]/60)/60)/24)+DATE(1970;1;1)" office:value-type="date" office:date-value="2019-04-04" calcext:value-type="date">
            <text:p>04/04/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32583039" calcext:value-type="float">
            <text:p>1532583039</text:p>
          </table:table-cell>
          <table:table-cell office:value-type="string" calcext:value-type="string">
            <text:p>2018-07-26</text:p>
          </table:table-cell>
          <table:table-cell office:value-type="string" calcext:value-type="string">
            <text:p>05:30:39</text:p>
          </table:table-cell>
          <table:table-cell office:value-type="float" office:value="533730" calcext:value-type="float">
            <text:p>53373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2a0f01f0fb34135e2b3e32d5b98c4b168cad9a0c4831a8edf53e80d9e1adaff3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65];7*24*60*60)" office:value-type="float" office:value="1532563200" calcext:value-type="float">
            <text:p>1532563200</text:p>
          </table:table-cell>
          <table:table-cell table:formula="of:=[.J64]+7*24*60*60" office:value-type="float" office:value="1554940800" calcext:value-type="float">
            <text:p>1554940800</text:p>
          </table:table-cell>
          <table:table-cell table:style-name="ce2" table:formula="of:=((([.J65]/60)/60)/24)+DATE(1970;1;1)" office:value-type="date" office:date-value="2019-04-11" calcext:value-type="date">
            <text:p>04/11/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32583039" calcext:value-type="float">
            <text:p>1532583039</text:p>
          </table:table-cell>
          <table:table-cell office:value-type="string" calcext:value-type="string">
            <text:p>2018-07-26</text:p>
          </table:table-cell>
          <table:table-cell office:value-type="string" calcext:value-type="string">
            <text:p>05:30:39</text:p>
          </table:table-cell>
          <table:table-cell office:value-type="float" office:value="533730" calcext:value-type="float">
            <text:p>53373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df2f58bb09f6c6a4390b12b52adcc2e93b99f1cc538bc03a2aeed341ac2b1950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66];7*24*60*60)" office:value-type="float" office:value="1532563200" calcext:value-type="float">
            <text:p>1532563200</text:p>
          </table:table-cell>
          <table:table-cell table:formula="of:=[.J65]+7*24*60*60" office:value-type="float" office:value="1555545600" calcext:value-type="float">
            <text:p>1555545600</text:p>
          </table:table-cell>
          <table:table-cell table:style-name="ce2" table:formula="of:=((([.J66]/60)/60)/24)+DATE(1970;1;1)" office:value-type="date" office:date-value="2019-04-18" calcext:value-type="date">
            <text:p>04/18/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33846443" calcext:value-type="float">
            <text:p>1533846443</text:p>
          </table:table-cell>
          <table:table-cell office:value-type="string" calcext:value-type="string">
            <text:p>2018-08-09</text:p>
          </table:table-cell>
          <table:table-cell office:value-type="string" calcext:value-type="string">
            <text:p>20:27:23</text:p>
          </table:table-cell>
          <table:table-cell office:value-type="float" office:value="535979" calcext:value-type="float">
            <text:p>535979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4107d6e2a48e8832b4439b4e768c3ca2bf2bf66e0eeb75b03121e692114303ee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FLOOR([.A67];7*24*60*60)" office:value-type="float" office:value="1533772800" calcext:value-type="float">
            <text:p>1533772800</text:p>
          </table:table-cell>
          <table:table-cell table:formula="of:=[.J66]+7*24*60*60" office:value-type="float" office:value="1556150400" calcext:value-type="float">
            <text:p>1556150400</text:p>
          </table:table-cell>
          <table:table-cell table:style-name="ce2" table:formula="of:=((([.J67]/60)/60)/24)+DATE(1970;1;1)" office:value-type="date" office:date-value="2019-04-25" calcext:value-type="date">
            <text:p>04/25/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33851843" calcext:value-type="float">
            <text:p>1533851843</text:p>
          </table:table-cell>
          <table:table-cell office:value-type="string" calcext:value-type="string">
            <text:p>2018-08-09</text:p>
          </table:table-cell>
          <table:table-cell office:value-type="string" calcext:value-type="string">
            <text:p>21:57:23</text:p>
          </table:table-cell>
          <table:table-cell office:value-type="float" office:value="535990" calcext:value-type="float">
            <text:p>53599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07b7becacb7c7e1c122bfacd8156775a48b776e400cc9cbc0b5dc29ea4cc209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table:formula="of:=FLOOR([.A68];7*24*60*60)" office:value-type="float" office:value="1533772800" calcext:value-type="float">
            <text:p>1533772800</text:p>
          </table:table-cell>
          <table:table-cell table:formula="of:=[.J67]+7*24*60*60" office:value-type="float" office:value="1556755200" calcext:value-type="float">
            <text:p>1556755200</text:p>
          </table:table-cell>
          <table:table-cell table:style-name="ce2" table:formula="of:=((([.J68]/60)/60)/24)+DATE(1970;1;1)" office:value-type="date" office:date-value="2019-05-02" calcext:value-type="date">
            <text:p>05/02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3856649" calcext:value-type="float">
            <text:p>1533856649</text:p>
          </table:table-cell>
          <table:table-cell office:value-type="string" calcext:value-type="string">
            <text:p>2018-08-09</text:p>
          </table:table-cell>
          <table:table-cell office:value-type="string" calcext:value-type="string">
            <text:p>23:17:29</text:p>
          </table:table-cell>
          <table:table-cell office:value-type="float" office:value="536001" calcext:value-type="float">
            <text:p>53600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708ab8ce6e875478e3212919601f0962e9ac4cb2b5374ebca803df563430b79c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69];7*24*60*60)" office:value-type="float" office:value="1533772800" calcext:value-type="float">
            <text:p>1533772800</text:p>
          </table:table-cell>
          <table:table-cell table:formula="of:=[.J68]+7*24*60*60" office:value-type="float" office:value="1557360000" calcext:value-type="float">
            <text:p>1557360000</text:p>
          </table:table-cell>
          <table:table-cell table:style-name="ce2" table:formula="of:=((([.J69]/60)/60)/24)+DATE(1970;1;1)" office:value-type="date" office:date-value="2019-05-09" calcext:value-type="date">
            <text:p>05/09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3856649" calcext:value-type="float">
            <text:p>1533856649</text:p>
          </table:table-cell>
          <table:table-cell office:value-type="string" calcext:value-type="string">
            <text:p>2018-08-09</text:p>
          </table:table-cell>
          <table:table-cell office:value-type="string" calcext:value-type="string">
            <text:p>23:17:29</text:p>
          </table:table-cell>
          <table:table-cell office:value-type="float" office:value="536001" calcext:value-type="float">
            <text:p>53600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53018d4b1f117e7c48ea126e0240da5d12089872e9a036fae6433abf3b98d73b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FLOOR([.A70];7*24*60*60)" office:value-type="float" office:value="1533772800" calcext:value-type="float">
            <text:p>1533772800</text:p>
          </table:table-cell>
          <table:table-cell table:formula="of:=[.J69]+7*24*60*60" office:value-type="float" office:value="1557964800" calcext:value-type="float">
            <text:p>1557964800</text:p>
          </table:table-cell>
          <table:table-cell table:style-name="ce2" table:formula="of:=((([.J70]/60)/60)/24)+DATE(1970;1;1)" office:value-type="date" office:date-value="2019-05-16" calcext:value-type="date">
            <text:p>05/16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3953766" calcext:value-type="float">
            <text:p>1533953766</text:p>
          </table:table-cell>
          <table:table-cell office:value-type="string" calcext:value-type="string">
            <text:p>2018-08-11</text:p>
          </table:table-cell>
          <table:table-cell office:value-type="string" calcext:value-type="string">
            <text:p>02:16:06</text:p>
          </table:table-cell>
          <table:table-cell office:value-type="float" office:value="536196" calcext:value-type="float">
            <text:p>536196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2c65f7bdf1f1818624a360a6b1297d69c04e06080d9cb12b712b883ef497c4d7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71];7*24*60*60)" office:value-type="float" office:value="1533772800" calcext:value-type="float">
            <text:p>153377280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4584001" calcext:value-type="float">
            <text:p>1534584001</text:p>
          </table:table-cell>
          <table:table-cell office:value-type="string" calcext:value-type="string">
            <text:p>2018-08-18</text:p>
          </table:table-cell>
          <table:table-cell office:value-type="string" calcext:value-type="string">
            <text:p>09:20:01</text:p>
          </table:table-cell>
          <table:table-cell office:value-type="float" office:value="537322" calcext:value-type="float">
            <text:p>53732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be4d93fe36f890c82dd3445af804f9d41631119c375c751561f4bf1af5a003a4</text:p>
          </table:table-cell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table:formula="of:=FLOOR([.A72];7*24*60*60)" office:value-type="float" office:value="1534377600" calcext:value-type="float">
            <text:p>1534377600</text:p>
          </table:table-cell>
          <table:table-cell table:number-columns-repeated="3"/>
        </table:table-row>
        <table:table-row table:style-name="ro1">
          <table:table-cell office:value-type="float" office:value="1534806411" calcext:value-type="float">
            <text:p>1534806411</text:p>
          </table:table-cell>
          <table:table-cell office:value-type="string" calcext:value-type="string">
            <text:p>2018-08-20</text:p>
          </table:table-cell>
          <table:table-cell office:value-type="string" calcext:value-type="string">
            <text:p>23:06:51</text:p>
          </table:table-cell>
          <table:table-cell office:value-type="float" office:value="537710" calcext:value-type="float">
            <text:p>5377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e7f8156dac3f07be052185cd92a30605fc927639cd80b31efb6cb7ad8c63c33b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73];7*24*60*60)" office:value-type="float" office:value="1534377600" calcext:value-type="float">
            <text:p>1534377600</text:p>
          </table:table-cell>
          <table:table-cell table:number-columns-repeated="3"/>
        </table:table-row>
        <table:table-row table:style-name="ro1">
          <table:table-cell office:value-type="float" office:value="1534806411" calcext:value-type="float">
            <text:p>1534806411</text:p>
          </table:table-cell>
          <table:table-cell office:value-type="string" calcext:value-type="string">
            <text:p>2018-08-20</text:p>
          </table:table-cell>
          <table:table-cell office:value-type="string" calcext:value-type="string">
            <text:p>23:06:51</text:p>
          </table:table-cell>
          <table:table-cell office:value-type="float" office:value="537710" calcext:value-type="float">
            <text:p>5377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1cd937625313f05d8d7d170cc5d64a02494869c023a7bb11df3f60333cb4437a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FLOOR([.A74];7*24*60*60)" office:value-type="float" office:value="1534377600" calcext:value-type="float">
            <text:p>1534377600</text:p>
          </table:table-cell>
          <table:table-cell table:number-columns-repeated="3"/>
        </table:table-row>
        <table:table-row table:style-name="ro1">
          <table:table-cell office:value-type="float" office:value="1534806411" calcext:value-type="float">
            <text:p>1534806411</text:p>
          </table:table-cell>
          <table:table-cell office:value-type="string" calcext:value-type="string">
            <text:p>2018-08-20</text:p>
          </table:table-cell>
          <table:table-cell office:value-type="string" calcext:value-type="string">
            <text:p>23:06:51</text:p>
          </table:table-cell>
          <table:table-cell office:value-type="float" office:value="537710" calcext:value-type="float">
            <text:p>5377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2ed86c214913f276ef26cd809f8c154abb6d8588512f95008726102fa62b697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FLOOR([.A75];7*24*60*60)" office:value-type="float" office:value="1534377600" calcext:value-type="float">
            <text:p>1534377600</text:p>
          </table:table-cell>
          <table:table-cell table:number-columns-repeated="3"/>
        </table:table-row>
        <table:table-row table:style-name="ro1">
          <table:table-cell office:value-type="float" office:value="1535233054" calcext:value-type="float">
            <text:p>1535233054</text:p>
          </table:table-cell>
          <table:table-cell office:value-type="string" calcext:value-type="string">
            <text:p>2018-08-25</text:p>
          </table:table-cell>
          <table:table-cell office:value-type="string" calcext:value-type="string">
            <text:p>21:37:34</text:p>
          </table:table-cell>
          <table:table-cell office:value-type="float" office:value="538442" calcext:value-type="float">
            <text:p>53844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69c97bb7345942b24ae5d45ed78d97a0744569bf9c7d20de460f2544da797390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76];7*24*60*60)" office:value-type="float" office:value="1534982400" calcext:value-type="float">
            <text:p>1534982400</text:p>
          </table:table-cell>
          <table:table-cell table:number-columns-repeated="3"/>
        </table:table-row>
        <table:table-row table:style-name="ro1">
          <table:table-cell office:value-type="float" office:value="1535424053" calcext:value-type="float">
            <text:p>1535424053</text:p>
          </table:table-cell>
          <table:table-cell office:value-type="string" calcext:value-type="string">
            <text:p>2018-08-28</text:p>
          </table:table-cell>
          <table:table-cell office:value-type="string" calcext:value-type="string">
            <text:p>02:40:53</text:p>
          </table:table-cell>
          <table:table-cell office:value-type="float" office:value="538834" calcext:value-type="float">
            <text:p>538834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f13954569f176d8973a905ea48caedf0faef6ff83910549b6fc089dca66a0630</text:p>
          </table:table-cell>
          <table:table-cell office:value-type="float" office:value="144" calcext:value-type="float">
            <text:p>144</text:p>
          </table:table-cell>
          <table:table-cell office:value-type="float" office:value="2834" calcext:value-type="float">
            <text:p>2834</text:p>
          </table:table-cell>
          <table:table-cell table:formula="of:=FLOOR([.A77];7*24*60*60)" office:value-type="float" office:value="1534982400" calcext:value-type="float">
            <text:p>1534982400</text:p>
          </table:table-cell>
          <table:table-cell table:number-columns-repeated="3"/>
        </table:table-row>
        <table:table-row table:style-name="ro1">
          <table:table-cell office:value-type="float" office:value="1536149912" calcext:value-type="float">
            <text:p>1536149912</text:p>
          </table:table-cell>
          <table:table-cell office:value-type="string" calcext:value-type="string">
            <text:p>2018-09-05</text:p>
          </table:table-cell>
          <table:table-cell office:value-type="string" calcext:value-type="string">
            <text:p>12:18:32</text:p>
          </table:table-cell>
          <table:table-cell office:value-type="float" office:value="540047" calcext:value-type="float">
            <text:p>540047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57f6ef141d8e3fa18fe1d36ff19dbcfef47d5e0580239a26e2f7023f9cba54d8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78];7*24*60*60)" office:value-type="float" office:value="1535587200" calcext:value-type="float">
            <text:p>1535587200</text:p>
          </table:table-cell>
          <table:table-cell table:number-columns-repeated="3"/>
        </table:table-row>
        <table:table-row table:style-name="ro1">
          <table:table-cell office:value-type="float" office:value="1536382418" calcext:value-type="float">
            <text:p>1536382418</text:p>
          </table:table-cell>
          <table:table-cell office:value-type="string" calcext:value-type="string">
            <text:p>2018-09-08</text:p>
          </table:table-cell>
          <table:table-cell office:value-type="string" calcext:value-type="string">
            <text:p>04:53:38</text:p>
          </table:table-cell>
          <table:table-cell office:value-type="float" office:value="540451" calcext:value-type="float">
            <text:p>54045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9fb1c6d3f689748939d59c72f686a944dcb095595c04ddce7803575d45055ffd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FLOOR([.A79];7*24*60*60)" office:value-type="float" office:value="1536192000" calcext:value-type="float">
            <text:p>1536192000</text:p>
          </table:table-cell>
          <table:table-cell table:number-columns-repeated="3"/>
        </table:table-row>
        <table:table-row table:style-name="ro1">
          <table:table-cell office:value-type="float" office:value="1536705099" calcext:value-type="float">
            <text:p>1536705099</text:p>
          </table:table-cell>
          <table:table-cell office:value-type="string" calcext:value-type="string">
            <text:p>2018-09-11</text:p>
          </table:table-cell>
          <table:table-cell office:value-type="string" calcext:value-type="string">
            <text:p>22:31:39</text:p>
          </table:table-cell>
          <table:table-cell office:value-type="float" office:value="540988" calcext:value-type="float">
            <text:p>540988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c9c2357eefb1d43a44d3a24806478d66defb98a54699a52e836bc54cc2139199</text:p>
          </table:table-cell>
          <table:table-cell office:value-type="float" office:value="144" calcext:value-type="float">
            <text:p>144</text:p>
          </table:table-cell>
          <table:table-cell office:value-type="float" office:value="5805" calcext:value-type="float">
            <text:p>5805</text:p>
          </table:table-cell>
          <table:table-cell table:formula="of:=FLOOR([.A80];7*24*60*60)" office:value-type="float" office:value="1536192000" calcext:value-type="float">
            <text:p>1536192000</text:p>
          </table:table-cell>
          <table:table-cell table:number-columns-repeated="3"/>
        </table:table-row>
        <table:table-row table:style-name="ro1">
          <table:table-cell office:value-type="float" office:value="1536711696" calcext:value-type="float">
            <text:p>1536711696</text:p>
          </table:table-cell>
          <table:table-cell office:value-type="string" calcext:value-type="string">
            <text:p>2018-09-12</text:p>
          </table:table-cell>
          <table:table-cell office:value-type="string" calcext:value-type="string">
            <text:p>00:21:36</text:p>
          </table:table-cell>
          <table:table-cell office:value-type="float" office:value="541007" calcext:value-type="float">
            <text:p>541007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d1dbd27ed5e948a363edfa3a26088b15711f85d5aaabf7a226140415a6a90afb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81];7*24*60*60)" office:value-type="float" office:value="1536192000" calcext:value-type="float">
            <text:p>1536192000</text:p>
          </table:table-cell>
          <table:table-cell table:number-columns-repeated="3"/>
        </table:table-row>
        <table:table-row table:style-name="ro1">
          <table:table-cell office:value-type="float" office:value="1537315879" calcext:value-type="float">
            <text:p>1537315879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1:19</text:p>
          </table:table-cell>
          <table:table-cell office:value-type="float" office:value="542009" calcext:value-type="float">
            <text:p>542009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b126634d68dc165a5d02fd5b81239ea9f71cd0afb9b34111029b728e022398c9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FLOOR([.A82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879" calcext:value-type="float">
            <text:p>1537315879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1:19</text:p>
          </table:table-cell>
          <table:table-cell office:value-type="float" office:value="542009" calcext:value-type="float">
            <text:p>542009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37ca7c0bf5adf673e75287f568a23d7b0a6dbfa613e14cb08ee955f78ef161e6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FLOOR([.A83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2acdc76a6ce216f167f2b6be6809163567b14955c3f4bc904634999db0c27bb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FLOOR([.A84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ddc3f9452f515ac71783ed827f29bc2402b52d9240d4df18824ae81a5f03c766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85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fff10806b78b5a8cb9fb18a050a01e3a30328ec20f94de434d42b7ce5b66662e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86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fd191eaa95e8df9907494021d162271badc77fa06e860ef332885f49ffb2f11b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87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877255a172b6beb309495ad1853a7da7274d4f9c8b15f191b7da6c514f23006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88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d5470ee214f2b2cbca6eae8f2dcc4d98a7241a609f06e8f1b40da1c3722861bd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FLOOR([.A89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99976c74f74c64f3fbc6beee0950d0c7b5e1e1208803a1ae8ffed7dbdb3b662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90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1d74954d82a06189650259d7af10ccd8fafcbaaf62f997dfde797109c12b240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91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45c7e4fac0702881e61287ac5ef1329cb5edd65690af73186f0a487459009349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92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830b4bf7f08b76a1aa5cbe6ae96721ee63df5da7b2b1ee4b4fdfdcdbc5630a54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FLOOR([.A93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1df39ec198386d87fb9c24e120b3690470a74c4e0c443307dfa2b6eb271c6357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94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487be50fcb788f91ff3ed829fc465e7ea9614314c15d72efef3d004ad0eb9467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95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1e286d7f1bcbd5ffeab6825f010a7eda7c301ddeab0dbf4bc3e22c1ba3c9ad71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96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5bc322292109f5c7fe2792192447f6a7bd1743d148c50107f544035069375b73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97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e749d03afa0a0efc8bee75afb2e44acdd2b37758c9a4c8b0cc182e60e6685374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FLOOR([.A98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d4ca659fbcebe0fabe7a2d67d3d7bbe2646d2521b7beae53a29993a86028d7d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99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388560cb712c8c0093a77cbaecc87277cc24c532a133ec6e246a78725c661f83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00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7018c6d5f2ef9d3e80dcf03f085ee7f57fada423fa027a5d15fe38a54726188b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FLOOR([.A101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dff25b1b29cec6a98f0c9e59446bf6b1efa2890599c198832e97c30d99625c97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02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db12e8b96b1eaf31df0393d114fecb39b4042eb7860c83c62521a1b54a829cdb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03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2e23a3c10d3ab71c1b164283ae488e62cc3b0c89f09d708bea06e6eafedb0ee6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04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b00223e6cd77c35feda5b29686d6ca5143add200632058d7ff622a2517ab57f7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FLOOR([.A105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e40123604db079bee0cc0009e06ff8563b5ccc091783375f55fe7269f20e3341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06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bf0a10b8d2f09cda2a5a5906cbee09b1a5a3bd470ae8c02f7c9aa4e474c08244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FLOOR([.A107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c15bbadbbc7b1e40c9fceb6f16726f20c40dc82297a1d5f16fbd69f0a1a49852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formula="of:=FLOOR([.A108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088b65a4620a72b010108132c227f2d467b82c3d1fbfb23de9f15448649ad55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FLOOR([.A109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0579874d9d38b314de85940a867cd03b7fec087a7b9e6b3ef7785eb8d1f67782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10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f4343d6b67fe2a68cd677111b75aff6e6c4601b47a5b0470adc3a8d5d5627b83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11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c1ba7ec937570ff5373827929a84efed56ea4b184418921ec5ccc0ffc1ade193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FLOOR([.A112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73dc48c7be398f6e6dbc6c2323af702f3d4ecd9bc701dc6e17ad37e56aa19eac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13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5ae8f0ad12166714a0f532f1bfe164ffcbb4e4c8c737bfe7d9491b0535617ccb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14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98609095170cc0691487549fa42a13a2f2147d94aee7f25290eac384d305edcc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formula="of:=FLOOR([.A115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dcb2500f40b6aec48f2337aa2adfa1c60e4c5ba3746a3162a22b2dab58fc4ee8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16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fddca829f2b53a0bd75a401a87b71dca459bd960e8e37bc2ef1c62d4436be303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17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f40327286bbf08d050d2600c680e15006c571f0df1fc9fe9ae5fea17708c3b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FLOOR([.A118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285960108e85d32bcb47f109650e713052f8167a37398ab8a9da5434b6b02e1d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19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624f4ed65ea7d1afa0378613bac7e3bbf53e8f294e1c08238c20e4e5f660a129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20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6586" calcext:value-type="float">
            <text:p>1537316586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23:06</text:p>
          </table:table-cell>
          <table:table-cell office:value-type="float" office:value="542011" calcext:value-type="float">
            <text:p>54201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c10f6f5d70e609d436e507c133aec523a3b7191765bf5dc365344a85f7ebf626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FLOOR([.A121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8eaf46229c93a8bb71fc1c55d623cdba17934b1b7017507acb0d4e0361be3a41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22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6586" calcext:value-type="float">
            <text:p>1537316586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23:06</text:p>
          </table:table-cell>
          <table:table-cell office:value-type="float" office:value="542011" calcext:value-type="float">
            <text:p>54201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98dc5e9b89a5bbd0b6e9043d821631426f4512c12f792c2d7d1e0e0f7999265f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23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faddef4dbb6eb0db2bb0895e6df279047a21e7b1c5c51c8551b21a43360eeb60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24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6586" calcext:value-type="float">
            <text:p>1537316586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23:06</text:p>
          </table:table-cell>
          <table:table-cell office:value-type="float" office:value="542011" calcext:value-type="float">
            <text:p>54201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7283d85b6cb966457622c0332eeac1fd1914be3bc86eb5bf0c483447815483a4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25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1cb5e43b8dafcb38b2804d8c48a12173666bbbddbb429c606dd09a722576027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26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2bc56c62d839c6d504059c41f8d63433616aebfdafbb48d2970f85f89eaca08b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27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29b12506715316653d5d600eb1eb2feee09007dd5283a2b6d9ebbeb7800770b9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28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e69391d078a54c2ff3121703d306e4f69a902a67923b6ce27b9fc4baec8b95ef</text:p>
          </table:table-cell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  <table:table-cell table:formula="of:=FLOOR([.A129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6586" calcext:value-type="float">
            <text:p>1537316586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23:06</text:p>
          </table:table-cell>
          <table:table-cell office:value-type="float" office:value="542011" calcext:value-type="float">
            <text:p>54201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0b10b26b567b9fc4899a53177ec5f2794ff8c23250e2a20cc59a411e714d5c24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30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34710" calcext:value-type="float">
            <text:p>1537334710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5:25:10</text:p>
          </table:table-cell>
          <table:table-cell office:value-type="float" office:value="542046" calcext:value-type="float">
            <text:p>542046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08b0ddf3442a57591c169a1e7f98d466cd1bceb1f29f49168b422b2a1e33d7ff</text:p>
          </table:table-cell>
          <table:table-cell office:value-type="float" office:value="144" calcext:value-type="float">
            <text:p>144</text:p>
          </table:table-cell>
          <table:table-cell office:value-type="float" office:value="37" calcext:value-type="float">
            <text:p>37</text:p>
          </table:table-cell>
          <table:table-cell table:formula="of:=FLOOR([.A131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58267" calcext:value-type="float">
            <text:p>1537358267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11:57:47</text:p>
          </table:table-cell>
          <table:table-cell office:value-type="float" office:value="542082" calcext:value-type="float">
            <text:p>54208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280bf1a42231643955f9f9c0f00abd12f3c0b6c2496536d83608a704828610e5</text:p>
          </table:table-cell>
          <table:table-cell office:value-type="float" office:value="144" calcext:value-type="float">
            <text:p>144</text:p>
          </table:table-cell>
          <table:table-cell office:value-type="float" office:value="73" calcext:value-type="float">
            <text:p>73</text:p>
          </table:table-cell>
          <table:table-cell table:formula="of:=FLOOR([.A132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484688" calcext:value-type="float">
            <text:p>1537484688</text:p>
          </table:table-cell>
          <table:table-cell office:value-type="string" calcext:value-type="string">
            <text:p>2018-09-20</text:p>
          </table:table-cell>
          <table:table-cell office:value-type="string" calcext:value-type="string">
            <text:p>23:04:48</text:p>
          </table:table-cell>
          <table:table-cell office:value-type="float" office:value="542312" calcext:value-type="float">
            <text:p>54231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efa208856f8528affba14a78adaa0354959360fa3c10d6698025918c4d8377f6</text:p>
          </table:table-cell>
          <table:table-cell office:value-type="float" office:value="180" calcext:value-type="float">
            <text:p>180</text:p>
          </table:table-cell>
          <table:table-cell office:value-type="float" office:value="303" calcext:value-type="float">
            <text:p>303</text:p>
          </table:table-cell>
          <table:table-cell table:formula="of:=FLOOR([.A133];7*24*60*60)" office:value-type="float" office:value="1537401600" calcext:value-type="float">
            <text:p>1537401600</text:p>
          </table:table-cell>
          <table:table-cell table:number-columns-repeated="3"/>
        </table:table-row>
        <table:table-row table:style-name="ro1">
          <table:table-cell office:value-type="float" office:value="1537647482" calcext:value-type="float">
            <text:p>1537647482</text:p>
          </table:table-cell>
          <table:table-cell office:value-type="string" calcext:value-type="string">
            <text:p>2018-09-22</text:p>
          </table:table-cell>
          <table:table-cell office:value-type="string" calcext:value-type="string">
            <text:p>20:18:02</text:p>
          </table:table-cell>
          <table:table-cell office:value-type="float" office:value="542597" calcext:value-type="float">
            <text:p>542597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cd78f1afcd94086fc40a25d9aa8fd0f5f9aef2c3242fc4f1134ad7290255a538</text:p>
          </table:table-cell>
          <table:table-cell office:value-type="float" office:value="144" calcext:value-type="float">
            <text:p>144</text:p>
          </table:table-cell>
          <table:table-cell office:value-type="float" office:value="588" calcext:value-type="float">
            <text:p>588</text:p>
          </table:table-cell>
          <table:table-cell table:formula="of:=FLOOR([.A134];7*24*60*60)" office:value-type="float" office:value="1537401600" calcext:value-type="float">
            <text:p>1537401600</text:p>
          </table:table-cell>
          <table:table-cell table:number-columns-repeated="3"/>
        </table:table-row>
        <table:table-row table:style-name="ro1">
          <table:table-cell office:value-type="float" office:value="1537647841" calcext:value-type="float">
            <text:p>1537647841</text:p>
          </table:table-cell>
          <table:table-cell office:value-type="string" calcext:value-type="string">
            <text:p>2018-09-22</text:p>
          </table:table-cell>
          <table:table-cell office:value-type="string" calcext:value-type="string">
            <text:p>20:24:01</text:p>
          </table:table-cell>
          <table:table-cell office:value-type="float" office:value="542598" calcext:value-type="float">
            <text:p>542598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b0a188d9630df1cf44ef3b49174316c6632414ce6f637868340280c2b7011788</text:p>
          </table:table-cell>
          <table:table-cell office:value-type="float" office:value="144" calcext:value-type="float">
            <text:p>144</text:p>
          </table:table-cell>
          <table:table-cell office:value-type="float" office:value="589" calcext:value-type="float">
            <text:p>589</text:p>
          </table:table-cell>
          <table:table-cell table:formula="of:=FLOOR([.A135];7*24*60*60)" office:value-type="float" office:value="1537401600" calcext:value-type="float">
            <text:p>1537401600</text:p>
          </table:table-cell>
          <table:table-cell table:number-columns-repeated="3"/>
        </table:table-row>
        <table:table-row table:style-name="ro1">
          <table:table-cell office:value-type="float" office:value="1537752958" calcext:value-type="float">
            <text:p>1537752958</text:p>
          </table:table-cell>
          <table:table-cell office:value-type="string" calcext:value-type="string">
            <text:p>2018-09-24</text:p>
          </table:table-cell>
          <table:table-cell office:value-type="string" calcext:value-type="string">
            <text:p>01:35:58</text:p>
          </table:table-cell>
          <table:table-cell office:value-type="float" office:value="542770" calcext:value-type="float">
            <text:p>54277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35a4358166cc456ee13676ad1f9c34a6d5e5c44888d850f5d13c32fbf799d4c9</text:p>
          </table:table-cell>
          <table:table-cell office:value-type="float" office:value="180" calcext:value-type="float">
            <text:p>180</text:p>
          </table:table-cell>
          <table:table-cell office:value-type="float" office:value="761" calcext:value-type="float">
            <text:p>761</text:p>
          </table:table-cell>
          <table:table-cell table:formula="of:=FLOOR([.A136];7*24*60*60)" office:value-type="float" office:value="1537401600" calcext:value-type="float">
            <text:p>1537401600</text:p>
          </table:table-cell>
          <table:table-cell table:number-columns-repeated="3"/>
        </table:table-row>
        <table:table-row table:style-name="ro1">
          <table:table-cell office:value-type="float" office:value="1537906566" calcext:value-type="float">
            <text:p>1537906566</text:p>
          </table:table-cell>
          <table:table-cell office:value-type="string" calcext:value-type="string">
            <text:p>2018-09-25</text:p>
          </table:table-cell>
          <table:table-cell office:value-type="string" calcext:value-type="string">
            <text:p>20:16:06</text:p>
          </table:table-cell>
          <table:table-cell office:value-type="float" office:value="543051" calcext:value-type="float">
            <text:p>54305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3986cb4859f7a7c6fe9721029c63539e086b3701c19613511d3dd09014a2e43</text:p>
          </table:table-cell>
          <table:table-cell office:value-type="float" office:value="144" calcext:value-type="float">
            <text:p>144</text:p>
          </table:table-cell>
          <table:table-cell office:value-type="float" office:value="1042" calcext:value-type="float">
            <text:p>1042</text:p>
          </table:table-cell>
          <table:table-cell table:formula="of:=FLOOR([.A137];7*24*60*60)" office:value-type="float" office:value="1537401600" calcext:value-type="float">
            <text:p>1537401600</text:p>
          </table:table-cell>
          <table:table-cell table:number-columns-repeated="3"/>
        </table:table-row>
        <table:table-row table:style-name="ro1">
          <table:table-cell office:value-type="float" office:value="1538047190" calcext:value-type="float">
            <text:p>1538047190</text:p>
          </table:table-cell>
          <table:table-cell office:value-type="string" calcext:value-type="string">
            <text:p>2018-09-27</text:p>
          </table:table-cell>
          <table:table-cell office:value-type="string" calcext:value-type="string">
            <text:p>11:19:50</text:p>
          </table:table-cell>
          <table:table-cell office:value-type="float" office:value="543283" calcext:value-type="float">
            <text:p>54328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e9419ea5c3dfb864acdb6928c76964d8a2a91eb116a8ffafeac67ce67dd5a1a3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38];7*24*60*60)" office:value-type="float" office:value="1538006400" calcext:value-type="float">
            <text:p>1538006400</text:p>
          </table:table-cell>
          <table:table-cell table:number-columns-repeated="3"/>
        </table:table-row>
        <table:table-row table:style-name="ro1">
          <table:table-cell office:value-type="float" office:value="1538410557" calcext:value-type="float">
            <text:p>1538410557</text:p>
          </table:table-cell>
          <table:table-cell office:value-type="string" calcext:value-type="string">
            <text:p>2018-10-01</text:p>
          </table:table-cell>
          <table:table-cell office:value-type="string" calcext:value-type="string">
            <text:p>16:15:57</text:p>
          </table:table-cell>
          <table:table-cell office:value-type="float" office:value="543937" calcext:value-type="float">
            <text:p>543937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8af2f5736cfecc13fe0fc9516496725be5c7b5a1a833c56a1ccf24b23f5564b7</text:p>
          </table:table-cell>
          <table:table-cell office:value-type="float" office:value="144" calcext:value-type="float">
            <text:p>144</text:p>
          </table:table-cell>
          <table:table-cell office:value-type="float" office:value="1928" calcext:value-type="float">
            <text:p>1928</text:p>
          </table:table-cell>
          <table:table-cell table:formula="of:=FLOOR([.A139];7*24*60*60)" office:value-type="float" office:value="1538006400" calcext:value-type="float">
            <text:p>1538006400</text:p>
          </table:table-cell>
          <table:table-cell table:number-columns-repeated="3"/>
        </table:table-row>
        <table:table-row table:style-name="ro1">
          <table:table-cell office:value-type="float" office:value="1539155558" calcext:value-type="float">
            <text:p>1539155558</text:p>
          </table:table-cell>
          <table:table-cell office:value-type="string" calcext:value-type="string">
            <text:p>2018-10-10</text:p>
          </table:table-cell>
          <table:table-cell office:value-type="string" calcext:value-type="string">
            <text:p>07:12:38</text:p>
          </table:table-cell>
          <table:table-cell office:value-type="float" office:value="545131" calcext:value-type="float">
            <text:p>54513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76a1800b39b960836281b6408a1d5b7593cb323961eabfd4f190dbb080ec851e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40];7*24*60*60)" office:value-type="float" office:value="1538611200" calcext:value-type="float">
            <text:p>1538611200</text:p>
          </table:table-cell>
          <table:table-cell table:number-columns-repeated="3"/>
        </table:table-row>
        <table:table-row table:style-name="ro1">
          <table:table-cell office:value-type="float" office:value="1540232314" calcext:value-type="float">
            <text:p>1540232314</text:p>
          </table:table-cell>
          <table:table-cell office:value-type="string" calcext:value-type="string">
            <text:p>2018-10-22</text:p>
          </table:table-cell>
          <table:table-cell office:value-type="string" calcext:value-type="string">
            <text:p>18:18:34</text:p>
          </table:table-cell>
          <table:table-cell office:value-type="float" office:value="546892" calcext:value-type="float">
            <text:p>54689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0d646ff0ad55bc38a76c18babaff138f9fa1a28d2c26cf8554b412bba5b4460b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41];7*24*60*60)" office:value-type="float" office:value="1539820800" calcext:value-type="float">
            <text:p>1539820800</text:p>
          </table:table-cell>
          <table:table-cell table:number-columns-repeated="3"/>
        </table:table-row>
        <table:table-row table:style-name="ro1">
          <table:table-cell office:value-type="float" office:value="1540264497" calcext:value-type="float">
            <text:p>1540264497</text:p>
          </table:table-cell>
          <table:table-cell office:value-type="string" calcext:value-type="string">
            <text:p>2018-10-23</text:p>
          </table:table-cell>
          <table:table-cell office:value-type="string" calcext:value-type="string">
            <text:p>03:14:57</text:p>
          </table:table-cell>
          <table:table-cell office:value-type="float" office:value="546959" calcext:value-type="float">
            <text:p>546959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0b0ac8d8c39a7790c10b996d13147258e58baaf5c7fabe4c090c74a458a21d28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42];7*24*60*60)" office:value-type="float" office:value="1539820800" calcext:value-type="float">
            <text:p>1539820800</text:p>
          </table:table-cell>
          <table:table-cell table:number-columns-repeated="3"/>
        </table:table-row>
        <table:table-row table:style-name="ro1">
          <table:table-cell office:value-type="float" office:value="1540838649" calcext:value-type="float">
            <text:p>1540838649</text:p>
          </table:table-cell>
          <table:table-cell office:value-type="string" calcext:value-type="string">
            <text:p>2018-10-29</text:p>
          </table:table-cell>
          <table:table-cell office:value-type="string" calcext:value-type="string">
            <text:p>18:44:09</text:p>
          </table:table-cell>
          <table:table-cell office:value-type="float" office:value="547863" calcext:value-type="float">
            <text:p>54786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5bd68e8d57cb9e4cf37bdf38fbbe7647b41170ea91a49fbc6f8ba8f6e9e3dec3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43];7*24*60*60)" office:value-type="float" office:value="1540425600" calcext:value-type="float">
            <text:p>1540425600</text:p>
          </table:table-cell>
          <table:table-cell table:number-columns-repeated="3"/>
        </table:table-row>
        <table:table-row table:style-name="ro1">
          <table:table-cell office:value-type="float" office:value="1541965396" calcext:value-type="float">
            <text:p>1541965396</text:p>
          </table:table-cell>
          <table:table-cell office:value-type="string" calcext:value-type="string">
            <text:p>2018-11-11</text:p>
          </table:table-cell>
          <table:table-cell office:value-type="string" calcext:value-type="string">
            <text:p>19:43:16</text:p>
          </table:table-cell>
          <table:table-cell office:value-type="float" office:value="549698" calcext:value-type="float">
            <text:p>549698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e08163fbbc56444a5ef37a326bced2a0202d37913fde9d782486e4783f9945ac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44];7*24*60*60)" office:value-type="float" office:value="1541635200" calcext:value-type="float">
            <text:p>1541635200</text:p>
          </table:table-cell>
          <table:table-cell table:number-columns-repeated="3"/>
        </table:table-row>
        <table:table-row table:style-name="ro1">
          <table:table-cell office:value-type="float" office:value="1543566326" calcext:value-type="float">
            <text:p>1543566326</text:p>
          </table:table-cell>
          <table:table-cell office:value-type="string" calcext:value-type="string">
            <text:p>2018-11-30</text:p>
          </table:table-cell>
          <table:table-cell office:value-type="string" calcext:value-type="string">
            <text:p>08:25:26</text:p>
          </table:table-cell>
          <table:table-cell office:value-type="float" office:value="552017" calcext:value-type="float">
            <text:p>552017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f1c2bd9f156dde8471185f857b7069d6518008da47fb9b76b9c537b17eb41b42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FLOOR([.A145];7*24*60*60)" office:value-type="float" office:value="1543449600" calcext:value-type="float">
            <text:p>1543449600</text:p>
          </table:table-cell>
          <table:table-cell table:number-columns-repeated="3"/>
        </table:table-row>
        <table:table-row table:style-name="ro1">
          <table:table-cell office:value-type="float" office:value="1544147764" calcext:value-type="float">
            <text:p>1544147764</text:p>
          </table:table-cell>
          <table:table-cell office:value-type="string" calcext:value-type="string">
            <text:p>2018-12-07</text:p>
          </table:table-cell>
          <table:table-cell office:value-type="string" calcext:value-type="string">
            <text:p>01:56:04</text:p>
          </table:table-cell>
          <table:table-cell office:value-type="float" office:value="552846" calcext:value-type="float">
            <text:p>552846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589b8110c10edb951f0cc18c4bac603d2651cfa61423b2974e5caef0944974ce</text:p>
          </table:table-cell>
          <table:table-cell office:value-type="float" office:value="144" calcext:value-type="float">
            <text:p>144</text:p>
          </table:table-cell>
          <table:table-cell office:value-type="float" office:value="10837" calcext:value-type="float">
            <text:p>10837</text:p>
          </table:table-cell>
          <table:table-cell table:formula="of:=FLOOR([.A146];7*24*60*60)" office:value-type="float" office:value="1544054400" calcext:value-type="float">
            <text:p>1544054400</text:p>
          </table:table-cell>
          <table:table-cell table:number-columns-repeated="3"/>
        </table:table-row>
        <table:table-row table:style-name="ro1">
          <table:table-cell office:value-type="float" office:value="1545833661" calcext:value-type="float">
            <text:p>1545833661</text:p>
          </table:table-cell>
          <table:table-cell office:value-type="string" calcext:value-type="string">
            <text:p>2018-12-26</text:p>
          </table:table-cell>
          <table:table-cell office:value-type="string" calcext:value-type="string">
            <text:p>14:14:21</text:p>
          </table:table-cell>
          <table:table-cell office:value-type="float" office:value="555576" calcext:value-type="float">
            <text:p>555576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2bb3afccca9309ebb4a92844a004a08fc90d55d89807281af9626e9455b71e71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47];7*24*60*60)" office:value-type="float" office:value="1545264000" calcext:value-type="float">
            <text:p>1545264000</text:p>
          </table:table-cell>
          <table:table-cell table:number-columns-repeated="3"/>
        </table:table-row>
        <table:table-row table:style-name="ro1">
          <table:table-cell office:value-type="float" office:value="1545834829" calcext:value-type="float">
            <text:p>1545834829</text:p>
          </table:table-cell>
          <table:table-cell office:value-type="string" calcext:value-type="string">
            <text:p>2018-12-26</text:p>
          </table:table-cell>
          <table:table-cell office:value-type="string" calcext:value-type="string">
            <text:p>14:33:49</text:p>
          </table:table-cell>
          <table:table-cell office:value-type="float" office:value="555578" calcext:value-type="float">
            <text:p>555578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7b189d25a22fb2cc6160e773c58a9e829633bad84024a6ad5e9ec22088eea601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48];7*24*60*60)" office:value-type="float" office:value="1545264000" calcext:value-type="float">
            <text:p>1545264000</text:p>
          </table:table-cell>
          <table:table-cell table:number-columns-repeated="3"/>
        </table:table-row>
        <table:table-row table:style-name="ro1">
          <table:table-cell office:value-type="float" office:value="1546314901" calcext:value-type="float">
            <text:p>1546314901</text:p>
          </table:table-cell>
          <table:table-cell office:value-type="string" calcext:value-type="string">
            <text:p>2019-01-01</text:p>
          </table:table-cell>
          <table:table-cell office:value-type="string" calcext:value-type="string">
            <text:p>03:55:01</text:p>
          </table:table-cell>
          <table:table-cell office:value-type="float" office:value="556480" calcext:value-type="float">
            <text:p>55648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d0cdf2b9430ed55742ec35b6bcd3c30de365aff15684a0be77f0c4c4835f23f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49];7*24*60*60)" office:value-type="float" office:value="1545868800" calcext:value-type="float">
            <text:p>1545868800</text:p>
          </table:table-cell>
          <table:table-cell table:number-columns-repeated="3"/>
        </table:table-row>
        <table:table-row table:style-name="ro1">
          <table:table-cell office:value-type="float" office:value="1546314901" calcext:value-type="float">
            <text:p>1546314901</text:p>
          </table:table-cell>
          <table:table-cell office:value-type="string" calcext:value-type="string">
            <text:p>2019-01-01</text:p>
          </table:table-cell>
          <table:table-cell office:value-type="string" calcext:value-type="string">
            <text:p>03:55:01</text:p>
          </table:table-cell>
          <table:table-cell office:value-type="float" office:value="556480" calcext:value-type="float">
            <text:p>55648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814735061d02819acd49932a8dd89d6887ee30226486b9ee3f59e16dbb532f57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50];7*24*60*60)" office:value-type="float" office:value="1545868800" calcext:value-type="float">
            <text:p>1545868800</text:p>
          </table:table-cell>
          <table:table-cell table:number-columns-repeated="3"/>
        </table:table-row>
        <table:table-row table:style-name="ro1">
          <table:table-cell office:value-type="float" office:value="1546646288" calcext:value-type="float">
            <text:p>1546646288</text:p>
          </table:table-cell>
          <table:table-cell office:value-type="string" calcext:value-type="string">
            <text:p>2019-01-04</text:p>
          </table:table-cell>
          <table:table-cell office:value-type="string" calcext:value-type="string">
            <text:p>23:58:08</text:p>
          </table:table-cell>
          <table:table-cell office:value-type="float" office:value="557062" calcext:value-type="float">
            <text:p>55706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c1c6facea7cbf7f4459edb324aa0336fdf28d65aeaabb4f012309ec38fef7d59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formula="of:=FLOOR([.A151];7*24*60*60)" office:value-type="float" office:value="1546473600" calcext:value-type="float">
            <text:p>1546473600</text:p>
          </table:table-cell>
          <table:table-cell table:number-columns-repeated="3"/>
        </table:table-row>
        <table:table-row table:style-name="ro1">
          <table:table-cell office:value-type="float" office:value="1546888597" calcext:value-type="float">
            <text:p>1546888597</text:p>
          </table:table-cell>
          <table:table-cell office:value-type="string" calcext:value-type="string">
            <text:p>2019-01-07</text:p>
          </table:table-cell>
          <table:table-cell office:value-type="string" calcext:value-type="string">
            <text:p>19:16:37</text:p>
          </table:table-cell>
          <table:table-cell office:value-type="float" office:value="557486" calcext:value-type="float">
            <text:p>557486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5576a868a0d66d52c4b0eea46a2120dc36e3e1cf8a06cb28422b05cf6690f9d1</text:p>
          </table:table-cell>
          <table:table-cell office:value-type="float" office:value="720" calcext:value-type="float">
            <text:p>720</text:p>
          </table:table-cell>
          <table:table-cell office:value-type="float" office:value="2" calcext:value-type="float">
            <text:p>2</text:p>
          </table:table-cell>
          <table:table-cell table:formula="of:=FLOOR([.A152];7*24*60*60)" office:value-type="float" office:value="1546473600" calcext:value-type="float">
            <text:p>1546473600</text:p>
          </table:table-cell>
          <table:table-cell table:number-columns-repeated="3"/>
        </table:table-row>
        <table:table-row table:style-name="ro1">
          <table:table-cell office:value-type="float" office:value="1547067080" calcext:value-type="float">
            <text:p>1547067080</text:p>
          </table:table-cell>
          <table:table-cell office:value-type="string" calcext:value-type="string">
            <text:p>2019-01-09</text:p>
          </table:table-cell>
          <table:table-cell office:value-type="string" calcext:value-type="string">
            <text:p>20:51:20</text:p>
          </table:table-cell>
          <table:table-cell office:value-type="float" office:value="557816" calcext:value-type="float">
            <text:p>557816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392633b90d42f30788c777a5b3fe0e3b828b47599e5728fd20e4627dbba1e1c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53];7*24*60*60)" office:value-type="float" office:value="1546473600" calcext:value-type="float">
            <text:p>1546473600</text:p>
          </table:table-cell>
          <table:table-cell table:number-columns-repeated="3"/>
        </table:table-row>
        <table:table-row table:style-name="ro1">
          <table:table-cell office:value-type="float" office:value="1547068042" calcext:value-type="float">
            <text:p>1547068042</text:p>
          </table:table-cell>
          <table:table-cell office:value-type="string" calcext:value-type="string">
            <text:p>2019-01-09</text:p>
          </table:table-cell>
          <table:table-cell office:value-type="string" calcext:value-type="string">
            <text:p>21:07:22</text:p>
          </table:table-cell>
          <table:table-cell office:value-type="float" office:value="557819" calcext:value-type="float">
            <text:p>557819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864aba51d8d7fdaaf74dc06d0b05d7e5126ff52d2b88d6f803131a5c24a2d22f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54];7*24*60*60)" office:value-type="float" office:value="1546473600" calcext:value-type="float">
            <text:p>1546473600</text:p>
          </table:table-cell>
          <table:table-cell table:number-columns-repeated="3"/>
        </table:table-row>
        <table:table-row table:style-name="ro1">
          <table:table-cell office:value-type="float" office:value="1547068042" calcext:value-type="float">
            <text:p>1547068042</text:p>
          </table:table-cell>
          <table:table-cell office:value-type="string" calcext:value-type="string">
            <text:p>2019-01-09</text:p>
          </table:table-cell>
          <table:table-cell office:value-type="string" calcext:value-type="string">
            <text:p>21:07:22</text:p>
          </table:table-cell>
          <table:table-cell office:value-type="float" office:value="557819" calcext:value-type="float">
            <text:p>557819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9d29460675c7fe41e466f0596e89d804ed9c42311f59f88e78967937e7bf109f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55];7*24*60*60)" office:value-type="float" office:value="1546473600" calcext:value-type="float">
            <text:p>1546473600</text:p>
          </table:table-cell>
          <table:table-cell table:number-columns-repeated="3"/>
        </table:table-row>
        <table:table-row table:style-name="ro1">
          <table:table-cell office:value-type="float" office:value="1547128519" calcext:value-type="float">
            <text:p>1547128519</text:p>
          </table:table-cell>
          <table:table-cell office:value-type="string" calcext:value-type="string">
            <text:p>2019-01-10</text:p>
          </table:table-cell>
          <table:table-cell office:value-type="string" calcext:value-type="string">
            <text:p>13:55:19</text:p>
          </table:table-cell>
          <table:table-cell office:value-type="float" office:value="557931" calcext:value-type="float">
            <text:p>55793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e7163282335e460c27dc8da3db52c87ed4849aeb49349fe37a5bb9fcf373989e</text:p>
          </table:table-cell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table:formula="of:=FLOOR([.A156];7*24*60*60)" office:value-type="float" office:value="1547078400" calcext:value-type="float">
            <text:p>1547078400</text:p>
          </table:table-cell>
          <table:table-cell table:number-columns-repeated="3"/>
        </table:table-row>
        <table:table-row table:style-name="ro1">
          <table:table-cell office:value-type="float" office:value="1547287719" calcext:value-type="float">
            <text:p>1547287719</text:p>
          </table:table-cell>
          <table:table-cell office:value-type="string" calcext:value-type="string">
            <text:p>2019-01-12</text:p>
          </table:table-cell>
          <table:table-cell office:value-type="string" calcext:value-type="string">
            <text:p>10:08:39</text:p>
          </table:table-cell>
          <table:table-cell office:value-type="float" office:value="558209" calcext:value-type="float">
            <text:p>558209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481e7fa250afe82b2d9734cb4d2fc18275779fb077c9c24f8a9cb5e4fa8a466e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57];7*24*60*60)" office:value-type="float" office:value="1547078400" calcext:value-type="float">
            <text:p>1547078400</text:p>
          </table:table-cell>
          <table:table-cell table:number-columns-repeated="3"/>
        </table:table-row>
        <table:table-row table:style-name="ro1">
          <table:table-cell office:value-type="float" office:value="1547676734" calcext:value-type="float">
            <text:p>1547676734</text:p>
          </table:table-cell>
          <table:table-cell office:value-type="string" calcext:value-type="string">
            <text:p>2019-01-16</text:p>
          </table:table-cell>
          <table:table-cell office:value-type="string" calcext:value-type="string">
            <text:p>22:12:14</text:p>
          </table:table-cell>
          <table:table-cell office:value-type="float" office:value="558822" calcext:value-type="float">
            <text:p>55882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1e459bac08648a698db0f2c47cc86a0857fbdf8104f54224080516fe97a5d4eb</text:p>
          </table:table-cell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  <table:table-cell table:formula="of:=FLOOR([.A158];7*24*60*60)" office:value-type="float" office:value="1547078400" calcext:value-type="float">
            <text:p>1547078400</text:p>
          </table:table-cell>
          <table:table-cell table:number-columns-repeated="3"/>
        </table:table-row>
        <table:table-row table:style-name="ro1">
          <table:table-cell office:value-type="float" office:value="1547940502" calcext:value-type="float">
            <text:p>154794050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23:28:22</text:p>
          </table:table-cell>
          <table:table-cell office:value-type="float" office:value="559227" calcext:value-type="float">
            <text:p>559227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db7a517646b668e4303caf1567e061460ec538f232dd387da04cd9d5769376e2</text:p>
          </table:table-cell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  <table:table-cell table:formula="of:=FLOOR([.A159];7*24*60*60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8051475" calcext:value-type="float">
            <text:p>1548051475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06:17:55</text:p>
          </table:table-cell>
          <table:table-cell office:value-type="float" office:value="559422" calcext:value-type="float">
            <text:p>55942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c760ddfaf0d08af5e5b56b8a4aa9a36becacd7e76b0e335f9011909ee19aa92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60];7*24*60*60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8051475" calcext:value-type="float">
            <text:p>1548051475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06:17:55</text:p>
          </table:table-cell>
          <table:table-cell office:value-type="float" office:value="559422" calcext:value-type="float">
            <text:p>55942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bef3e9415f83d2d24836688e3762db449a70174d661a72c35d0d9736f6869900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61];7*24*60*60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8052866" calcext:value-type="float">
            <text:p>1548052866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06:41:06</text:p>
          </table:table-cell>
          <table:table-cell office:value-type="float" office:value="559423" calcext:value-type="float">
            <text:p>55942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e71c8faec15f23e5e43ab22950071e4ca1532ee3c39790d41bdb0bece8f999df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62];7*24*60*60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8174064" calcext:value-type="float">
            <text:p>1548174064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16:21:04</text:p>
          </table:table-cell>
          <table:table-cell office:value-type="float" office:value="559621" calcext:value-type="float">
            <text:p>55962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f7cfb45a905a614837750cc04aa25c35e967db1dbac81c9fe22bcb701de4e455</text:p>
          </table:table-cell>
          <table:table-cell office:value-type="float" office:value="144" calcext:value-type="float">
            <text:p>144</text:p>
          </table:table-cell>
          <table:table-cell office:value-type="float" office:value="199" calcext:value-type="float">
            <text:p>199</text:p>
          </table:table-cell>
          <table:table-cell table:formula="of:=FLOOR([.A163];7*24*60*60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8192055" calcext:value-type="float">
            <text:p>1548192055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21:20:55</text:p>
          </table:table-cell>
          <table:table-cell office:value-type="float" office:value="559652" calcext:value-type="float">
            <text:p>55965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9cfd57f44a1c576044b77848d9de7aebb55eb1e481a3da8ed6b68e90b103309a</text:p>
          </table:table-cell>
          <table:table-cell office:value-type="float" office:value="144" calcext:value-type="float">
            <text:p>144</text:p>
          </table:table-cell>
          <table:table-cell office:value-type="float" office:value="231" calcext:value-type="float">
            <text:p>231</text:p>
          </table:table-cell>
          <table:table-cell table:formula="of:=FLOOR([.A164];7*24*60*60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8233845" calcext:value-type="float">
            <text:p>1548233845</text:p>
          </table:table-cell>
          <table:table-cell office:value-type="string" calcext:value-type="string">
            <text:p>2019-01-23</text:p>
          </table:table-cell>
          <table:table-cell office:value-type="string" calcext:value-type="string">
            <text:p>08:57:25</text:p>
          </table:table-cell>
          <table:table-cell office:value-type="float" office:value="559736" calcext:value-type="float">
            <text:p>559736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f0de4bf794d4b402fe0f90d412b6603fec9f041c3034435cc9fb76806c50a69d</text:p>
          </table:table-cell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  <table:table-cell table:formula="of:=FLOOR([.A165];7*24*60*60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8543909" calcext:value-type="float">
            <text:p>1548543909</text:p>
          </table:table-cell>
          <table:table-cell office:value-type="string" calcext:value-type="string">
            <text:p>2019-01-26</text:p>
          </table:table-cell>
          <table:table-cell office:value-type="string" calcext:value-type="string">
            <text:p>23:05:09</text:p>
          </table:table-cell>
          <table:table-cell office:value-type="float" office:value="560250" calcext:value-type="float">
            <text:p>56025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c33b33d26a1191b168d268a3fe98092231f845fdb750fe077380ddf7e2606dd0</text:p>
          </table:table-cell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  <table:table-cell table:formula="of:=FLOOR([.A166];7*24*60*60)" office:value-type="float" office:value="1548288000" calcext:value-type="float">
            <text:p>1548288000</text:p>
          </table:table-cell>
          <table:table-cell table:number-columns-repeated="3"/>
        </table:table-row>
        <table:table-row table:style-name="ro1">
          <table:table-cell office:value-type="float" office:value="1549061545" calcext:value-type="float">
            <text:p>1549061545</text:p>
          </table:table-cell>
          <table:table-cell office:value-type="string" calcext:value-type="string">
            <text:p>2019-02-01</text:p>
          </table:table-cell>
          <table:table-cell office:value-type="string" calcext:value-type="string">
            <text:p>22:52:25</text:p>
          </table:table-cell>
          <table:table-cell office:value-type="float" office:value="561133" calcext:value-type="float">
            <text:p>56113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84a7a27e247a3e8b2f9b9d5e4e6f3c1167e5617cfec7dd1ab79c62d5cc1c71d2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67];7*24*60*60)" office:value-type="float" office:value="1548892800" calcext:value-type="float">
            <text:p>1548892800</text:p>
          </table:table-cell>
          <table:table-cell table:number-columns-repeated="3"/>
        </table:table-row>
        <table:table-row table:style-name="ro1">
          <table:table-cell office:value-type="float" office:value="1549115566" calcext:value-type="float">
            <text:p>1549115566</text:p>
          </table:table-cell>
          <table:table-cell office:value-type="string" calcext:value-type="string">
            <text:p>2019-02-02</text:p>
          </table:table-cell>
          <table:table-cell office:value-type="string" calcext:value-type="string">
            <text:p>13:52:46</text:p>
          </table:table-cell>
          <table:table-cell office:value-type="float" office:value="561221" calcext:value-type="float">
            <text:p>56122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bca04d3528a032b1c69d0fdc8ee48686d54318c2fafc53128c41b468c216b66</text:p>
          </table:table-cell>
          <table:table-cell office:value-type="float" office:value="144" calcext:value-type="float">
            <text:p>144</text:p>
          </table:table-cell>
          <table:table-cell office:value-type="float" office:value="102" calcext:value-type="float">
            <text:p>102</text:p>
          </table:table-cell>
          <table:table-cell table:formula="of:=FLOOR([.A168];7*24*60*60)" office:value-type="float" office:value="1548892800" calcext:value-type="float">
            <text:p>1548892800</text:p>
          </table:table-cell>
          <table:table-cell table:number-columns-repeated="3"/>
        </table:table-row>
        <table:table-row table:style-name="ro1">
          <table:table-cell office:value-type="float" office:value="1549336970" calcext:value-type="float">
            <text:p>1549336970</text:p>
          </table:table-cell>
          <table:table-cell office:value-type="string" calcext:value-type="string">
            <text:p>2019-02-05</text:p>
          </table:table-cell>
          <table:table-cell office:value-type="string" calcext:value-type="string">
            <text:p>03:22:50</text:p>
          </table:table-cell>
          <table:table-cell office:value-type="float" office:value="561591" calcext:value-type="float">
            <text:p>56159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e6fcb6465c5afbbe931a62b44d05f3df587bc584411985a193c69fad2960352b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69];7*24*60*60)" office:value-type="float" office:value="1548892800" calcext:value-type="float">
            <text:p>1548892800</text:p>
          </table:table-cell>
          <table:table-cell table:number-columns-repeated="3"/>
        </table:table-row>
        <table:table-row table:style-name="ro1">
          <table:table-cell office:value-type="float" office:value="1549356529" calcext:value-type="float">
            <text:p>1549356529</text:p>
          </table:table-cell>
          <table:table-cell office:value-type="string" calcext:value-type="string">
            <text:p>2019-02-05</text:p>
          </table:table-cell>
          <table:table-cell office:value-type="string" calcext:value-type="string">
            <text:p>08:48:49</text:p>
          </table:table-cell>
          <table:table-cell office:value-type="float" office:value="561625" calcext:value-type="float">
            <text:p>561625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9fed54a9c0974b256a5526e04c18e8ccf0e49940f68518edc04e32cc942b5a6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70];7*24*60*60)" office:value-type="float" office:value="1548892800" calcext:value-type="float">
            <text:p>1548892800</text:p>
          </table:table-cell>
          <table:table-cell table:number-columns-repeated="3"/>
        </table:table-row>
        <table:table-row table:style-name="ro1">
          <table:table-cell office:value-type="float" office:value="1549430322" calcext:value-type="float">
            <text:p>1549430322</text:p>
          </table:table-cell>
          <table:table-cell office:value-type="string" calcext:value-type="string">
            <text:p>2019-02-06</text:p>
          </table:table-cell>
          <table:table-cell office:value-type="string" calcext:value-type="string">
            <text:p>05:18:42</text:p>
          </table:table-cell>
          <table:table-cell office:value-type="float" office:value="561756" calcext:value-type="float">
            <text:p>561756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c39b4c54acb379f20d58c6ac39b4203d53b5eb3303e4b32c8bb8cced10cd7458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table:formula="of:=FLOOR([.A171];7*24*60*60)" office:value-type="float" office:value="1548892800" calcext:value-type="float">
            <text:p>1548892800</text:p>
          </table:table-cell>
          <table:table-cell table:number-columns-repeated="3"/>
        </table:table-row>
        <table:table-row table:style-name="ro1">
          <table:table-cell office:value-type="float" office:value="1549552613" calcext:value-type="float">
            <text:p>1549552613</text:p>
          </table:table-cell>
          <table:table-cell office:value-type="string" calcext:value-type="string">
            <text:p>2019-02-07</text:p>
          </table:table-cell>
          <table:table-cell office:value-type="string" calcext:value-type="string">
            <text:p>15:16:53</text:p>
          </table:table-cell>
          <table:table-cell office:value-type="float" office:value="561991" calcext:value-type="float">
            <text:p>56199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74011ad5ac6c87a308e61c53b95d413498e03c6d9883fa98a5547798996305ac</text:p>
          </table:table-cell>
          <table:table-cell office:value-type="float" office:value="1081" calcext:value-type="float">
            <text:p>1081</text:p>
          </table:table-cell>
          <table:table-cell office:value-type="float" office:value="1" calcext:value-type="float">
            <text:p>1</text:p>
          </table:table-cell>
          <table:table-cell table:formula="of:=FLOOR([.A172];7*24*60*60)" office:value-type="float" office:value="1549497600" calcext:value-type="float">
            <text:p>1549497600</text:p>
          </table:table-cell>
          <table:table-cell table:number-columns-repeated="3"/>
        </table:table-row>
        <table:table-row table:style-name="ro1">
          <table:table-cell office:value-type="float" office:value="1549556759" calcext:value-type="float">
            <text:p>1549556759</text:p>
          </table:table-cell>
          <table:table-cell office:value-type="string" calcext:value-type="string">
            <text:p>2019-02-07</text:p>
          </table:table-cell>
          <table:table-cell office:value-type="string" calcext:value-type="string">
            <text:p>16:25:59</text:p>
          </table:table-cell>
          <table:table-cell office:value-type="float" office:value="561999" calcext:value-type="float">
            <text:p>561999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d2aed2ba23c3567fbab2f07804a056cac3a5f6dbe29ca77f6fc7c3e8b40ab0b8</text:p>
          </table:table-cell>
          <table:table-cell office:value-type="float" office:value="841" calcext:value-type="float">
            <text:p>841</text:p>
          </table:table-cell>
          <table:table-cell office:value-type="float" office:value="1" calcext:value-type="float">
            <text:p>1</text:p>
          </table:table-cell>
          <table:table-cell table:formula="of:=FLOOR([.A173];7*24*60*60)" office:value-type="float" office:value="1549497600" calcext:value-type="float">
            <text:p>1549497600</text:p>
          </table:table-cell>
          <table:table-cell table:number-columns-repeated="3"/>
        </table:table-row>
        <table:table-row table:style-name="ro1">
          <table:table-cell office:value-type="float" office:value="1549556902" calcext:value-type="float">
            <text:p>1549556902</text:p>
          </table:table-cell>
          <table:table-cell office:value-type="string" calcext:value-type="string">
            <text:p>2019-02-07</text:p>
          </table:table-cell>
          <table:table-cell office:value-type="string" calcext:value-type="string">
            <text:p>16:28:22</text:p>
          </table:table-cell>
          <table:table-cell office:value-type="float" office:value="562000" calcext:value-type="float">
            <text:p>56200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bbfbed1c63d82aef9fc3df393d00bd7c9fed0b73b751de115c68be1f1663256e</text:p>
          </table:table-cell>
          <table:table-cell office:value-type="float" office:value="144" calcext:value-type="float">
            <text:p>144</text:p>
          </table:table-cell>
          <table:table-cell office:value-type="float" office:value="30" calcext:value-type="float">
            <text:p>30</text:p>
          </table:table-cell>
          <table:table-cell table:formula="of:=FLOOR([.A174];7*24*60*60)" office:value-type="float" office:value="1549497600" calcext:value-type="float">
            <text:p>1549497600</text:p>
          </table:table-cell>
          <table:table-cell table:number-columns-repeated="3"/>
        </table:table-row>
        <table:table-row table:style-name="ro1">
          <table:table-cell office:value-type="float" office:value="1549562720" calcext:value-type="float">
            <text:p>1549562720</text:p>
          </table:table-cell>
          <table:table-cell office:value-type="string" calcext:value-type="string">
            <text:p>2019-02-07</text:p>
          </table:table-cell>
          <table:table-cell office:value-type="string" calcext:value-type="string">
            <text:p>18:05:20</text:p>
          </table:table-cell>
          <table:table-cell office:value-type="float" office:value="562010" calcext:value-type="float">
            <text:p>56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2157f9b287837cc9c3322591712162694d046e86ddeb6811f94c6086812ce107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75];7*24*60*60)" office:value-type="float" office:value="1549497600" calcext:value-type="float">
            <text:p>1549497600</text:p>
          </table:table-cell>
          <table:table-cell table:number-columns-repeated="3"/>
        </table:table-row>
        <table:table-row table:style-name="ro1">
          <table:table-cell office:value-type="float" office:value="1549568324" calcext:value-type="float">
            <text:p>1549568324</text:p>
          </table:table-cell>
          <table:table-cell office:value-type="string" calcext:value-type="string">
            <text:p>2019-02-07</text:p>
          </table:table-cell>
          <table:table-cell office:value-type="string" calcext:value-type="string">
            <text:p>19:38:44</text:p>
          </table:table-cell>
          <table:table-cell office:value-type="float" office:value="562026" calcext:value-type="float">
            <text:p>562026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eb0172b52591acd17f4e09b9fccced830b668eb1009410b8bc53e793c3a0c0aa</text:p>
          </table:table-cell>
          <table:table-cell office:value-type="float" office:value="1081" calcext:value-type="float">
            <text:p>1081</text:p>
          </table:table-cell>
          <table:table-cell office:value-type="float" office:value="1" calcext:value-type="float">
            <text:p>1</text:p>
          </table:table-cell>
          <table:table-cell table:formula="of:=FLOOR([.A176];7*24*60*60)" office:value-type="float" office:value="1549497600" calcext:value-type="float">
            <text:p>1549497600</text:p>
          </table:table-cell>
          <table:table-cell table:number-columns-repeated="3"/>
        </table:table-row>
        <table:table-row table:style-name="ro1">
          <table:table-cell office:value-type="float" office:value="1549569831" calcext:value-type="float">
            <text:p>1549569831</text:p>
          </table:table-cell>
          <table:table-cell office:value-type="string" calcext:value-type="string">
            <text:p>2019-02-07</text:p>
          </table:table-cell>
          <table:table-cell office:value-type="string" calcext:value-type="string">
            <text:p>20:03:51</text:p>
          </table:table-cell>
          <table:table-cell office:value-type="float" office:value="562031" calcext:value-type="float">
            <text:p>56203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8659175fd1744c79073e87606a01361a9062f020e8f64203c5c3816b02a51594</text:p>
          </table:table-cell>
          <table:table-cell office:value-type="float" office:value="144" calcext:value-type="float">
            <text:p>144</text:p>
          </table:table-cell>
          <table:table-cell office:value-type="float" office:value="2610" calcext:value-type="float">
            <text:p>2610</text:p>
          </table:table-cell>
          <table:table-cell table:formula="of:=FLOOR([.A177];7*24*60*60)" office:value-type="float" office:value="1549497600" calcext:value-type="float">
            <text:p>1549497600</text:p>
          </table:table-cell>
          <table:table-cell table:number-columns-repeated="3"/>
        </table:table-row>
        <table:table-row table:style-name="ro1">
          <table:table-cell office:value-type="float" office:value="1549752914" calcext:value-type="float">
            <text:p>1549752914</text:p>
          </table:table-cell>
          <table:table-cell office:value-type="string" calcext:value-type="string">
            <text:p>2019-02-09</text:p>
          </table:table-cell>
          <table:table-cell office:value-type="string" calcext:value-type="string">
            <text:p>22:55:14</text:p>
          </table:table-cell>
          <table:table-cell office:value-type="float" office:value="562361" calcext:value-type="float">
            <text:p>56236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03c06d4f3c45233dea05c935f7562339d9341b54e0a690e3389e594b8e634b1d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FLOOR([.A178];7*24*60*60)" office:value-type="float" office:value="1549497600" calcext:value-type="float">
            <text:p>1549497600</text:p>
          </table:table-cell>
          <table:table-cell table:number-columns-repeated="3"/>
        </table:table-row>
        <table:table-row table:style-name="ro1">
          <table:table-cell office:value-type="float" office:value="1549752914" calcext:value-type="float">
            <text:p>1549752914</text:p>
          </table:table-cell>
          <table:table-cell office:value-type="string" calcext:value-type="string">
            <text:p>2019-02-09</text:p>
          </table:table-cell>
          <table:table-cell office:value-type="string" calcext:value-type="string">
            <text:p>22:55:14</text:p>
          </table:table-cell>
          <table:table-cell office:value-type="float" office:value="562361" calcext:value-type="float">
            <text:p>56236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3d42809f8f9ca7dede6ff61c7a2afc5449945ecd3f133dd526caca1a9b98068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FLOOR([.A179];7*24*60*60)" office:value-type="float" office:value="1549497600" calcext:value-type="float">
            <text:p>1549497600</text:p>
          </table:table-cell>
          <table:table-cell table:number-columns-repeated="3"/>
        </table:table-row>
        <table:table-row table:style-name="ro1">
          <table:table-cell office:value-type="float" office:value="1549752914" calcext:value-type="float">
            <text:p>1549752914</text:p>
          </table:table-cell>
          <table:table-cell office:value-type="string" calcext:value-type="string">
            <text:p>2019-02-09</text:p>
          </table:table-cell>
          <table:table-cell office:value-type="string" calcext:value-type="string">
            <text:p>22:55:14</text:p>
          </table:table-cell>
          <table:table-cell office:value-type="float" office:value="562361" calcext:value-type="float">
            <text:p>56236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5f376ac23a7f808db82de98cd74a39f1124671938064d7b46cd62fa1bf0915c4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FLOOR([.A180];7*24*60*60)" office:value-type="float" office:value="1549497600" calcext:value-type="float">
            <text:p>1549497600</text:p>
          </table:table-cell>
          <table:table-cell table:number-columns-repeated="3"/>
        </table:table-row>
        <table:table-row table:style-name="ro1">
          <table:table-cell office:value-type="float" office:value="1549752914" calcext:value-type="float">
            <text:p>1549752914</text:p>
          </table:table-cell>
          <table:table-cell office:value-type="string" calcext:value-type="string">
            <text:p>2019-02-09</text:p>
          </table:table-cell>
          <table:table-cell office:value-type="string" calcext:value-type="string">
            <text:p>22:55:14</text:p>
          </table:table-cell>
          <table:table-cell office:value-type="float" office:value="562361" calcext:value-type="float">
            <text:p>56236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c7badeaee15d85481a90869f59d255c2c4a37b4038751049ba5e523e0a4990d9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81];7*24*60*60)" office:value-type="float" office:value="1549497600" calcext:value-type="float">
            <text:p>1549497600</text:p>
          </table:table-cell>
          <table:table-cell table:number-columns-repeated="3"/>
        </table:table-row>
        <table:table-row table:style-name="ro1">
          <table:table-cell office:value-type="float" office:value="1549817412" calcext:value-type="float">
            <text:p>1549817412</text:p>
          </table:table-cell>
          <table:table-cell office:value-type="string" calcext:value-type="string">
            <text:p>2019-02-10</text:p>
          </table:table-cell>
          <table:table-cell office:value-type="string" calcext:value-type="string">
            <text:p>16:50:12</text:p>
          </table:table-cell>
          <table:table-cell office:value-type="float" office:value="562462" calcext:value-type="float">
            <text:p>56246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4a349fdfdd69ebcae9839f5f484bb4e89f2f971de689abb8092dfc2417638078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82];7*24*60*60)" office:value-type="float" office:value="1549497600" calcext:value-type="float">
            <text:p>1549497600</text:p>
          </table:table-cell>
          <table:table-cell table:number-columns-repeated="3"/>
        </table:table-row>
        <table:table-row table:style-name="ro1">
          <table:table-cell office:value-type="float" office:value="1549891958" calcext:value-type="float">
            <text:p>1549891958</text:p>
          </table:table-cell>
          <table:table-cell office:value-type="string" calcext:value-type="string">
            <text:p>2019-02-11</text:p>
          </table:table-cell>
          <table:table-cell office:value-type="string" calcext:value-type="string">
            <text:p>13:32:38</text:p>
          </table:table-cell>
          <table:table-cell office:value-type="float" office:value="562597" calcext:value-type="float">
            <text:p>562597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d5cd336af7e1039387357611a5a5558e050998b7bee203cdfa91005e7b1442ee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83];7*24*60*60)" office:value-type="float" office:value="1549497600" calcext:value-type="float">
            <text:p>1549497600</text:p>
          </table:table-cell>
          <table:table-cell table:number-columns-repeated="3"/>
        </table:table-row>
        <table:table-row table:style-name="ro1">
          <table:table-cell office:value-type="float" office:value="1549941164" calcext:value-type="float">
            <text:p>1549941164</text:p>
          </table:table-cell>
          <table:table-cell office:value-type="string" calcext:value-type="string">
            <text:p>2019-02-12</text:p>
          </table:table-cell>
          <table:table-cell office:value-type="string" calcext:value-type="string">
            <text:p>03:12:44</text:p>
          </table:table-cell>
          <table:table-cell office:value-type="float" office:value="562672" calcext:value-type="float">
            <text:p>56267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5311003d92fb0383ed4c3aec299a6c76a869e11d58a187716cfbcc1b4681df3b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84];7*24*60*60)" office:value-type="float" office:value="1549497600" calcext:value-type="float">
            <text:p>1549497600</text:p>
          </table:table-cell>
          <table:table-cell table:number-columns-repeated="3"/>
        </table:table-row>
        <table:table-row table:style-name="ro1">
          <table:table-cell office:value-type="float" office:value="1549941164" calcext:value-type="float">
            <text:p>1549941164</text:p>
          </table:table-cell>
          <table:table-cell office:value-type="string" calcext:value-type="string">
            <text:p>2019-02-12</text:p>
          </table:table-cell>
          <table:table-cell office:value-type="string" calcext:value-type="string">
            <text:p>03:12:44</text:p>
          </table:table-cell>
          <table:table-cell office:value-type="float" office:value="562672" calcext:value-type="float">
            <text:p>56267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1a3bc91aed4905f6121ab3e5db0e8ab5dce133289ff0665c17eccc0712fa70bf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85];7*24*60*60)" office:value-type="float" office:value="1549497600" calcext:value-type="float">
            <text:p>1549497600</text:p>
          </table:table-cell>
          <table:table-cell table:number-columns-repeated="3"/>
        </table:table-row>
        <table:table-row table:style-name="ro1">
          <table:table-cell office:value-type="float" office:value="1550079802" calcext:value-type="float">
            <text:p>1550079802</text:p>
          </table:table-cell>
          <table:table-cell office:value-type="string" calcext:value-type="string">
            <text:p>2019-02-13</text:p>
          </table:table-cell>
          <table:table-cell office:value-type="string" calcext:value-type="string">
            <text:p>17:43:22</text:p>
          </table:table-cell>
          <table:table-cell office:value-type="float" office:value="562884" calcext:value-type="float">
            <text:p>562884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f414bb06875a4e27aa1ace6cad8e90e9fc20b1d34ed7e1433fc68b79ab142be7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FLOOR([.A186];7*24*60*60)" office:value-type="float" office:value="1549497600" calcext:value-type="float">
            <text:p>1549497600</text:p>
          </table:table-cell>
          <table:table-cell table:number-columns-repeated="3"/>
        </table:table-row>
        <table:table-row table:style-name="ro1">
          <table:table-cell office:value-type="float" office:value="1550257976" calcext:value-type="float">
            <text:p>1550257976</text:p>
          </table:table-cell>
          <table:table-cell office:value-type="string" calcext:value-type="string">
            <text:p>2019-02-15</text:p>
          </table:table-cell>
          <table:table-cell office:value-type="string" calcext:value-type="string">
            <text:p>19:12:56</text:p>
          </table:table-cell>
          <table:table-cell office:value-type="float" office:value="563173" calcext:value-type="float">
            <text:p>56317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4fb882caf522f0f1a09a733e22dafbbaafe673eef3a255944182385a1283ef4f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FLOOR([.A187];7*24*60*60)" office:value-type="float" office:value="1550102400" calcext:value-type="float">
            <text:p>1550102400</text:p>
          </table:table-cell>
          <table:table-cell table:number-columns-repeated="3"/>
        </table:table-row>
        <table:table-row table:style-name="ro1">
          <table:table-cell office:value-type="float" office:value="1550440741" calcext:value-type="float">
            <text:p>1550440741</text:p>
          </table:table-cell>
          <table:table-cell office:value-type="string" calcext:value-type="string">
            <text:p>2019-02-17</text:p>
          </table:table-cell>
          <table:table-cell office:value-type="string" calcext:value-type="string">
            <text:p>21:59:01</text:p>
          </table:table-cell>
          <table:table-cell office:value-type="float" office:value="563499" calcext:value-type="float">
            <text:p>563499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676fc0ebbc11bdbde6c9275bf689a1c25e61f3b3bf420093e64590efd96c3ed3</text:p>
          </table:table-cell>
          <table:table-cell office:value-type="float" office:value="144" calcext:value-type="float">
            <text:p>144</text:p>
          </table:table-cell>
          <table:table-cell office:value-type="float" office:value="21490" calcext:value-type="float">
            <text:p>21490</text:p>
          </table:table-cell>
          <table:table-cell table:formula="of:=FLOOR([.A188];7*24*60*60)" office:value-type="float" office:value="1550102400" calcext:value-type="float">
            <text:p>1550102400</text:p>
          </table:table-cell>
          <table:table-cell table:number-columns-repeated="3"/>
        </table:table-row>
        <table:table-row table:style-name="ro1">
          <table:table-cell office:value-type="float" office:value="1550707495" calcext:value-type="float">
            <text:p>1550707495</text:p>
          </table:table-cell>
          <table:table-cell office:value-type="string" calcext:value-type="string">
            <text:p>2019-02-21</text:p>
          </table:table-cell>
          <table:table-cell office:value-type="string" calcext:value-type="string">
            <text:p>00:04:55</text:p>
          </table:table-cell>
          <table:table-cell office:value-type="float" office:value="563953" calcext:value-type="float">
            <text:p>56395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d77ce624652e191a4dfcd4c77675cee71c4c2429a60f360eb464bc43f84cc429</text:p>
          </table:table-cell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table:formula="of:=FLOOR([.A189];7*24*60*60)" office:value-type="float" office:value="1550707200" calcext:value-type="float">
            <text:p>1550707200</text:p>
          </table:table-cell>
          <table:table-cell table:number-columns-repeated="3"/>
        </table:table-row>
        <table:table-row table:style-name="ro1">
          <table:table-cell office:value-type="float" office:value="1550707495" calcext:value-type="float">
            <text:p>1550707495</text:p>
          </table:table-cell>
          <table:table-cell office:value-type="string" calcext:value-type="string">
            <text:p>2019-02-21</text:p>
          </table:table-cell>
          <table:table-cell office:value-type="string" calcext:value-type="string">
            <text:p>00:04:55</text:p>
          </table:table-cell>
          <table:table-cell office:value-type="float" office:value="563953" calcext:value-type="float">
            <text:p>56395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2b9b901e477972666d95f7c7131a4a998effa9a050945b19411e6f86b9e02331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table:formula="of:=FLOOR([.A190];7*24*60*60)" office:value-type="float" office:value="1550707200" calcext:value-type="float">
            <text:p>1550707200</text:p>
          </table:table-cell>
          <table:table-cell table:number-columns-repeated="3"/>
        </table:table-row>
        <table:table-row table:style-name="ro1">
          <table:table-cell office:value-type="float" office:value="1550707495" calcext:value-type="float">
            <text:p>1550707495</text:p>
          </table:table-cell>
          <table:table-cell office:value-type="string" calcext:value-type="string">
            <text:p>2019-02-21</text:p>
          </table:table-cell>
          <table:table-cell office:value-type="string" calcext:value-type="string">
            <text:p>00:04:55</text:p>
          </table:table-cell>
          <table:table-cell office:value-type="float" office:value="563953" calcext:value-type="float">
            <text:p>56395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f3b289f7f4e4ace8725c6f9f04cdb064099bcd3f986a81165eee252e3b2443d8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table:formula="of:=FLOOR([.A191];7*24*60*60)" office:value-type="float" office:value="1550707200" calcext:value-type="float">
            <text:p>1550707200</text:p>
          </table:table-cell>
          <table:table-cell table:number-columns-repeated="3"/>
        </table:table-row>
        <table:table-row table:style-name="ro1">
          <table:table-cell office:value-type="float" office:value="1550707495" calcext:value-type="float">
            <text:p>1550707495</text:p>
          </table:table-cell>
          <table:table-cell office:value-type="string" calcext:value-type="string">
            <text:p>2019-02-21</text:p>
          </table:table-cell>
          <table:table-cell office:value-type="string" calcext:value-type="string">
            <text:p>00:04:55</text:p>
          </table:table-cell>
          <table:table-cell office:value-type="float" office:value="563953" calcext:value-type="float">
            <text:p>56395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c7737c992e1091c6e897fd5fbf6c91e3ee157c65dfc01ccb9926a705ce3ffddc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table:formula="of:=FLOOR([.A192];7*24*60*60)" office:value-type="float" office:value="1550707200" calcext:value-type="float">
            <text:p>1550707200</text:p>
          </table:table-cell>
          <table:table-cell table:number-columns-repeated="3"/>
        </table:table-row>
        <table:table-row table:style-name="ro1">
          <table:table-cell office:value-type="float" office:value="1550707495" calcext:value-type="float">
            <text:p>1550707495</text:p>
          </table:table-cell>
          <table:table-cell office:value-type="string" calcext:value-type="string">
            <text:p>2019-02-21</text:p>
          </table:table-cell>
          <table:table-cell office:value-type="string" calcext:value-type="string">
            <text:p>00:04:55</text:p>
          </table:table-cell>
          <table:table-cell office:value-type="float" office:value="563953" calcext:value-type="float">
            <text:p>56395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325f326e097831f3de73aad4fcadaaad20dabedbe270d35eb1785e122572cbe4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table:formula="of:=FLOOR([.A193];7*24*60*60)" office:value-type="float" office:value="1550707200" calcext:value-type="float">
            <text:p>1550707200</text:p>
          </table:table-cell>
          <table:table-cell table:number-columns-repeated="3"/>
        </table:table-row>
        <table:table-row table:style-name="ro1">
          <table:table-cell office:value-type="float" office:value="1550707495" calcext:value-type="float">
            <text:p>1550707495</text:p>
          </table:table-cell>
          <table:table-cell office:value-type="string" calcext:value-type="string">
            <text:p>2019-02-21</text:p>
          </table:table-cell>
          <table:table-cell office:value-type="string" calcext:value-type="string">
            <text:p>00:04:55</text:p>
          </table:table-cell>
          <table:table-cell office:value-type="float" office:value="563953" calcext:value-type="float">
            <text:p>56395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63f54099efdc9bd488e35490f0dc9974bd58c9ec3a9b307a067b66d83426a23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94];7*24*60*60)" office:value-type="float" office:value="1550707200" calcext:value-type="float">
            <text:p>1550707200</text:p>
          </table:table-cell>
          <table:table-cell table:number-columns-repeated="3"/>
        </table:table-row>
        <table:table-row table:style-name="ro1">
          <table:table-cell office:value-type="float" office:value="1550735466" calcext:value-type="float">
            <text:p>1550735466</text:p>
          </table:table-cell>
          <table:table-cell office:value-type="string" calcext:value-type="string">
            <text:p>2019-02-21</text:p>
          </table:table-cell>
          <table:table-cell office:value-type="string" calcext:value-type="string">
            <text:p>07:51:06</text:p>
          </table:table-cell>
          <table:table-cell office:value-type="float" office:value="563997" calcext:value-type="float">
            <text:p>563997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80f97789fccf7f0a00d77e5775c0262d23c12b41b4989a54153b8d02d3d5fd33</text:p>
          </table:table-cell>
          <table:table-cell office:value-type="float" office:value="144" calcext:value-type="float">
            <text:p>144</text:p>
          </table:table-cell>
          <table:table-cell office:value-type="float" office:value="46" calcext:value-type="float">
            <text:p>46</text:p>
          </table:table-cell>
          <table:table-cell table:formula="of:=FLOOR([.A195];7*24*60*60)" office:value-type="float" office:value="1550707200" calcext:value-type="float">
            <text:p>1550707200</text:p>
          </table:table-cell>
          <table:table-cell table:number-columns-repeated="3"/>
        </table:table-row>
        <table:table-row table:style-name="ro1">
          <table:table-cell office:value-type="float" office:value="1551189191" calcext:value-type="float">
            <text:p>1551189191</text:p>
          </table:table-cell>
          <table:table-cell office:value-type="string" calcext:value-type="string">
            <text:p>2019-02-26</text:p>
          </table:table-cell>
          <table:table-cell office:value-type="string" calcext:value-type="string">
            <text:p>13:53:11</text:p>
          </table:table-cell>
          <table:table-cell office:value-type="float" office:value="564746" calcext:value-type="float">
            <text:p>564746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56eeb3695a3188fc5409807e05b83128513014b672035753716508472fd4f069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formula="of:=FLOOR([.A196];7*24*60*60)" office:value-type="float" office:value="1550707200" calcext:value-type="float">
            <text:p>1550707200</text:p>
          </table:table-cell>
          <table:table-cell table:number-columns-repeated="3"/>
        </table:table-row>
        <table:table-row table:style-name="ro1">
          <table:table-cell office:value-type="float" office:value="1551397712" calcext:value-type="float">
            <text:p>1551397712</text:p>
          </table:table-cell>
          <table:table-cell office:value-type="string" calcext:value-type="string">
            <text:p>2019-02-28</text:p>
          </table:table-cell>
          <table:table-cell office:value-type="string" calcext:value-type="string">
            <text:p>23:48:32</text:p>
          </table:table-cell>
          <table:table-cell office:value-type="float" office:value="565107" calcext:value-type="float">
            <text:p>565107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f976975dccca97608ba59de187afbe3dbec426f7cfdd5cf07315b75871269099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table:formula="of:=FLOOR([.A197];7*24*60*60)" office:value-type="float" office:value="1551312000" calcext:value-type="float">
            <text:p>1551312000</text:p>
          </table:table-cell>
          <table:table-cell table:number-columns-repeated="3"/>
        </table:table-row>
        <table:table-row table:style-name="ro1">
          <table:table-cell office:value-type="float" office:value="1551437271" calcext:value-type="float">
            <text:p>1551437271</text:p>
          </table:table-cell>
          <table:table-cell office:value-type="string" calcext:value-type="string">
            <text:p>2019-03-01</text:p>
          </table:table-cell>
          <table:table-cell office:value-type="string" calcext:value-type="string">
            <text:p>10:47:51</text:p>
          </table:table-cell>
          <table:table-cell office:value-type="float" office:value="565193" calcext:value-type="float">
            <text:p>56519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9f7b2b959e88c52de4414bee7b7bbddb0e92d8edb35e302f2d0b78491b5fa307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98];7*24*60*60)" office:value-type="float" office:value="1551312000" calcext:value-type="float">
            <text:p>1551312000</text:p>
          </table:table-cell>
          <table:table-cell table:number-columns-repeated="3"/>
        </table:table-row>
        <table:table-row table:style-name="ro1">
          <table:table-cell office:value-type="float" office:value="1551532690" calcext:value-type="float">
            <text:p>1551532690</text:p>
          </table:table-cell>
          <table:table-cell office:value-type="string" calcext:value-type="string">
            <text:p>2019-03-02</text:p>
          </table:table-cell>
          <table:table-cell office:value-type="string" calcext:value-type="string">
            <text:p>13:18:10</text:p>
          </table:table-cell>
          <table:table-cell office:value-type="float" office:value="565349" calcext:value-type="float">
            <text:p>565349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65614f140e8845c9b0ce1271f9e44e1cb398574f4cca762e3bec6444c0decf14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table:formula="of:=FLOOR([.A199];7*24*60*60)" office:value-type="float" office:value="1551312000" calcext:value-type="float">
            <text:p>1551312000</text:p>
          </table:table-cell>
          <table:table-cell table:number-columns-repeated="3"/>
        </table:table-row>
        <table:table-row table:style-name="ro1">
          <table:table-cell office:value-type="float" office:value="1551809493" calcext:value-type="float">
            <text:p>1551809493</text:p>
          </table:table-cell>
          <table:table-cell office:value-type="string" calcext:value-type="string">
            <text:p>2019-03-05</text:p>
          </table:table-cell>
          <table:table-cell office:value-type="string" calcext:value-type="string">
            <text:p>18:11:33</text:p>
          </table:table-cell>
          <table:table-cell office:value-type="float" office:value="565801" calcext:value-type="float">
            <text:p>56580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fe5eed7d64a93b51d4e3ed68f58406edd72d6b7aeb5b5d15867b7f2e72c22b50</text:p>
          </table:table-cell>
          <table:table-cell office:value-type="float" office:value="144" calcext:value-type="float">
            <text:p>144</text:p>
          </table:table-cell>
          <table:table-cell office:value-type="float" office:value="6380" calcext:value-type="float">
            <text:p>6380</text:p>
          </table:table-cell>
          <table:table-cell table:formula="of:=FLOOR([.A200];7*24*60*60)" office:value-type="float" office:value="1551312000" calcext:value-type="float">
            <text:p>1551312000</text:p>
          </table:table-cell>
          <table:table-cell table:number-columns-repeated="3"/>
        </table:table-row>
        <table:table-row table:style-name="ro1">
          <table:table-cell office:value-type="float" office:value="1552209461" calcext:value-type="float">
            <text:p>1552209461</text:p>
          </table:table-cell>
          <table:table-cell office:value-type="string" calcext:value-type="string">
            <text:p>2019-03-10</text:p>
          </table:table-cell>
          <table:table-cell office:value-type="string" calcext:value-type="string">
            <text:p>09:17:41</text:p>
          </table:table-cell>
          <table:table-cell office:value-type="float" office:value="566452" calcext:value-type="float">
            <text:p>56645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1291b4eb0b75d8d09039d99df168c2271a2e08b94aed2f5e8a9fe098a8a10a72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01];7*24*60*60)" office:value-type="float" office:value="1551916800" calcext:value-type="float">
            <text:p>1551916800</text:p>
          </table:table-cell>
          <table:table-cell table:number-columns-repeated="3"/>
        </table:table-row>
        <table:table-row table:style-name="ro1">
          <table:table-cell office:value-type="float" office:value="1552209461" calcext:value-type="float">
            <text:p>1552209461</text:p>
          </table:table-cell>
          <table:table-cell office:value-type="string" calcext:value-type="string">
            <text:p>2019-03-10</text:p>
          </table:table-cell>
          <table:table-cell office:value-type="string" calcext:value-type="string">
            <text:p>09:17:41</text:p>
          </table:table-cell>
          <table:table-cell office:value-type="float" office:value="566452" calcext:value-type="float">
            <text:p>56645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0525c59ac5f3238980a6722c5f5749936734195ca7fb3211379a5cbb7c11e577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02];7*24*60*60)" office:value-type="float" office:value="1551916800" calcext:value-type="float">
            <text:p>1551916800</text:p>
          </table:table-cell>
          <table:table-cell table:number-columns-repeated="3"/>
        </table:table-row>
        <table:table-row table:style-name="ro1">
          <table:table-cell office:value-type="float" office:value="1552209461" calcext:value-type="float">
            <text:p>1552209461</text:p>
          </table:table-cell>
          <table:table-cell office:value-type="string" calcext:value-type="string">
            <text:p>2019-03-10</text:p>
          </table:table-cell>
          <table:table-cell office:value-type="string" calcext:value-type="string">
            <text:p>09:17:41</text:p>
          </table:table-cell>
          <table:table-cell office:value-type="float" office:value="566452" calcext:value-type="float">
            <text:p>56645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7562b582bc596f83e1c44a6ab58c840afb20b75e6d272394cc1b256640982fe8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table:formula="of:=FLOOR([.A203];7*24*60*60)" office:value-type="float" office:value="1551916800" calcext:value-type="float">
            <text:p>1551916800</text:p>
          </table:table-cell>
          <table:table-cell table:number-columns-repeated="3"/>
        </table:table-row>
        <table:table-row table:style-name="ro1">
          <table:table-cell office:value-type="float" office:value="1552209461" calcext:value-type="float">
            <text:p>1552209461</text:p>
          </table:table-cell>
          <table:table-cell office:value-type="string" calcext:value-type="string">
            <text:p>2019-03-10</text:p>
          </table:table-cell>
          <table:table-cell office:value-type="string" calcext:value-type="string">
            <text:p>09:17:41</text:p>
          </table:table-cell>
          <table:table-cell office:value-type="float" office:value="566452" calcext:value-type="float">
            <text:p>56645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182537234ecc6fe8383834cee2fc755d6660ea9088b1aab356dc720dc9eba1ec</text:p>
          </table:table-cell>
          <table:table-cell office:value-type="float" office:value="453" calcext:value-type="float">
            <text:p>453</text:p>
          </table:table-cell>
          <table:table-cell office:value-type="float" office:value="1" calcext:value-type="float">
            <text:p>1</text:p>
          </table:table-cell>
          <table:table-cell table:formula="of:=FLOOR([.A204];7*24*60*60)" office:value-type="float" office:value="1551916800" calcext:value-type="float">
            <text:p>1551916800</text:p>
          </table:table-cell>
          <table:table-cell table:number-columns-repeated="3"/>
        </table:table-row>
        <table:table-row table:style-name="ro1">
          <table:table-cell office:value-type="float" office:value="1552209461" calcext:value-type="float">
            <text:p>1552209461</text:p>
          </table:table-cell>
          <table:table-cell office:value-type="string" calcext:value-type="string">
            <text:p>2019-03-10</text:p>
          </table:table-cell>
          <table:table-cell office:value-type="string" calcext:value-type="string">
            <text:p>09:17:41</text:p>
          </table:table-cell>
          <table:table-cell office:value-type="float" office:value="566452" calcext:value-type="float">
            <text:p>56645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b8a35ba489a28a8d5a477b4f0caaab21718966be6e23c1d84817d40253b49af0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05];7*24*60*60)" office:value-type="float" office:value="1551916800" calcext:value-type="float">
            <text:p>1551916800</text:p>
          </table:table-cell>
          <table:table-cell table:number-columns-repeated="3"/>
        </table:table-row>
        <table:table-row table:style-name="ro1">
          <table:table-cell office:value-type="float" office:value="1552209461" calcext:value-type="float">
            <text:p>1552209461</text:p>
          </table:table-cell>
          <table:table-cell office:value-type="string" calcext:value-type="string">
            <text:p>2019-03-10</text:p>
          </table:table-cell>
          <table:table-cell office:value-type="string" calcext:value-type="string">
            <text:p>09:17:41</text:p>
          </table:table-cell>
          <table:table-cell office:value-type="float" office:value="566452" calcext:value-type="float">
            <text:p>56645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8bea50e75557ea6b84dbd184799b049bc7547d743c6f1f061208f65ef21deff4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06];7*24*60*60)" office:value-type="float" office:value="1551916800" calcext:value-type="float">
            <text:p>1551916800</text:p>
          </table:table-cell>
          <table:table-cell table:number-columns-repeated="3"/>
        </table:table-row>
        <table:table-row table:style-name="ro1">
          <table:table-cell office:value-type="float" office:value="1552209461" calcext:value-type="float">
            <text:p>1552209461</text:p>
          </table:table-cell>
          <table:table-cell office:value-type="string" calcext:value-type="string">
            <text:p>2019-03-10</text:p>
          </table:table-cell>
          <table:table-cell office:value-type="string" calcext:value-type="string">
            <text:p>09:17:41</text:p>
          </table:table-cell>
          <table:table-cell office:value-type="float" office:value="566452" calcext:value-type="float">
            <text:p>56645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bb232e610d38b7fb49e483571495d28e19cb1f4a5b5365c50c03286708a7d70b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07];7*24*60*60)" office:value-type="float" office:value="1551916800" calcext:value-type="float">
            <text:p>1551916800</text:p>
          </table:table-cell>
          <table:table-cell table:number-columns-repeated="3"/>
        </table:table-row>
        <table:table-row table:style-name="ro1">
          <table:table-cell office:value-type="float" office:value="1552209461" calcext:value-type="float">
            <text:p>1552209461</text:p>
          </table:table-cell>
          <table:table-cell office:value-type="string" calcext:value-type="string">
            <text:p>2019-03-10</text:p>
          </table:table-cell>
          <table:table-cell office:value-type="string" calcext:value-type="string">
            <text:p>09:17:41</text:p>
          </table:table-cell>
          <table:table-cell office:value-type="float" office:value="566452" calcext:value-type="float">
            <text:p>56645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df5813739b52f2fdd47e21a6c27b3827c15d1526c2851336fce46eee027b9019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08];7*24*60*60)" office:value-type="float" office:value="1551916800" calcext:value-type="float">
            <text:p>1551916800</text:p>
          </table:table-cell>
          <table:table-cell table:number-columns-repeated="3"/>
        </table:table-row>
        <table:table-row table:style-name="ro1">
          <table:table-cell office:value-type="float" office:value="1552209461" calcext:value-type="float">
            <text:p>1552209461</text:p>
          </table:table-cell>
          <table:table-cell office:value-type="string" calcext:value-type="string">
            <text:p>2019-03-10</text:p>
          </table:table-cell>
          <table:table-cell office:value-type="string" calcext:value-type="string">
            <text:p>09:17:41</text:p>
          </table:table-cell>
          <table:table-cell office:value-type="float" office:value="566452" calcext:value-type="float">
            <text:p>56645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de19b2a0ab1050a4911163b06b68a525ec72c67401119829b348870dd78d7d1e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09];7*24*60*60)" office:value-type="float" office:value="1551916800" calcext:value-type="float">
            <text:p>1551916800</text:p>
          </table:table-cell>
          <table:table-cell table:number-columns-repeated="3"/>
        </table:table-row>
        <table:table-row table:style-name="ro1">
          <table:table-cell office:value-type="float" office:value="1552209461" calcext:value-type="float">
            <text:p>1552209461</text:p>
          </table:table-cell>
          <table:table-cell office:value-type="string" calcext:value-type="string">
            <text:p>2019-03-10</text:p>
          </table:table-cell>
          <table:table-cell office:value-type="string" calcext:value-type="string">
            <text:p>09:17:41</text:p>
          </table:table-cell>
          <table:table-cell office:value-type="float" office:value="566452" calcext:value-type="float">
            <text:p>56645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8505e446806bf08ecf3d7e0c62242b9654816d0644bd4344fc3061c05aed821f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10];7*24*60*60)" office:value-type="float" office:value="1551916800" calcext:value-type="float">
            <text:p>1551916800</text:p>
          </table:table-cell>
          <table:table-cell table:number-columns-repeated="3"/>
        </table:table-row>
        <table:table-row table:style-name="ro1">
          <table:table-cell office:value-type="float" office:value="1552218166" calcext:value-type="float">
            <text:p>1552218166</text:p>
          </table:table-cell>
          <table:table-cell office:value-type="string" calcext:value-type="string">
            <text:p>2019-03-10</text:p>
          </table:table-cell>
          <table:table-cell office:value-type="string" calcext:value-type="string">
            <text:p>11:42:46</text:p>
          </table:table-cell>
          <table:table-cell office:value-type="float" office:value="566465" calcext:value-type="float">
            <text:p>566465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9ff63b1690be9b0bcc13c6586b047354ed90dd91f294ec7037348194672d421c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11];7*24*60*60)" office:value-type="float" office:value="1551916800" calcext:value-type="float">
            <text:p>1551916800</text:p>
          </table:table-cell>
          <table:table-cell table:number-columns-repeated="3"/>
        </table:table-row>
        <table:table-row table:style-name="ro1">
          <table:table-cell office:value-type="float" office:value="1552317087" calcext:value-type="float">
            <text:p>1552317087</text:p>
          </table:table-cell>
          <table:table-cell office:value-type="string" calcext:value-type="string">
            <text:p>2019-03-11</text:p>
          </table:table-cell>
          <table:table-cell office:value-type="string" calcext:value-type="string">
            <text:p>15:11:27</text:p>
          </table:table-cell>
          <table:table-cell office:value-type="float" office:value="566614" calcext:value-type="float">
            <text:p>566614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5180c2172f69c2e1dc059723c9569a1c8aacda1d4ba8bd0baec535221c6939c2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12];7*24*60*60)" office:value-type="float" office:value="1551916800" calcext:value-type="float">
            <text:p>1551916800</text:p>
          </table:table-cell>
          <table:table-cell table:number-columns-repeated="3"/>
        </table:table-row>
        <table:table-row table:style-name="ro1">
          <table:table-cell office:value-type="float" office:value="1552313971" calcext:value-type="float">
            <text:p>1552313971</text:p>
          </table:table-cell>
          <table:table-cell office:value-type="string" calcext:value-type="string">
            <text:p>2019-03-11</text:p>
          </table:table-cell>
          <table:table-cell office:value-type="string" calcext:value-type="string">
            <text:p>14:19:31</text:p>
          </table:table-cell>
          <table:table-cell office:value-type="float" office:value="566609" calcext:value-type="float">
            <text:p>566609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c47f209fa99e2c09a8303cb7ee921d0995d51a20c2490f64c6218a4c52cbcf0f</text:p>
          </table:table-cell>
          <table:table-cell office:value-type="float" office:value="1201" calcext:value-type="float">
            <text:p>1201</text:p>
          </table:table-cell>
          <table:table-cell office:value-type="float" office:value="3" calcext:value-type="float">
            <text:p>3</text:p>
          </table:table-cell>
          <table:table-cell table:formula="of:=FLOOR([.A213];7*24*60*60)" office:value-type="float" office:value="1551916800" calcext:value-type="float">
            <text:p>1551916800</text:p>
          </table:table-cell>
          <table:table-cell table:number-columns-repeated="3"/>
        </table:table-row>
        <table:table-row table:style-name="ro1">
          <table:table-cell office:value-type="float" office:value="1552343797" calcext:value-type="float">
            <text:p>1552343797</text:p>
          </table:table-cell>
          <table:table-cell office:value-type="string" calcext:value-type="string">
            <text:p>2019-03-11</text:p>
          </table:table-cell>
          <table:table-cell office:value-type="string" calcext:value-type="string">
            <text:p>22:36:37</text:p>
          </table:table-cell>
          <table:table-cell office:value-type="float" office:value="566661" calcext:value-type="float">
            <text:p>56666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f0e3a89dbc6d0fcfdca0250e7a3219a77751f5df8a8167743d7d4a78a632b1b2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14];7*24*60*60)" office:value-type="float" office:value="1551916800" calcext:value-type="float">
            <text:p>1551916800</text:p>
          </table:table-cell>
          <table:table-cell table:number-columns-repeated="3"/>
        </table:table-row>
        <table:table-row table:style-name="ro1">
          <table:table-cell office:value-type="float" office:value="1552574146" calcext:value-type="float">
            <text:p>1552574146</text:p>
          </table:table-cell>
          <table:table-cell office:value-type="string" calcext:value-type="string">
            <text:p>2019-03-14</text:p>
          </table:table-cell>
          <table:table-cell office:value-type="string" calcext:value-type="string">
            <text:p>14:35:46</text:p>
          </table:table-cell>
          <table:table-cell office:value-type="float" office:value="567027" calcext:value-type="float">
            <text:p>567027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d94a26a2d955c4217f4d2b5fc3092acda88ed3fc92a9d1b58bc4cbee97d019ca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FLOOR([.A215];7*24*60*60)" office:value-type="float" office:value="1552521600" calcext:value-type="float">
            <text:p>1552521600</text:p>
          </table:table-cell>
          <table:table-cell table:number-columns-repeated="3"/>
        </table:table-row>
        <table:table-row table:style-name="ro1">
          <table:table-cell office:value-type="float" office:value="1552681546" calcext:value-type="float">
            <text:p>1552681546</text:p>
          </table:table-cell>
          <table:table-cell office:value-type="string" calcext:value-type="string">
            <text:p>2019-03-15</text:p>
          </table:table-cell>
          <table:table-cell office:value-type="string" calcext:value-type="string">
            <text:p>20:25:46</text:p>
          </table:table-cell>
          <table:table-cell office:value-type="float" office:value="567231" calcext:value-type="float">
            <text:p>56723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421ee6bf337d2ecf1419a5ac420d913f755955d5e49adf0f76da6ab3a2be0e1c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 table:formula="of:=FLOOR([.A216];7*24*60*60)" office:value-type="float" office:value="1552521600" calcext:value-type="float">
            <text:p>1552521600</text:p>
          </table:table-cell>
          <table:table-cell table:number-columns-repeated="3"/>
        </table:table-row>
        <table:table-row table:style-name="ro1">
          <table:table-cell office:value-type="float" office:value="1552701427" calcext:value-type="float">
            <text:p>1552701427</text:p>
          </table:table-cell>
          <table:table-cell office:value-type="string" calcext:value-type="string">
            <text:p>2019-03-16</text:p>
          </table:table-cell>
          <table:table-cell office:value-type="string" calcext:value-type="string">
            <text:p>01:57:07</text:p>
          </table:table-cell>
          <table:table-cell office:value-type="float" office:value="567264" calcext:value-type="float">
            <text:p>567264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33d54f11d081cab8bb3030216fb336981b9e0fbf03db998123523c98ff8f13d6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17];7*24*60*60)" office:value-type="float" office:value="1552521600" calcext:value-type="float">
            <text:p>1552521600</text:p>
          </table:table-cell>
          <table:table-cell table:number-columns-repeated="3"/>
        </table:table-row>
        <table:table-row table:style-name="ro1">
          <table:table-cell office:value-type="float" office:value="1552871542" calcext:value-type="float">
            <text:p>1552871542</text:p>
          </table:table-cell>
          <table:table-cell office:value-type="string" calcext:value-type="string">
            <text:p>2019-03-18</text:p>
          </table:table-cell>
          <table:table-cell office:value-type="string" calcext:value-type="string">
            <text:p>01:12:22</text:p>
          </table:table-cell>
          <table:table-cell office:value-type="float" office:value="567569" calcext:value-type="float">
            <text:p>567569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15c10a644f8e514a714a88080b4af54578f8fe6c73c6ee95b251ef0459f3e658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 table:formula="of:=FLOOR([.A218];7*24*60*60)" office:value-type="float" office:value="1552521600" calcext:value-type="float">
            <text:p>1552521600</text:p>
          </table:table-cell>
          <table:table-cell table:number-columns-repeated="3"/>
        </table:table-row>
        <table:table-row table:style-name="ro1">
          <table:table-cell office:value-type="float" office:value="1552872403" calcext:value-type="float">
            <text:p>1552872403</text:p>
          </table:table-cell>
          <table:table-cell office:value-type="string" calcext:value-type="string">
            <text:p>2019-03-18</text:p>
          </table:table-cell>
          <table:table-cell office:value-type="string" calcext:value-type="string">
            <text:p>01:26:43</text:p>
          </table:table-cell>
          <table:table-cell office:value-type="float" office:value="567570" calcext:value-type="float">
            <text:p>56757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bc3854f1f9aaee1a6efbc4aa901a5bc6d57c8357150f25f47a31bb72f3902b6e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19];7*24*60*60)" office:value-type="float" office:value="1552521600" calcext:value-type="float">
            <text:p>1552521600</text:p>
          </table:table-cell>
          <table:table-cell table:number-columns-repeated="3"/>
        </table:table-row>
        <table:table-row table:style-name="ro1">
          <table:table-cell office:value-type="float" office:value="1552872403" calcext:value-type="float">
            <text:p>1552872403</text:p>
          </table:table-cell>
          <table:table-cell office:value-type="string" calcext:value-type="string">
            <text:p>2019-03-18</text:p>
          </table:table-cell>
          <table:table-cell office:value-type="string" calcext:value-type="string">
            <text:p>01:26:43</text:p>
          </table:table-cell>
          <table:table-cell office:value-type="float" office:value="567570" calcext:value-type="float">
            <text:p>56757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992be8de1bd0a759cf3396932969abe2bcf05a043e5f3296be58b038d3e20dff</text:p>
          </table:table-cell>
          <table:table-cell office:value-type="float" office:value="1215" calcext:value-type="float">
            <text:p>1215</text:p>
          </table:table-cell>
          <table:table-cell office:value-type="float" office:value="1" calcext:value-type="float">
            <text:p>1</text:p>
          </table:table-cell>
          <table:table-cell table:formula="of:=FLOOR([.A220];7*24*60*60)" office:value-type="float" office:value="1552521600" calcext:value-type="float">
            <text:p>1552521600</text:p>
          </table:table-cell>
          <table:table-cell table:number-columns-repeated="3"/>
        </table:table-row>
        <table:table-row table:style-name="ro1">
          <table:table-cell office:value-type="float" office:value="1552963579" calcext:value-type="float">
            <text:p>1552963579</text:p>
          </table:table-cell>
          <table:table-cell office:value-type="string" calcext:value-type="string">
            <text:p>2019-03-19</text:p>
          </table:table-cell>
          <table:table-cell office:value-type="string" calcext:value-type="string">
            <text:p>02:46:19</text:p>
          </table:table-cell>
          <table:table-cell office:value-type="float" office:value="567740" calcext:value-type="float">
            <text:p>56774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b102438bbbaa472e70971acb284fe325340e962a83ef068587b922942eb0d45c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table:formula="of:=FLOOR([.A221];7*24*60*60)" office:value-type="float" office:value="1552521600" calcext:value-type="float">
            <text:p>1552521600</text:p>
          </table:table-cell>
          <table:table-cell table:number-columns-repeated="3"/>
        </table:table-row>
        <table:table-row table:style-name="ro1">
          <table:table-cell office:value-type="float" office:value="1552963579" calcext:value-type="float">
            <text:p>1552963579</text:p>
          </table:table-cell>
          <table:table-cell office:value-type="string" calcext:value-type="string">
            <text:p>2019-03-19</text:p>
          </table:table-cell>
          <table:table-cell office:value-type="string" calcext:value-type="string">
            <text:p>02:46:19</text:p>
          </table:table-cell>
          <table:table-cell office:value-type="float" office:value="567740" calcext:value-type="float">
            <text:p>56774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595bebd75891eff9c0b452f8c63692aca1d0fd119f407b0800d928312fa4c181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table:formula="of:=FLOOR([.A222];7*24*60*60)" office:value-type="float" office:value="1552521600" calcext:value-type="float">
            <text:p>1552521600</text:p>
          </table:table-cell>
          <table:table-cell table:number-columns-repeated="3"/>
        </table:table-row>
        <table:table-row table:style-name="ro1">
          <table:table-cell office:value-type="float" office:value="1553674800" calcext:value-type="float">
            <text:p>1553674800</text:p>
          </table:table-cell>
          <table:table-cell office:value-type="string" calcext:value-type="string">
            <text:p>2019-03-27</text:p>
          </table:table-cell>
          <table:table-cell office:value-type="string" calcext:value-type="string">
            <text:p>08:20:00</text:p>
          </table:table-cell>
          <table:table-cell office:value-type="float" office:value="568995" calcext:value-type="float">
            <text:p>568995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b4f8d32f93974fe981bec1f7caf98113d6b12561760544a056818735e766f6de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FLOOR([.A223];7*24*60*60)" office:value-type="float" office:value="1553126400" calcext:value-type="float">
            <text:p>1553126400</text:p>
          </table:table-cell>
          <table:table-cell table:number-columns-repeated="3"/>
        </table:table-row>
        <table:table-row table:style-name="ro1">
          <table:table-cell office:value-type="float" office:value="1554052945" calcext:value-type="float">
            <text:p>1554052945</text:p>
          </table:table-cell>
          <table:table-cell office:value-type="string" calcext:value-type="string">
            <text:p>2019-03-31</text:p>
          </table:table-cell>
          <table:table-cell office:value-type="string" calcext:value-type="string">
            <text:p>17:22:25</text:p>
          </table:table-cell>
          <table:table-cell office:value-type="float" office:value="569625" calcext:value-type="float">
            <text:p>569625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9158ea75edcd2458084a910ad98ab9405f5e4984b05c3f8d8955bec040d77840</text:p>
          </table:table-cell>
          <table:table-cell office:value-type="float" office:value="1201" calcext:value-type="float">
            <text:p>1201</text:p>
          </table:table-cell>
          <table:table-cell office:value-type="float" office:value="1" calcext:value-type="float">
            <text:p>1</text:p>
          </table:table-cell>
          <table:table-cell table:formula="of:=FLOOR([.A224];7*24*60*60)" office:value-type="float" office:value="1553731200" calcext:value-type="float">
            <text:p>1553731200</text:p>
          </table:table-cell>
          <table:table-cell table:number-columns-repeated="3"/>
        </table:table-row>
        <table:table-row table:style-name="ro1">
          <table:table-cell office:value-type="float" office:value="1554417451" calcext:value-type="float">
            <text:p>1554417451</text:p>
          </table:table-cell>
          <table:table-cell office:value-type="string" calcext:value-type="string">
            <text:p>2019-04-04</text:p>
          </table:table-cell>
          <table:table-cell office:value-type="string" calcext:value-type="string">
            <text:p>22:37:31</text:p>
          </table:table-cell>
          <table:table-cell office:value-type="float" office:value="570227" calcext:value-type="float">
            <text:p>570227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eba768cc68e4e3eba38f19207f2e998bb0839eb2b0fdf2593af7ca984393022a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FLOOR([.A225];7*24*60*60)" office:value-type="float" office:value="1554336000" calcext:value-type="float">
            <text:p>1554336000</text:p>
          </table:table-cell>
          <table:table-cell table:number-columns-repeated="3"/>
        </table:table-row>
        <table:table-row table:style-name="ro1">
          <table:table-cell office:value-type="float" office:value="1554866303" calcext:value-type="float">
            <text:p>1554866303</text:p>
          </table:table-cell>
          <table:table-cell office:value-type="string" calcext:value-type="string">
            <text:p>2019-04-10</text:p>
          </table:table-cell>
          <table:table-cell office:value-type="string" calcext:value-type="string">
            <text:p>03:18:23</text:p>
          </table:table-cell>
          <table:table-cell office:value-type="float" office:value="570973" calcext:value-type="float">
            <text:p>57097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943b840c11d3d5a36f7da145503269a7ad4a698303944340720ac69e1d299e8f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FLOOR([.A226];7*24*60*60)" office:value-type="float" office:value="1554336000" calcext:value-type="float">
            <text:p>1554336000</text:p>
          </table:table-cell>
          <table:table-cell table:number-columns-repeated="3"/>
        </table:table-row>
        <table:table-row table:style-name="ro1">
          <table:table-cell office:value-type="float" office:value="1554998413" calcext:value-type="float">
            <text:p>1554998413</text:p>
          </table:table-cell>
          <table:table-cell office:value-type="string" calcext:value-type="string">
            <text:p>2019-04-11</text:p>
          </table:table-cell>
          <table:table-cell office:value-type="string" calcext:value-type="string">
            <text:p>16:00:13</text:p>
          </table:table-cell>
          <table:table-cell office:value-type="float" office:value="571205" calcext:value-type="float">
            <text:p>571205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3c28e78eb67071b1fe015b80a94eede34e9752d40db6392a7af4fc11398e68d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27];7*24*60*60)" office:value-type="float" office:value="1554940800" calcext:value-type="float">
            <text:p>1554940800</text:p>
          </table:table-cell>
          <table:table-cell table:number-columns-repeated="3"/>
        </table:table-row>
        <table:table-row table:style-name="ro1">
          <table:table-cell office:value-type="float" office:value="1555375236" calcext:value-type="float">
            <text:p>1555375236</text:p>
          </table:table-cell>
          <table:table-cell office:value-type="string" calcext:value-type="string">
            <text:p>2019-04-16</text:p>
          </table:table-cell>
          <table:table-cell office:value-type="string" calcext:value-type="string">
            <text:p>00:40:36</text:p>
          </table:table-cell>
          <table:table-cell office:value-type="float" office:value="571813" calcext:value-type="float">
            <text:p>57181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7bec8455e0c9060e4ee6653ab20acb95d3b5f5a2d624f855948aeccaac0b57c3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FLOOR([.A228];7*24*60*60)" office:value-type="float" office:value="1554940800" calcext:value-type="float">
            <text:p>1554940800</text:p>
          </table:table-cell>
          <table:table-cell table:number-columns-repeated="3"/>
        </table:table-row>
        <table:table-row table:style-name="ro1">
          <table:table-cell office:value-type="float" office:value="1555397344" calcext:value-type="float">
            <text:p>1555397344</text:p>
          </table:table-cell>
          <table:table-cell office:value-type="string" calcext:value-type="string">
            <text:p>2019-04-16</text:p>
          </table:table-cell>
          <table:table-cell office:value-type="string" calcext:value-type="string">
            <text:p>06:49:04</text:p>
          </table:table-cell>
          <table:table-cell office:value-type="float" office:value="571847" calcext:value-type="float">
            <text:p>571847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d1b682f9ec0e990b349cc7f5d37062dd56720dd882c9acffc6c8ecfa2b4773dc</text:p>
          </table:table-cell>
          <table:table-cell office:value-type="float" office:value="144" calcext:value-type="float">
            <text:p>144</text:p>
          </table:table-cell>
          <table:table-cell office:value-type="float" office:value="607" calcext:value-type="float">
            <text:p>607</text:p>
          </table:table-cell>
          <table:table-cell table:formula="of:=FLOOR([.A229];7*24*60*60)" office:value-type="float" office:value="1554940800" calcext:value-type="float">
            <text:p>1554940800</text:p>
          </table:table-cell>
          <table:table-cell table:number-columns-repeated="3"/>
        </table:table-row>
        <table:table-row table:style-name="ro1">
          <table:table-cell office:value-type="float" office:value="1555518558" calcext:value-type="float">
            <text:p>1555518558</text:p>
          </table:table-cell>
          <table:table-cell office:value-type="string" calcext:value-type="string">
            <text:p>2019-04-17</text:p>
          </table:table-cell>
          <table:table-cell office:value-type="string" calcext:value-type="string">
            <text:p>16:29:18</text:p>
          </table:table-cell>
          <table:table-cell office:value-type="float" office:value="572043" calcext:value-type="float">
            <text:p>57204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e8e2e516bd97e4f9ae52733946e5e9690826f49fa6ce353c7822f3644422e285</text:p>
          </table:table-cell>
          <table:table-cell office:value-type="float" office:value="144" calcext:value-type="float">
            <text:p>144</text:p>
          </table:table-cell>
          <table:table-cell office:value-type="float" office:value="317" calcext:value-type="float">
            <text:p>317</text:p>
          </table:table-cell>
          <table:table-cell table:formula="of:=FLOOR([.A230];7*24*60*60)" office:value-type="float" office:value="1554940800" calcext:value-type="float">
            <text:p>1554940800</text:p>
          </table:table-cell>
          <table:table-cell table:number-columns-repeated="3"/>
        </table:table-row>
        <table:table-row table:style-name="ro1">
          <table:table-cell office:value-type="float" office:value="1555690151" calcext:value-type="float">
            <text:p>1555690151</text:p>
          </table:table-cell>
          <table:table-cell office:value-type="string" calcext:value-type="string">
            <text:p>2019-04-19</text:p>
          </table:table-cell>
          <table:table-cell office:value-type="string" calcext:value-type="string">
            <text:p>16:09:11</text:p>
          </table:table-cell>
          <table:table-cell office:value-type="float" office:value="572338" calcext:value-type="float">
            <text:p>572338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2097ea111b6e1a3791aaa3aab16fdb0734b795eb170db0b2a77bb666e6e45b7e</text:p>
          </table:table-cell>
          <table:table-cell office:value-type="float" office:value="144" calcext:value-type="float">
            <text:p>144</text:p>
          </table:table-cell>
          <table:table-cell office:value-type="float" office:value="33" calcext:value-type="float">
            <text:p>33</text:p>
          </table:table-cell>
          <table:table-cell table:formula="of:=FLOOR([.A231];7*24*60*60)" office:value-type="float" office:value="1555545600" calcext:value-type="float">
            <text:p>1555545600</text:p>
          </table:table-cell>
          <table:table-cell table:number-columns-repeated="3"/>
        </table:table-row>
        <table:table-row table:style-name="ro1">
          <table:table-cell office:value-type="float" office:value="1555953576" calcext:value-type="float">
            <text:p>1555953576</text:p>
          </table:table-cell>
          <table:table-cell office:value-type="string" calcext:value-type="string">
            <text:p>2019-04-22</text:p>
          </table:table-cell>
          <table:table-cell office:value-type="string" calcext:value-type="string">
            <text:p>17:19:36</text:p>
          </table:table-cell>
          <table:table-cell office:value-type="float" office:value="572786" calcext:value-type="float">
            <text:p>572786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dba60cf746a7acc5ca66133b6dbb7ea8a50be9b38bbf9c4e5b42f9d39f4ed395</text:p>
          </table:table-cell>
          <table:table-cell office:value-type="float" office:value="144" calcext:value-type="float">
            <text:p>144</text:p>
          </table:table-cell>
          <table:table-cell office:value-type="float" office:value="1060" calcext:value-type="float">
            <text:p>1060</text:p>
          </table:table-cell>
          <table:table-cell table:formula="of:=FLOOR([.A232];7*24*60*60)" office:value-type="float" office:value="1555545600" calcext:value-type="float">
            <text:p>1555545600</text:p>
          </table:table-cell>
          <table:table-cell table:number-columns-repeated="3"/>
        </table:table-row>
        <table:table-row table:style-name="ro1">
          <table:table-cell office:value-type="float" office:value="1556311391" calcext:value-type="float">
            <text:p>1556311391</text:p>
          </table:table-cell>
          <table:table-cell office:value-type="string" calcext:value-type="string">
            <text:p>2019-04-26</text:p>
          </table:table-cell>
          <table:table-cell office:value-type="string" calcext:value-type="string">
            <text:p>20:43:11</text:p>
          </table:table-cell>
          <table:table-cell office:value-type="float" office:value="573372" calcext:value-type="float">
            <text:p>57337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e0d0a234fe4c88840f90c222215bdd3ff61b1d1d659794d683312809d46eb77f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33];7*24*60*60)" office:value-type="float" office:value="1556150400" calcext:value-type="float">
            <text:p>1556150400</text:p>
          </table:table-cell>
          <table:table-cell table:number-columns-repeated="3"/>
        </table:table-row>
        <table:table-row table:style-name="ro1">
          <table:table-cell office:value-type="float" office:value="1556571726" calcext:value-type="float">
            <text:p>1556571726</text:p>
          </table:table-cell>
          <table:table-cell office:value-type="string" calcext:value-type="string">
            <text:p>2019-04-29</text:p>
          </table:table-cell>
          <table:table-cell office:value-type="string" calcext:value-type="string">
            <text:p>21:02:06</text:p>
          </table:table-cell>
          <table:table-cell office:value-type="float" office:value="573831" calcext:value-type="float">
            <text:p>57383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fbac130f0a8216a1456e2f4d0a1bf77842263c1a05e157b7ae1da8de8931890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34];7*24*60*60)" office:value-type="float" office:value="1556150400" calcext:value-type="float">
            <text:p>1556150400</text:p>
          </table:table-cell>
          <table:table-cell table:number-columns-repeated="3"/>
        </table:table-row>
      </table:table>
      <table:table table:name="Graph" table:style-name="ta1">
        <table:shapes>
          <draw:frame draw:z-index="0" draw:style-name="gr1" draw:text-style-name="P1" svg:width="891.81pt" svg:height="501.62pt" svg:x="0.03pt" svg:y="0pt">
            <draw:object draw:notify-on-update-of-ranges="remedy.K1:remedy.K68 remedy.L1:remedy.L6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07T14:28:14.248643218</dc:date>
    <meta:editing-duration>PT4M56S</meta:editing-duration>
    <meta:editing-cycles>1</meta:editing-cycles>
    <meta:generator>LibreOffice/6.1.5.2$Linux_X86_64 LibreOffice_project/10$Build-2</meta:generator>
    <meta:document-statistic meta:table-count="2" meta:cell-count="231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462cm" svg:height="17.697cm" xlink:href=".." xlink:type="simple" chart:class="chart:line" chart:style-name="ch1">
        <chart:title svg:x="11.692cm" svg:y="0.489cm" chart:style-name="ch2">
          <text:p>Breach Remedy Transactions per Week</text:p>
        </chart:title>
        <chart:plot-area chart:style-name="ch3" table:cell-range-address="remedy.K1:remedy.L68" chart:data-source-has-labels="column" svg:x="0.629cm" svg:y="1.621cm" svg:width="30.204cm" svg:height="15.723cm">
          <chartooo:coordinate-region svg:x="1.26cm" svg:y="1.82cm" svg:width="29.573cm" svg:height="14.877cm"/>
          <chart:axis chart:dimension="x" chart:name="primary-x" chart:style-name="ch4" chartooo:axis-type="auto">
            <chartooo:date-scale/>
            <chart:categories table:cell-range-address="remedy.K1:remedy.K6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medy.L1:remedy.L68" chart:class="chart:line">
            <chart:data-point chart:repeated="6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float" office:value="43118">
                <text:p>43118</text:p>
                <draw:g>
                  <svg:desc>remedy.K1:remedy.K68</svg:desc>
                </draw:g>
              </table:table-cell>
              <table:table-cell office:value-type="float" office:value="1">
                <text:p>1</text:p>
                <draw:g>
                  <svg:desc>remedy.L1:remedy.L68</svg:desc>
                </draw:g>
              </table:table-cell>
            </table:table-row>
            <table:table-row>
              <table:table-cell office:value-type="float" office:value="43125">
                <text:p>431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132">
                <text:p>431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139">
                <text:p>43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46">
                <text:p>431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153">
                <text:p>431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160">
                <text:p>431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167">
                <text:p>431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174">
                <text:p>431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181">
                <text:p>4318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3188">
                <text:p>431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195">
                <text:p>43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202">
                <text:p>43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209">
                <text:p>43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216">
                <text:p>43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223">
                <text:p>432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230">
                <text:p>43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237">
                <text:p>43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244">
                <text:p>43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251">
                <text:p>432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258">
                <text:p>432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265">
                <text:p>43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272">
                <text:p>43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279">
                <text:p>432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286">
                <text:p>43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293">
                <text:p>432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300">
                <text:p>433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307">
                <text:p>433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314">
                <text:p>43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321">
                <text:p>433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328">
                <text:p>433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335">
                <text:p>433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342">
                <text:p>433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349">
                <text:p>433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356">
                <text:p>4335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363">
                <text:p>433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370">
                <text:p>433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377">
                <text:p>433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384">
                <text:p>43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391">
                <text:p>433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398">
                <text:p>433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405">
                <text:p>43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412">
                <text:p>434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419">
                <text:p>43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426">
                <text:p>43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433">
                <text:p>434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440">
                <text:p>434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447">
                <text:p>43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454">
                <text:p>434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461">
                <text:p>434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468">
                <text:p>434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475">
                <text:p>434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482">
                <text:p>4348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489">
                <text:p>434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496">
                <text:p>434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503">
                <text:p>4350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510">
                <text:p>435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517">
                <text:p>435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524">
                <text:p>435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531">
                <text:p>4353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538">
                <text:p>435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545">
                <text:p>435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552">
                <text:p>435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559">
                <text:p>435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566">
                <text:p>435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573">
                <text:p>435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580">
                <text:p>435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587">
                <text:p>4358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